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874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97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Thr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0378">
            <text:p>0.130378</text:p>
          </table:table-cell>
          <table:table-cell office:value-type="float" office:value="0.145734">
            <text:p>0.145734</text:p>
          </table:table-cell>
          <table:table-cell office:value-type="float" office:value="0.156098">
            <text:p>0.156098</text:p>
          </table:table-cell>
          <table:table-cell office:value-type="float" office:value="0.163094">
            <text:p>0.163094</text:p>
          </table:table-cell>
          <table:table-cell office:value-type="float" office:value="0.165716">
            <text:p>0.165716</text:p>
          </table:table-cell>
          <table:table-cell office:value-type="float" office:value="0.169826">
            <text:p>0.169826</text:p>
          </table:table-cell>
          <table:table-cell office:value-type="float" office:value="0.172962">
            <text:p>0.172962</text:p>
          </table:table-cell>
          <table:table-cell office:value-type="float" office:value="0.175027">
            <text:p>0.175027</text:p>
          </table:table-cell>
          <table:table-cell office:value-type="float" office:value="0.176558">
            <text:p>0.176558</text:p>
          </table:table-cell>
          <table:table-cell office:value-type="float" office:value="0.177591">
            <text:p>0.177591</text:p>
          </table:table-cell>
          <table:table-cell office:value-type="float" office:value="0.175528">
            <text:p>0.175528</text:p>
          </table:table-cell>
          <table:table-cell office:value-type="float" office:value="0.169886">
            <text:p>0.169886</text:p>
          </table:table-cell>
          <table:table-cell office:value-type="float" office:value="0.158034">
            <text:p>0.158034</text:p>
          </table:table-cell>
          <table:table-cell table:number-columns-repeated="2"/>
        </table:table-row>
        <table:table-row table:style-name="ro1">
          <table:table-cell office:value-type="float" office:value="0.0675">
            <text:p>0.0675</text:p>
          </table:table-cell>
          <table:table-cell office:value-type="float" office:value="0.121772">
            <text:p>0.121772</text:p>
          </table:table-cell>
          <table:table-cell office:value-type="float" office:value="0.139155">
            <text:p>0.139155</text:p>
          </table:table-cell>
          <table:table-cell office:value-type="float" office:value="0.152435">
            <text:p>0.152435</text:p>
          </table:table-cell>
          <table:table-cell office:value-type="float" office:value="0.161395">
            <text:p>0.161395</text:p>
          </table:table-cell>
          <table:table-cell office:value-type="float" office:value="0.165074">
            <text:p>0.165074</text:p>
          </table:table-cell>
          <table:table-cell office:value-type="float" office:value="0.169283">
            <text:p>0.169283</text:p>
          </table:table-cell>
          <table:table-cell office:value-type="float" office:value="0.17286">
            <text:p>0.17286</text:p>
          </table:table-cell>
          <table:table-cell office:value-type="float" office:value="0.174928">
            <text:p>0.174928</text:p>
          </table:table-cell>
          <table:table-cell office:value-type="float" office:value="0.176225">
            <text:p>0.176225</text:p>
          </table:table-cell>
          <table:table-cell office:value-type="float" office:value="0.177265">
            <text:p>0.177265</text:p>
          </table:table-cell>
          <table:table-cell office:value-type="float" office:value="0.175245">
            <text:p>0.175245</text:p>
          </table:table-cell>
          <table:table-cell office:value-type="float" office:value="0.170589">
            <text:p>0.170589</text:p>
          </table:table-cell>
          <table:table-cell office:value-type="float" office:value="0.158969">
            <text:p>0.158969</text:p>
          </table:table-cell>
          <table:table-cell table:number-columns-repeated="2"/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0.109802">
            <text:p>0.109802</text:p>
          </table:table-cell>
          <table:table-cell office:value-type="float" office:value="0.129447">
            <text:p>0.129447</text:p>
          </table:table-cell>
          <table:table-cell office:value-type="float" office:value="0.146403">
            <text:p>0.146403</text:p>
          </table:table-cell>
          <table:table-cell office:value-type="float" office:value="0.158091">
            <text:p>0.158091</text:p>
          </table:table-cell>
          <table:table-cell office:value-type="float" office:value="0.163172">
            <text:p>0.163172</text:p>
          </table:table-cell>
          <table:table-cell office:value-type="float" office:value="0.16808">
            <text:p>0.16808</text:p>
          </table:table-cell>
          <table:table-cell office:value-type="float" office:value="0.171731">
            <text:p>0.171731</text:p>
          </table:table-cell>
          <table:table-cell office:value-type="float" office:value="0.173801">
            <text:p>0.173801</text:p>
          </table:table-cell>
          <table:table-cell office:value-type="float" office:value="0.175774">
            <text:p>0.175774</text:p>
          </table:table-cell>
          <table:table-cell office:value-type="float" office:value="0.176893">
            <text:p>0.176893</text:p>
          </table:table-cell>
          <table:table-cell office:value-type="float" office:value="0.174962">
            <text:p>0.174962</text:p>
          </table:table-cell>
          <table:table-cell office:value-type="float" office:value="0.171244">
            <text:p>0.171244</text:p>
          </table:table-cell>
          <table:table-cell office:value-type="float" office:value="0.159903">
            <text:p>0.159903</text:p>
          </table:table-cell>
          <table:table-cell table:number-columns-repeated="2"/>
        </table:table-row>
        <table:table-row table:style-name="ro1">
          <table:table-cell office:value-type="float" office:value="0.2025">
            <text:p>0.2025</text:p>
          </table:table-cell>
          <table:table-cell office:value-type="float" office:value="0.0929529">
            <text:p>0.0929529</text:p>
          </table:table-cell>
          <table:table-cell office:value-type="float" office:value="0.117585">
            <text:p>0.117585</text:p>
          </table:table-cell>
          <table:table-cell office:value-type="float" office:value="0.13728">
            <text:p>0.13728</text:p>
          </table:table-cell>
          <table:table-cell office:value-type="float" office:value="0.1526">
            <text:p>0.1526</text:p>
          </table:table-cell>
          <table:table-cell office:value-type="float" office:value="0.160091">
            <text:p>0.160091</text:p>
          </table:table-cell>
          <table:table-cell office:value-type="float" office:value="0.165666">
            <text:p>0.165666</text:p>
          </table:table-cell>
          <table:table-cell office:value-type="float" office:value="0.170039">
            <text:p>0.170039</text:p>
          </table:table-cell>
          <table:table-cell office:value-type="float" office:value="0.17214">
            <text:p>0.17214</text:p>
          </table:table-cell>
          <table:table-cell office:value-type="float" office:value="0.173958">
            <text:p>0.173958</text:p>
          </table:table-cell>
          <table:table-cell office:value-type="float" office:value="0.174776">
            <text:p>0.174776</text:p>
          </table:table-cell>
          <table:table-cell office:value-type="float" office:value="0.173637">
            <text:p>0.173637</text:p>
          </table:table-cell>
          <table:table-cell office:value-type="float" office:value="0.170513">
            <text:p>0.170513</text:p>
          </table:table-cell>
          <table:table-cell office:value-type="float" office:value="0.160098">
            <text:p>0.160098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726337">
            <text:p>0.0726337</text:p>
          </table:table-cell>
          <table:table-cell office:value-type="float" office:value="0.100762">
            <text:p>0.100762</text:p>
          </table:table-cell>
          <table:table-cell office:value-type="float" office:value="0.126466">
            <text:p>0.126466</text:p>
          </table:table-cell>
          <table:table-cell office:value-type="float" office:value="0.143975">
            <text:p>0.143975</text:p>
          </table:table-cell>
          <table:table-cell office:value-type="float" office:value="0.155765">
            <text:p>0.155765</text:p>
          </table:table-cell>
          <table:table-cell office:value-type="float" office:value="0.163143">
            <text:p>0.163143</text:p>
          </table:table-cell>
          <table:table-cell office:value-type="float" office:value="0.166826">
            <text:p>0.166826</text:p>
          </table:table-cell>
          <table:table-cell office:value-type="float" office:value="0.169695">
            <text:p>0.169695</text:p>
          </table:table-cell>
          <table:table-cell office:value-type="float" office:value="0.171712">
            <text:p>0.171712</text:p>
          </table:table-cell>
          <table:table-cell office:value-type="float" office:value="0.172344">
            <text:p>0.172344</text:p>
          </table:table-cell>
          <table:table-cell office:value-type="float" office:value="0.171643">
            <text:p>0.171643</text:p>
          </table:table-cell>
          <table:table-cell office:value-type="float" office:value="0.169858">
            <text:p>0.169858</text:p>
          </table:table-cell>
          <table:table-cell office:value-type="float" office:value="0.160261">
            <text:p>0.160261</text:p>
          </table:table-cell>
          <table:table-cell table:number-columns-repeated="2"/>
        </table:table-row>
        <table:table-row table:style-name="ro1">
          <table:table-cell office:value-type="float" office:value="0.3375">
            <text:p>0.3375</text:p>
          </table:table-cell>
          <table:table-cell office:value-type="float" office:value="0.0523144">
            <text:p>0.0523144</text:p>
          </table:table-cell>
          <table:table-cell office:value-type="float" office:value="0.0804429">
            <text:p>0.0804429</text:p>
          </table:table-cell>
          <table:table-cell office:value-type="float" office:value="0.110707">
            <text:p>0.110707</text:p>
          </table:table-cell>
          <table:table-cell office:value-type="float" office:value="0.133256">
            <text:p>0.133256</text:p>
          </table:table-cell>
          <table:table-cell office:value-type="float" office:value="0.150242">
            <text:p>0.150242</text:p>
          </table:table-cell>
          <table:table-cell office:value-type="float" office:value="0.158595">
            <text:p>0.158595</text:p>
          </table:table-cell>
          <table:table-cell office:value-type="float" office:value="0.163286">
            <text:p>0.163286</text:p>
          </table:table-cell>
          <table:table-cell office:value-type="float" office:value="0.166499">
            <text:p>0.166499</text:p>
          </table:table-cell>
          <table:table-cell office:value-type="float" office:value="0.168466">
            <text:p>0.168466</text:p>
          </table:table-cell>
          <table:table-cell office:value-type="float" office:value="0.169471">
            <text:p>0.169471</text:p>
          </table:table-cell>
          <table:table-cell office:value-type="float" office:value="0.168849">
            <text:p>0.168849</text:p>
          </table:table-cell>
          <table:table-cell office:value-type="float" office:value="0.168473">
            <text:p>0.168473</text:p>
          </table:table-cell>
          <table:table-cell office:value-type="float" office:value="0.159928">
            <text:p>0.159928</text:p>
          </table:table-cell>
          <table:table-cell table:number-columns-repeated="2"/>
        </table:table-row>
        <table:table-row table:style-name="ro1">
          <table:table-cell office:value-type="float" office:value="0.405">
            <text:p>0.405</text:p>
          </table:table-cell>
          <table:table-cell office:value-type="float" office:value="0.0263803">
            <text:p>0.0263803</text:p>
          </table:table-cell>
          <table:table-cell office:value-type="float" office:value="0.0598896">
            <text:p>0.0598896</text:p>
          </table:table-cell>
          <table:table-cell office:value-type="float" office:value="0.0909348">
            <text:p>0.0909348</text:p>
          </table:table-cell>
          <table:table-cell office:value-type="float" office:value="0.119067">
            <text:p>0.119067</text:p>
          </table:table-cell>
          <table:table-cell office:value-type="float" office:value="0.140993">
            <text:p>0.140993</text:p>
          </table:table-cell>
          <table:table-cell office:value-type="float" office:value="0.152313">
            <text:p>0.152313</text:p>
          </table:table-cell>
          <table:table-cell office:value-type="float" office:value="0.158721">
            <text:p>0.158721</text:p>
          </table:table-cell>
          <table:table-cell office:value-type="float" office:value="0.162931">
            <text:p>0.162931</text:p>
          </table:table-cell>
          <table:table-cell office:value-type="float" office:value="0.165219">
            <text:p>0.165219</text:p>
          </table:table-cell>
          <table:table-cell office:value-type="float" office:value="0.165817">
            <text:p>0.165817</text:p>
          </table:table-cell>
          <table:table-cell office:value-type="float" office:value="0.165754">
            <text:p>0.165754</text:p>
          </table:table-cell>
          <table:table-cell office:value-type="float" office:value="0.165929">
            <text:p>0.165929</text:p>
          </table:table-cell>
          <table:table-cell office:value-type="float" office:value="0.159612">
            <text:p>0.159612</text:p>
          </table:table-cell>
          <table:table-cell table:number-columns-repeated="2"/>
        </table:table-row>
        <table:table-row table:style-name="ro1">
          <table:table-cell office:value-type="float" office:value="0.4725">
            <text:p>0.4725</text:p>
          </table:table-cell>
          <table:table-cell office:value-type="float" office:value="-0.00224543">
            <text:p>-0.00224543</text:p>
          </table:table-cell>
          <table:table-cell office:value-type="float" office:value="0.0369244">
            <text:p>0.0369244</text:p>
          </table:table-cell>
          <table:table-cell office:value-type="float" office:value="0.0709005">
            <text:p>0.0709005</text:p>
          </table:table-cell>
          <table:table-cell office:value-type="float" office:value="0.100757">
            <text:p>0.100757</text:p>
          </table:table-cell>
          <table:table-cell office:value-type="float" office:value="0.128036">
            <text:p>0.128036</text:p>
          </table:table-cell>
          <table:table-cell office:value-type="float" office:value="0.14416">
            <text:p>0.14416</text:p>
          </table:table-cell>
          <table:table-cell office:value-type="float" office:value="0.15282">
            <text:p>0.15282</text:p>
          </table:table-cell>
          <table:table-cell office:value-type="float" office:value="0.1579">
            <text:p>0.1579</text:p>
          </table:table-cell>
          <table:table-cell office:value-type="float" office:value="0.161969">
            <text:p>0.161969</text:p>
          </table:table-cell>
          <table:table-cell office:value-type="float" office:value="0.162164">
            <text:p>0.162164</text:p>
          </table:table-cell>
          <table:table-cell office:value-type="float" office:value="0.164489">
            <text:p>0.164489</text:p>
          </table:table-cell>
          <table:table-cell office:value-type="float" office:value="0.162409">
            <text:p>0.162409</text:p>
          </table:table-cell>
          <table:table-cell office:value-type="float" office:value="0.159492">
            <text:p>0.159492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-0.0308711">
            <text:p>-0.0308711</text:p>
          </table:table-cell>
          <table:table-cell office:value-type="float" office:value="0.00810481">
            <text:p>0.00810481</text:p>
          </table:table-cell>
          <table:table-cell office:value-type="float" office:value="0.0477791">
            <text:p>0.0477791</text:p>
          </table:table-cell>
          <table:table-cell office:value-type="float" office:value="0.0785656">
            <text:p>0.0785656</text:p>
          </table:table-cell>
          <table:table-cell office:value-type="float" office:value="0.110208">
            <text:p>0.110208</text:p>
          </table:table-cell>
          <table:table-cell office:value-type="float" office:value="0.132771">
            <text:p>0.132771</text:p>
          </table:table-cell>
          <table:table-cell office:value-type="float" office:value="0.145707">
            <text:p>0.145707</text:p>
          </table:table-cell>
          <table:table-cell office:value-type="float" office:value="0.152763">
            <text:p>0.152763</text:p>
          </table:table-cell>
          <table:table-cell office:value-type="float" office:value="0.158644">
            <text:p>0.158644</text:p>
          </table:table-cell>
          <table:table-cell office:value-type="float" office:value="0.158464">
            <text:p>0.158464</text:p>
          </table:table-cell>
          <table:table-cell office:value-type="float" office:value="0.160926">
            <text:p>0.160926</text:p>
          </table:table-cell>
          <table:table-cell office:value-type="float" office:value="0.15855">
            <text:p>0.15855</text:p>
          </table:table-cell>
          <table:table-cell office:value-type="float" office:value="0.156535">
            <text:p>0.156535</text:p>
          </table:table-cell>
          <table:table-cell table:number-columns-repeated="2"/>
        </table:table-row>
        <table:table-row table:style-name="ro1">
          <table:table-cell office:value-type="float" office:value="0.6075">
            <text:p>0.6075</text:p>
          </table:table-cell>
          <table:table-cell office:value-type="float" office:value="-0.0594968">
            <text:p>-0.0594968</text:p>
          </table:table-cell>
          <table:table-cell office:value-type="float" office:value="-0.0207148">
            <text:p>-0.0207148</text:p>
          </table:table-cell>
          <table:table-cell office:value-type="float" office:value="0.0219445">
            <text:p>0.0219445</text:p>
          </table:table-cell>
          <table:table-cell office:value-type="float" office:value="0.0561613">
            <text:p>0.0561613</text:p>
          </table:table-cell>
          <table:table-cell office:value-type="float" office:value="0.0895167">
            <text:p>0.0895167</text:p>
          </table:table-cell>
          <table:table-cell office:value-type="float" office:value="0.119224">
            <text:p>0.119224</text:p>
          </table:table-cell>
          <table:table-cell office:value-type="float" office:value="0.136069">
            <text:p>0.136069</text:p>
          </table:table-cell>
          <table:table-cell office:value-type="float" office:value="0.146317">
            <text:p>0.146317</text:p>
          </table:table-cell>
          <table:table-cell office:value-type="float" office:value="0.154314">
            <text:p>0.154314</text:p>
          </table:table-cell>
          <table:table-cell office:value-type="float" office:value="0.154744">
            <text:p>0.154744</text:p>
          </table:table-cell>
          <table:table-cell office:value-type="float" office:value="0.155895">
            <text:p>0.155895</text:p>
          </table:table-cell>
          <table:table-cell office:value-type="float" office:value="0.155364">
            <text:p>0.155364</text:p>
          </table:table-cell>
          <table:table-cell office:value-type="float" office:value="0.152646">
            <text:p>0.152646</text:p>
          </table:table-cell>
          <table:table-cell table:number-columns-repeated="2"/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-0.0881225">
            <text:p>-0.0881225</text:p>
          </table:table-cell>
          <table:table-cell office:value-type="float" office:value="-0.0495343">
            <text:p>-0.0495343</text:p>
          </table:table-cell>
          <table:table-cell office:value-type="float" office:value="-0.0114055">
            <text:p>-0.0114055</text:p>
          </table:table-cell>
          <table:table-cell office:value-type="float" office:value="0.0303628">
            <text:p>0.0303628</text:p>
          </table:table-cell>
          <table:table-cell office:value-type="float" office:value="0.0669219">
            <text:p>0.0669219</text:p>
          </table:table-cell>
          <table:table-cell office:value-type="float" office:value="0.100373">
            <text:p>0.100373</text:p>
          </table:table-cell>
          <table:table-cell office:value-type="float" office:value="0.124846">
            <text:p>0.124846</text:p>
          </table:table-cell>
          <table:table-cell office:value-type="float" office:value="0.138684">
            <text:p>0.138684</text:p>
          </table:table-cell>
          <table:table-cell office:value-type="float" office:value="0.148823">
            <text:p>0.148823</text:p>
          </table:table-cell>
          <table:table-cell office:value-type="float" office:value="0.152019">
            <text:p>0.152019</text:p>
          </table:table-cell>
          <table:table-cell office:value-type="float" office:value="0.150864">
            <text:p>0.150864</text:p>
          </table:table-cell>
          <table:table-cell office:value-type="float" office:value="0.152183">
            <text:p>0.152183</text:p>
          </table:table-cell>
          <table:table-cell office:value-type="float" office:value="0.152194">
            <text:p>0.152194</text:p>
          </table:table-cell>
          <table:table-cell table:number-columns-repeated="2"/>
        </table:table-row>
        <table:table-row table:style-name="ro1">
          <table:table-cell office:value-type="float" office:value="0.7425">
            <text:p>0.7425</text:p>
          </table:table-cell>
          <table:table-cell office:value-type="float" office:value="-0.116748">
            <text:p>-0.116748</text:p>
          </table:table-cell>
          <table:table-cell office:value-type="float" office:value="-0.0783539">
            <text:p>-0.0783539</text:p>
          </table:table-cell>
          <table:table-cell office:value-type="float" office:value="-0.0447555">
            <text:p>-0.0447555</text:p>
          </table:table-cell>
          <table:table-cell office:value-type="float" office:value="0.00456431">
            <text:p>0.00456431</text:p>
          </table:table-cell>
          <table:table-cell office:value-type="float" office:value="0.0432458">
            <text:p>0.0432458</text:p>
          </table:table-cell>
          <table:table-cell office:value-type="float" office:value="0.0773053">
            <text:p>0.0773053</text:p>
          </table:table-cell>
          <table:table-cell office:value-type="float" office:value="0.108671">
            <text:p>0.108671</text:p>
          </table:table-cell>
          <table:table-cell office:value-type="float" office:value="0.128866">
            <text:p>0.128866</text:p>
          </table:table-cell>
          <table:table-cell office:value-type="float" office:value="0.141306">
            <text:p>0.141306</text:p>
          </table:table-cell>
          <table:table-cell office:value-type="float" office:value="0.149687">
            <text:p>0.149687</text:p>
          </table:table-cell>
          <table:table-cell office:value-type="float" office:value="0.14798">
            <text:p>0.14798</text:p>
          </table:table-cell>
          <table:table-cell office:value-type="float" office:value="0.148962">
            <text:p>0.148962</text:p>
          </table:table-cell>
          <table:table-cell office:value-type="float" office:value="0.148792">
            <text:p>0.148792</text:p>
          </table:table-cell>
          <table:table-cell table:number-columns-repeated="2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-0.145374">
            <text:p>-0.145374</text:p>
          </table:table-cell>
          <table:table-cell office:value-type="float" office:value="-0.107173">
            <text:p>-0.107173</text:p>
          </table:table-cell>
          <table:table-cell office:value-type="float" office:value="-0.0781054">
            <text:p>-0.0781054</text:p>
          </table:table-cell>
          <table:table-cell office:value-type="float" office:value="-0.0212342">
            <text:p>-0.0212342</text:p>
          </table:table-cell>
          <table:table-cell office:value-type="float" office:value="0.016887">
            <text:p>0.016887</text:p>
          </table:table-cell>
          <table:table-cell office:value-type="float" office:value="0.0540201">
            <text:p>0.0540201</text:p>
          </table:table-cell>
          <table:table-cell office:value-type="float" office:value="0.0878174">
            <text:p>0.0878174</text:p>
          </table:table-cell>
          <table:table-cell office:value-type="float" office:value="0.115327">
            <text:p>0.115327</text:p>
          </table:table-cell>
          <table:table-cell office:value-type="float" office:value="0.132587">
            <text:p>0.132587</text:p>
          </table:table-cell>
          <table:table-cell office:value-type="float" office:value="0.14496">
            <text:p>0.14496</text:p>
          </table:table-cell>
          <table:table-cell office:value-type="float" office:value="0.14554">
            <text:p>0.14554</text:p>
          </table:table-cell>
          <table:table-cell office:value-type="float" office:value="0.145743">
            <text:p>0.145743</text:p>
          </table:table-cell>
          <table:table-cell office:value-type="float" office:value="0.145613">
            <text:p>0.145613</text:p>
          </table:table-cell>
          <table:table-cell table:number-columns-repeated="2"/>
        </table:table-row>
        <table:table-row table:style-name="ro1">
          <table:table-cell office:value-type="float" office:value="0.8775">
            <text:p>0.8775</text:p>
          </table:table-cell>
          <table:table-cell office:value-type="float" office:value="-0.174">
            <text:p>-0.174</text:p>
          </table:table-cell>
          <table:table-cell office:value-type="float" office:value="-0.135993">
            <text:p>-0.135993</text:p>
          </table:table-cell>
          <table:table-cell office:value-type="float" office:value="-0.111455">
            <text:p>-0.111455</text:p>
          </table:table-cell>
          <table:table-cell office:value-type="float" office:value="-0.0470326">
            <text:p>-0.0470326</text:p>
          </table:table-cell>
          <table:table-cell office:value-type="float" office:value="-0.00947186">
            <text:p>-0.00947186</text:p>
          </table:table-cell>
          <table:table-cell office:value-type="float" office:value="0.0279587">
            <text:p>0.0279587</text:p>
          </table:table-cell>
          <table:table-cell office:value-type="float" office:value="0.0666936">
            <text:p>0.0666936</text:p>
          </table:table-cell>
          <table:table-cell office:value-type="float" office:value="0.098852">
            <text:p>0.098852</text:p>
          </table:table-cell>
          <table:table-cell office:value-type="float" office:value="0.121831">
            <text:p>0.121831</text:p>
          </table:table-cell>
          <table:table-cell office:value-type="float" office:value="0.138181">
            <text:p>0.138181</text:p>
          </table:table-cell>
          <table:table-cell office:value-type="float" office:value="0.143104">
            <text:p>0.143104</text:p>
          </table:table-cell>
          <table:table-cell office:value-type="float" office:value="0.143266">
            <text:p>0.143266</text:p>
          </table:table-cell>
          <table:table-cell office:value-type="float" office:value="0.143069">
            <text:p>0.143069</text:p>
          </table:table-cell>
          <table:table-cell table:number-columns-repeated="2"/>
        </table:table-row>
        <table:table-row table:style-name="ro1">
          <table:table-cell office:value-type="float" office:value="0.945">
            <text:p>0.945</text:p>
          </table:table-cell>
          <table:table-cell office:value-type="float" office:value="-0.202625">
            <text:p>-0.202625</text:p>
          </table:table-cell>
          <table:table-cell office:value-type="float" office:value="-0.164813">
            <text:p>-0.164813</text:p>
          </table:table-cell>
          <table:table-cell office:value-type="float" office:value="-0.144805">
            <text:p>-0.144805</text:p>
          </table:table-cell>
          <table:table-cell office:value-type="float" office:value="-0.0728311">
            <text:p>-0.0728311</text:p>
          </table:table-cell>
          <table:table-cell office:value-type="float" office:value="-0.0358307">
            <text:p>-0.0358307</text:p>
          </table:table-cell>
          <table:table-cell office:value-type="float" office:value="0.00189733">
            <text:p>0.00189733</text:p>
          </table:table-cell>
          <table:table-cell office:value-type="float" office:value="0.0432423">
            <text:p>0.0432423</text:p>
          </table:table-cell>
          <table:table-cell office:value-type="float" office:value="0.078316">
            <text:p>0.078316</text:p>
          </table:table-cell>
          <table:table-cell office:value-type="float" office:value="0.108746">
            <text:p>0.108746</text:p>
          </table:table-cell>
          <table:table-cell office:value-type="float" office:value="0.130793">
            <text:p>0.130793</text:p>
          </table:table-cell>
          <table:table-cell office:value-type="float" office:value="0.140387">
            <text:p>0.140387</text:p>
          </table:table-cell>
          <table:table-cell office:value-type="float" office:value="0.140877">
            <text:p>0.140877</text:p>
          </table:table-cell>
          <table:table-cell office:value-type="float" office:value="0.140525">
            <text:p>0.140525</text:p>
          </table:table-cell>
          <table:table-cell table:number-columns-repeated="2"/>
        </table:table-row>
        <table:table-row table:style-name="ro1">
          <table:table-cell office:value-type="float" office:value="1.0125">
            <text:p>1.0125</text:p>
          </table:table-cell>
          <table:table-cell office:value-type="float" office:value="-0.231251">
            <text:p>-0.231251</text:p>
          </table:table-cell>
          <table:table-cell office:value-type="float" office:value="-0.193632">
            <text:p>-0.193632</text:p>
          </table:table-cell>
          <table:table-cell office:value-type="float" office:value="-0.178155">
            <text:p>-0.178155</text:p>
          </table:table-cell>
          <table:table-cell office:value-type="float" office:value="-0.0986296">
            <text:p>-0.0986296</text:p>
          </table:table-cell>
          <table:table-cell office:value-type="float" office:value="-0.0621895">
            <text:p>-0.0621895</text:p>
          </table:table-cell>
          <table:table-cell office:value-type="float" office:value="-0.0241641">
            <text:p>-0.0241641</text:p>
          </table:table-cell>
          <table:table-cell office:value-type="float" office:value="0.0165628">
            <text:p>0.0165628</text:p>
          </table:table-cell>
          <table:table-cell office:value-type="float" office:value="0.0577799">
            <text:p>0.0577799</text:p>
          </table:table-cell>
          <table:table-cell office:value-type="float" office:value="0.0924049">
            <text:p>0.0924049</text:p>
          </table:table-cell>
          <table:table-cell office:value-type="float" office:value="0.119815">
            <text:p>0.119815</text:p>
          </table:table-cell>
          <table:table-cell office:value-type="float" office:value="0.135389">
            <text:p>0.135389</text:p>
          </table:table-cell>
          <table:table-cell office:value-type="float" office:value="0.139584">
            <text:p>0.139584</text:p>
          </table:table-cell>
          <table:table-cell office:value-type="float" office:value="0.137981">
            <text:p>0.137981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259877">
            <text:p>-0.259877</text:p>
          </table:table-cell>
          <table:table-cell office:value-type="float" office:value="-0.222452">
            <text:p>-0.222452</text:p>
          </table:table-cell>
          <table:table-cell office:value-type="float" office:value="-0.211505">
            <text:p>-0.211505</text:p>
          </table:table-cell>
          <table:table-cell office:value-type="float" office:value="-0.124428">
            <text:p>-0.124428</text:p>
          </table:table-cell>
          <table:table-cell office:value-type="float" office:value="-0.0885484">
            <text:p>-0.0885484</text:p>
          </table:table-cell>
          <table:table-cell office:value-type="float" office:value="-0.0502255">
            <text:p>-0.0502255</text:p>
          </table:table-cell>
          <table:table-cell office:value-type="float" office:value="-0.0101166">
            <text:p>-0.0101166</text:p>
          </table:table-cell>
          <table:table-cell office:value-type="float" office:value="0.0342129">
            <text:p>0.0342129</text:p>
          </table:table-cell>
          <table:table-cell office:value-type="float" office:value="0.0734677">
            <text:p>0.0734677</text:p>
          </table:table-cell>
          <table:table-cell office:value-type="float" office:value="0.106525">
            <text:p>0.106525</text:p>
          </table:table-cell>
          <table:table-cell office:value-type="float" office:value="0.128674">
            <text:p>0.128674</text:p>
          </table:table-cell>
          <table:table-cell office:value-type="float" office:value="0.137528">
            <text:p>0.137528</text:p>
          </table:table-cell>
          <table:table-cell office:value-type="float" office:value="0.135641">
            <text:p>0.135641</text:p>
          </table:table-cell>
          <table:table-cell table:number-columns-repeated="2"/>
        </table:table-row>
        <table:table-row table:style-name="ro1">
          <table:table-cell office:value-type="float" office:value="1.1475">
            <text:p>1.1475</text:p>
          </table:table-cell>
          <table:table-cell office:value-type="float" office:value="-0.288502">
            <text:p>-0.288502</text:p>
          </table:table-cell>
          <table:table-cell office:value-type="float" office:value="-0.251271">
            <text:p>-0.251271</text:p>
          </table:table-cell>
          <table:table-cell office:value-type="float" office:value="-0.244855">
            <text:p>-0.244855</text:p>
          </table:table-cell>
          <table:table-cell office:value-type="float" office:value="-0.150227">
            <text:p>-0.150227</text:p>
          </table:table-cell>
          <table:table-cell office:value-type="float" office:value="-0.114907">
            <text:p>-0.114907</text:p>
          </table:table-cell>
          <table:table-cell office:value-type="float" office:value="-0.0762869">
            <text:p>-0.0762869</text:p>
          </table:table-cell>
          <table:table-cell office:value-type="float" office:value="-0.036796">
            <text:p>-0.036796</text:p>
          </table:table-cell>
          <table:table-cell office:value-type="float" office:value="0.00878957">
            <text:p>0.00878957</text:p>
          </table:table-cell>
          <table:table-cell office:value-type="float" office:value="0.0529471">
            <text:p>0.0529471</text:p>
          </table:table-cell>
          <table:table-cell office:value-type="float" office:value="0.0916001">
            <text:p>0.0916001</text:p>
          </table:table-cell>
          <table:table-cell office:value-type="float" office:value="0.12002">
            <text:p>0.12002</text:p>
          </table:table-cell>
          <table:table-cell office:value-type="float" office:value="0.136109">
            <text:p>0.136109</text:p>
          </table:table-cell>
          <table:table-cell office:value-type="float" office:value="0.135604">
            <text:p>0.135604</text:p>
          </table:table-cell>
          <table:table-cell table:number-columns-repeated="2"/>
        </table:table-row>
        <table:table-row table:style-name="ro1">
          <table:table-cell office:value-type="float" office:value="1.215">
            <text:p>1.215</text:p>
          </table:table-cell>
          <table:table-cell office:value-type="float" office:value="-0.317128">
            <text:p>-0.317128</text:p>
          </table:table-cell>
          <table:table-cell office:value-type="float" office:value="-0.280091">
            <text:p>-0.280091</text:p>
          </table:table-cell>
          <table:table-cell office:value-type="float" office:value="-0.278205">
            <text:p>-0.278205</text:p>
          </table:table-cell>
          <table:table-cell office:value-type="float" office:value="-0.176025">
            <text:p>-0.176025</text:p>
          </table:table-cell>
          <table:table-cell office:value-type="float" office:value="-0.141266">
            <text:p>-0.141266</text:p>
          </table:table-cell>
          <table:table-cell office:value-type="float" office:value="-0.102348">
            <text:p>-0.102348</text:p>
          </table:table-cell>
          <table:table-cell office:value-type="float" office:value="-0.0634755">
            <text:p>-0.0634755</text:p>
          </table:table-cell>
          <table:table-cell office:value-type="float" office:value="-0.0166337">
            <text:p>-0.0166337</text:p>
          </table:table-cell>
          <table:table-cell office:value-type="float" office:value="0.0304537">
            <text:p>0.0304537</text:p>
          </table:table-cell>
          <table:table-cell office:value-type="float" office:value="0.0738731">
            <text:p>0.0738731</text:p>
          </table:table-cell>
          <table:table-cell office:value-type="float" office:value="0.109157">
            <text:p>0.109157</text:p>
          </table:table-cell>
          <table:table-cell office:value-type="float" office:value="0.131169">
            <text:p>0.131169</text:p>
          </table:table-cell>
          <table:table-cell office:value-type="float" office:value="0.13648">
            <text:p>0.13648</text:p>
          </table:table-cell>
          <table:table-cell table:number-columns-repeated="2"/>
        </table:table-row>
        <table:table-row table:style-name="ro1">
          <table:table-cell office:value-type="float" office:value="1.2825">
            <text:p>1.2825</text:p>
          </table:table-cell>
          <table:table-cell office:value-type="float" office:value="-0.345754">
            <text:p>-0.345754</text:p>
          </table:table-cell>
          <table:table-cell office:value-type="float" office:value="-0.30891">
            <text:p>-0.30891</text:p>
          </table:table-cell>
          <table:table-cell office:value-type="float" office:value="-0.311555">
            <text:p>-0.311555</text:p>
          </table:table-cell>
          <table:table-cell office:value-type="float" office:value="-0.201823">
            <text:p>-0.201823</text:p>
          </table:table-cell>
          <table:table-cell office:value-type="float" office:value="-0.167625">
            <text:p>-0.167625</text:p>
          </table:table-cell>
          <table:table-cell office:value-type="float" office:value="-0.12841">
            <text:p>-0.12841</text:p>
          </table:table-cell>
          <table:table-cell office:value-type="float" office:value="-0.0901549">
            <text:p>-0.0901549</text:p>
          </table:table-cell>
          <table:table-cell office:value-type="float" office:value="-0.042057">
            <text:p>-0.042057</text:p>
          </table:table-cell>
          <table:table-cell office:value-type="float" office:value="0.00796036">
            <text:p>0.00796036</text:p>
          </table:table-cell>
          <table:table-cell office:value-type="float" office:value="0.0558923">
            <text:p>0.0558923</text:p>
          </table:table-cell>
          <table:table-cell office:value-type="float" office:value="0.0945641">
            <text:p>0.0945641</text:p>
          </table:table-cell>
          <table:table-cell office:value-type="float" office:value="0.123489">
            <text:p>0.123489</text:p>
          </table:table-cell>
          <table:table-cell office:value-type="float" office:value="0.135644">
            <text:p>0.135644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-0.374379">
            <text:p>-0.374379</text:p>
          </table:table-cell>
          <table:table-cell office:value-type="float" office:value="-0.33773">
            <text:p>-0.33773</text:p>
          </table:table-cell>
          <table:table-cell office:value-type="float" office:value="-0.344905">
            <text:p>-0.344905</text:p>
          </table:table-cell>
          <table:table-cell office:value-type="float" office:value="-0.227622">
            <text:p>-0.227622</text:p>
          </table:table-cell>
          <table:table-cell office:value-type="float" office:value="-0.193984">
            <text:p>-0.193984</text:p>
          </table:table-cell>
          <table:table-cell office:value-type="float" office:value="-0.154471">
            <text:p>-0.154471</text:p>
          </table:table-cell>
          <table:table-cell office:value-type="float" office:value="-0.116834">
            <text:p>-0.116834</text:p>
          </table:table-cell>
          <table:table-cell office:value-type="float" office:value="-0.0674803">
            <text:p>-0.0674803</text:p>
          </table:table-cell>
          <table:table-cell office:value-type="float" office:value="-0.014533">
            <text:p>-0.014533</text:p>
          </table:table-cell>
          <table:table-cell office:value-type="float" office:value="0.0325258">
            <text:p>0.0325258</text:p>
          </table:table-cell>
          <table:table-cell office:value-type="float" office:value="0.0776114">
            <text:p>0.0776114</text:p>
          </table:table-cell>
          <table:table-cell office:value-type="float" office:value="0.113239">
            <text:p>0.113239</text:p>
          </table:table-cell>
          <table:table-cell office:value-type="float" office:value="0.132074">
            <text:p>0.132074</text:p>
          </table:table-cell>
          <table:table-cell table:number-columns-repeated="2"/>
        </table:table-row>
        <table:table-row table:style-name="ro1">
          <table:table-cell office:value-type="float" office:value="1.4175">
            <text:p>1.4175</text:p>
          </table:table-cell>
          <table:table-cell office:value-type="float" office:value="-0.403005">
            <text:p>-0.403005</text:p>
          </table:table-cell>
          <table:table-cell office:value-type="float" office:value="-0.366549">
            <text:p>-0.366549</text:p>
          </table:table-cell>
          <table:table-cell office:value-type="float" office:value="-0.378255">
            <text:p>-0.378255</text:p>
          </table:table-cell>
          <table:table-cell office:value-type="float" office:value="-0.25342">
            <text:p>-0.25342</text:p>
          </table:table-cell>
          <table:table-cell office:value-type="float" office:value="-0.220343">
            <text:p>-0.220343</text:p>
          </table:table-cell>
          <table:table-cell office:value-type="float" office:value="-0.180532">
            <text:p>-0.180532</text:p>
          </table:table-cell>
          <table:table-cell office:value-type="float" office:value="-0.143514">
            <text:p>-0.143514</text:p>
          </table:table-cell>
          <table:table-cell office:value-type="float" office:value="-0.0929037">
            <text:p>-0.0929037</text:p>
          </table:table-cell>
          <table:table-cell office:value-type="float" office:value="-0.0370264">
            <text:p>-0.0370264</text:p>
          </table:table-cell>
          <table:table-cell office:value-type="float" office:value="0.00915917">
            <text:p>0.00915917</text:p>
          </table:table-cell>
          <table:table-cell office:value-type="float" office:value="0.0604787">
            <text:p>0.0604787</text:p>
          </table:table-cell>
          <table:table-cell office:value-type="float" office:value="0.101213">
            <text:p>0.101213</text:p>
          </table:table-cell>
          <table:table-cell office:value-type="float" office:value="0.125008">
            <text:p>0.125008</text:p>
          </table:table-cell>
          <table:table-cell table:number-columns-repeated="2"/>
        </table:table-row>
        <table:table-row table:style-name="ro1">
          <table:table-cell office:value-type="float" office:value="1.485">
            <text:p>1.485</text:p>
          </table:table-cell>
          <table:table-cell office:value-type="float" office:value="-0.431631">
            <text:p>-0.431631</text:p>
          </table:table-cell>
          <table:table-cell office:value-type="float" office:value="-0.395369">
            <text:p>-0.395369</text:p>
          </table:table-cell>
          <table:table-cell office:value-type="float" office:value="-0.411605">
            <text:p>-0.411605</text:p>
          </table:table-cell>
          <table:table-cell office:value-type="float" office:value="-0.279219">
            <text:p>-0.279219</text:p>
          </table:table-cell>
          <table:table-cell office:value-type="float" office:value="-0.246701">
            <text:p>-0.246701</text:p>
          </table:table-cell>
          <table:table-cell office:value-type="float" office:value="-0.206594">
            <text:p>-0.206594</text:p>
          </table:table-cell>
          <table:table-cell office:value-type="float" office:value="-0.170193">
            <text:p>-0.170193</text:p>
          </table:table-cell>
          <table:table-cell office:value-type="float" office:value="-0.118327">
            <text:p>-0.118327</text:p>
          </table:table-cell>
          <table:table-cell office:value-type="float" office:value="-0.0595198">
            <text:p>-0.0595198</text:p>
          </table:table-cell>
          <table:table-cell office:value-type="float" office:value="-0.0142074">
            <text:p>-0.0142074</text:p>
          </table:table-cell>
          <table:table-cell office:value-type="float" office:value="0.0394676">
            <text:p>0.0394676</text:p>
          </table:table-cell>
          <table:table-cell office:value-type="float" office:value="0.0848744">
            <text:p>0.0848744</text:p>
          </table:table-cell>
          <table:table-cell office:value-type="float" office:value="0.116216">
            <text:p>0.116216</text:p>
          </table:table-cell>
          <table:table-cell table:number-columns-repeated="2"/>
        </table:table-row>
        <table:table-row table:style-name="ro1">
          <table:table-cell office:value-type="float" office:value="1.5525">
            <text:p>1.5525</text:p>
          </table:table-cell>
          <table:table-cell office:value-type="float" office:value="-0.460256">
            <text:p>-0.460256</text:p>
          </table:table-cell>
          <table:table-cell office:value-type="float" office:value="-0.424189">
            <text:p>-0.424189</text:p>
          </table:table-cell>
          <table:table-cell office:value-type="float" office:value="-0.444955">
            <text:p>-0.444955</text:p>
          </table:table-cell>
          <table:table-cell office:value-type="float" office:value="-0.305017">
            <text:p>-0.305017</text:p>
          </table:table-cell>
          <table:table-cell office:value-type="float" office:value="-0.27306">
            <text:p>-0.27306</text:p>
          </table:table-cell>
          <table:table-cell office:value-type="float" office:value="-0.232655">
            <text:p>-0.232655</text:p>
          </table:table-cell>
          <table:table-cell office:value-type="float" office:value="-0.196873">
            <text:p>-0.196873</text:p>
          </table:table-cell>
          <table:table-cell office:value-type="float" office:value="-0.14375">
            <text:p>-0.14375</text:p>
          </table:table-cell>
          <table:table-cell office:value-type="float" office:value="-0.0820131">
            <text:p>-0.0820131</text:p>
          </table:table-cell>
          <table:table-cell office:value-type="float" office:value="-0.037574">
            <text:p>-0.037574</text:p>
          </table:table-cell>
          <table:table-cell office:value-type="float" office:value="0.012268">
            <text:p>0.012268</text:p>
          </table:table-cell>
          <table:table-cell office:value-type="float" office:value="0.0681604">
            <text:p>0.0681604</text:p>
          </table:table-cell>
          <table:table-cell office:value-type="float" office:value="0.104189">
            <text:p>0.104189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-0.488882">
            <text:p>-0.488882</text:p>
          </table:table-cell>
          <table:table-cell office:value-type="float" office:value="-0.453008">
            <text:p>-0.453008</text:p>
          </table:table-cell>
          <table:table-cell office:value-type="float" office:value="-0.478305">
            <text:p>-0.478305</text:p>
          </table:table-cell>
          <table:table-cell office:value-type="float" office:value="-0.330816">
            <text:p>-0.330816</text:p>
          </table:table-cell>
          <table:table-cell office:value-type="float" office:value="-0.299419">
            <text:p>-0.299419</text:p>
          </table:table-cell>
          <table:table-cell office:value-type="float" office:value="-0.258717">
            <text:p>-0.258717</text:p>
          </table:table-cell>
          <table:table-cell office:value-type="float" office:value="-0.223552">
            <text:p>-0.223552</text:p>
          </table:table-cell>
          <table:table-cell office:value-type="float" office:value="-0.169174">
            <text:p>-0.169174</text:p>
          </table:table-cell>
          <table:table-cell office:value-type="float" office:value="-0.104506">
            <text:p>-0.104506</text:p>
          </table:table-cell>
          <table:table-cell office:value-type="float" office:value="-0.0609406">
            <text:p>-0.0609406</text:p>
          </table:table-cell>
          <table:table-cell office:value-type="float" office:value="-0.0149316">
            <text:p>-0.0149316</text:p>
          </table:table-cell>
          <table:table-cell office:value-type="float" office:value="0.0476085">
            <text:p>0.0476085</text:p>
          </table:table-cell>
          <table:table-cell office:value-type="float" office:value="0.0902911">
            <text:p>0.0902911</text:p>
          </table:table-cell>
          <table:table-cell table:number-columns-repeated="2"/>
        </table:table-row>
        <table:table-row table:style-name="ro1">
          <table:table-cell office:value-type="float" office:value="1.6875">
            <text:p>1.6875</text:p>
          </table:table-cell>
          <table:table-cell office:value-type="float" office:value="-0.517508">
            <text:p>-0.517508</text:p>
          </table:table-cell>
          <table:table-cell office:value-type="float" office:value="-0.481828">
            <text:p>-0.481828</text:p>
          </table:table-cell>
          <table:table-cell office:value-type="float" office:value="-0.511655">
            <text:p>-0.511655</text:p>
          </table:table-cell>
          <table:table-cell office:value-type="float" office:value="-0.356614">
            <text:p>-0.356614</text:p>
          </table:table-cell>
          <table:table-cell office:value-type="float" office:value="-0.325778">
            <text:p>-0.325778</text:p>
          </table:table-cell>
          <table:table-cell office:value-type="float" office:value="-0.284778">
            <text:p>-0.284778</text:p>
          </table:table-cell>
          <table:table-cell office:value-type="float" office:value="-0.250231">
            <text:p>-0.250231</text:p>
          </table:table-cell>
          <table:table-cell office:value-type="float" office:value="-0.194597">
            <text:p>-0.194597</text:p>
          </table:table-cell>
          <table:table-cell office:value-type="float" office:value="-0.127">
            <text:p>-0.127</text:p>
          </table:table-cell>
          <table:table-cell office:value-type="float" office:value="-0.0843072">
            <text:p>-0.0843072</text:p>
          </table:table-cell>
          <table:table-cell office:value-type="float" office:value="-0.0421312">
            <text:p>-0.0421312</text:p>
          </table:table-cell>
          <table:table-cell office:value-type="float" office:value="0.0239828">
            <text:p>0.0239828</text:p>
          </table:table-cell>
          <table:table-cell office:value-type="float" office:value="0.0743096">
            <text:p>0.0743096</text:p>
          </table:table-cell>
          <table:table-cell table:number-columns-repeated="2"/>
        </table:table-row>
        <table:table-row table:style-name="ro1">
          <table:table-cell office:value-type="float" office:value="1.755">
            <text:p>1.755</text:p>
          </table:table-cell>
          <table:table-cell office:value-type="float" office:value="-0.546133">
            <text:p>-0.546133</text:p>
          </table:table-cell>
          <table:table-cell office:value-type="float" office:value="-0.510647">
            <text:p>-0.510647</text:p>
          </table:table-cell>
          <table:table-cell office:value-type="float" office:value="-0.545005">
            <text:p>-0.545005</text:p>
          </table:table-cell>
          <table:table-cell office:value-type="float" office:value="-0.382413">
            <text:p>-0.382413</text:p>
          </table:table-cell>
          <table:table-cell office:value-type="float" office:value="-0.352137">
            <text:p>-0.352137</text:p>
          </table:table-cell>
          <table:table-cell office:value-type="float" office:value="-0.310839">
            <text:p>-0.310839</text:p>
          </table:table-cell>
          <table:table-cell office:value-type="float" office:value="-0.276911">
            <text:p>-0.276911</text:p>
          </table:table-cell>
          <table:table-cell office:value-type="float" office:value="-0.22002">
            <text:p>-0.22002</text:p>
          </table:table-cell>
          <table:table-cell office:value-type="float" office:value="-0.149493">
            <text:p>-0.149493</text:p>
          </table:table-cell>
          <table:table-cell office:value-type="float" office:value="-0.107674">
            <text:p>-0.107674</text:p>
          </table:table-cell>
          <table:table-cell office:value-type="float" office:value="-0.0693308">
            <text:p>-0.0693308</text:p>
          </table:table-cell>
          <table:table-cell office:value-type="float" office:value="-0.00240975">
            <text:p>-0.00240975</text:p>
          </table:table-cell>
          <table:table-cell office:value-type="float" office:value="0.0581616">
            <text:p>0.0581616</text:p>
          </table:table-cell>
          <table:table-cell table:number-columns-repeated="2"/>
        </table:table-row>
        <table:table-row table:style-name="ro1">
          <table:table-cell office:value-type="float" office:value="1.8225">
            <text:p>1.8225</text:p>
          </table:table-cell>
          <table:table-cell office:value-type="float" office:value="-0.574759">
            <text:p>-0.574759</text:p>
          </table:table-cell>
          <table:table-cell office:value-type="float" office:value="-0.539467">
            <text:p>-0.539467</text:p>
          </table:table-cell>
          <table:table-cell office:value-type="float" office:value="-0.578355">
            <text:p>-0.578355</text:p>
          </table:table-cell>
          <table:table-cell office:value-type="float" office:value="-0.408211">
            <text:p>-0.408211</text:p>
          </table:table-cell>
          <table:table-cell office:value-type="float" office:value="-0.378496">
            <text:p>-0.378496</text:p>
          </table:table-cell>
          <table:table-cell office:value-type="float" office:value="-0.336901">
            <text:p>-0.336901</text:p>
          </table:table-cell>
          <table:table-cell office:value-type="float" office:value="-0.30359">
            <text:p>-0.30359</text:p>
          </table:table-cell>
          <table:table-cell office:value-type="float" office:value="-0.245443">
            <text:p>-0.245443</text:p>
          </table:table-cell>
          <table:table-cell office:value-type="float" office:value="-0.171987">
            <text:p>-0.171987</text:p>
          </table:table-cell>
          <table:table-cell office:value-type="float" office:value="-0.13104">
            <text:p>-0.13104</text:p>
          </table:table-cell>
          <table:table-cell office:value-type="float" office:value="-0.0965304">
            <text:p>-0.0965304</text:p>
          </table:table-cell>
          <table:table-cell office:value-type="float" office:value="-0.0288023">
            <text:p>-0.0288023</text:p>
          </table:table-cell>
          <table:table-cell office:value-type="float" office:value="0.0383375">
            <text:p>0.0383375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-0.603385">
            <text:p>-0.603385</text:p>
          </table:table-cell>
          <table:table-cell office:value-type="float" office:value="-0.568286">
            <text:p>-0.568286</text:p>
          </table:table-cell>
          <table:table-cell office:value-type="float" office:value="-0.611705">
            <text:p>-0.611705</text:p>
          </table:table-cell>
          <table:table-cell office:value-type="float" office:value="-0.43401">
            <text:p>-0.43401</text:p>
          </table:table-cell>
          <table:table-cell office:value-type="float" office:value="-0.404855">
            <text:p>-0.404855</text:p>
          </table:table-cell>
          <table:table-cell office:value-type="float" office:value="-0.362962">
            <text:p>-0.362962</text:p>
          </table:table-cell>
          <table:table-cell office:value-type="float" office:value="-0.33027">
            <text:p>-0.33027</text:p>
          </table:table-cell>
          <table:table-cell office:value-type="float" office:value="-0.270867">
            <text:p>-0.270867</text:p>
          </table:table-cell>
          <table:table-cell office:value-type="float" office:value="-0.19448">
            <text:p>-0.19448</text:p>
          </table:table-cell>
          <table:table-cell office:value-type="float" office:value="-0.154407">
            <text:p>-0.154407</text:p>
          </table:table-cell>
          <table:table-cell office:value-type="float" office:value="-0.12373">
            <text:p>-0.12373</text:p>
          </table:table-cell>
          <table:table-cell office:value-type="float" office:value="-0.0551949">
            <text:p>-0.0551949</text:p>
          </table:table-cell>
          <table:table-cell office:value-type="float" office:value="0.0174554">
            <text:p>0.0174554</text:p>
          </table:table-cell>
          <table:table-cell table:number-columns-repeated="2"/>
        </table:table-row>
        <table:table-row table:style-name="ro1">
          <table:table-cell office:value-type="float" office:value="1.9575">
            <text:p>1.9575</text:p>
          </table:table-cell>
          <table:table-cell office:value-type="float" office:value="-0.632011">
            <text:p>-0.632011</text:p>
          </table:table-cell>
          <table:table-cell office:value-type="float" office:value="-0.597106">
            <text:p>-0.597106</text:p>
          </table:table-cell>
          <table:table-cell office:value-type="float" office:value="-0.645055">
            <text:p>-0.645055</text:p>
          </table:table-cell>
          <table:table-cell office:value-type="float" office:value="-0.459808">
            <text:p>-0.459808</text:p>
          </table:table-cell>
          <table:table-cell office:value-type="float" office:value="-0.431213">
            <text:p>-0.431213</text:p>
          </table:table-cell>
          <table:table-cell office:value-type="float" office:value="-0.389024">
            <text:p>-0.389024</text:p>
          </table:table-cell>
          <table:table-cell office:value-type="float" office:value="-0.356949">
            <text:p>-0.356949</text:p>
          </table:table-cell>
          <table:table-cell office:value-type="float" office:value="-0.29629">
            <text:p>-0.29629</text:p>
          </table:table-cell>
          <table:table-cell office:value-type="float" office:value="-0.216973">
            <text:p>-0.216973</text:p>
          </table:table-cell>
          <table:table-cell office:value-type="float" office:value="-0.177774">
            <text:p>-0.177774</text:p>
          </table:table-cell>
          <table:table-cell office:value-type="float" office:value="-0.15093">
            <text:p>-0.15093</text:p>
          </table:table-cell>
          <table:table-cell office:value-type="float" office:value="-0.0815875">
            <text:p>-0.0815875</text:p>
          </table:table-cell>
          <table:table-cell office:value-type="float" office:value="-0.00342669">
            <text:p>-0.00342669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-0.660636">
            <text:p>-0.660636</text:p>
          </table:table-cell>
          <table:table-cell office:value-type="float" office:value="-0.625926">
            <text:p>-0.625926</text:p>
          </table:table-cell>
          <table:table-cell office:value-type="float" office:value="-0.678405">
            <text:p>-0.678405</text:p>
          </table:table-cell>
          <table:table-cell office:value-type="float" office:value="-0.485607">
            <text:p>-0.485607</text:p>
          </table:table-cell>
          <table:table-cell office:value-type="float" office:value="-0.457572">
            <text:p>-0.457572</text:p>
          </table:table-cell>
          <table:table-cell office:value-type="float" office:value="-0.415085">
            <text:p>-0.415085</text:p>
          </table:table-cell>
          <table:table-cell office:value-type="float" office:value="-0.383629">
            <text:p>-0.383629</text:p>
          </table:table-cell>
          <table:table-cell office:value-type="float" office:value="-0.321713">
            <text:p>-0.321713</text:p>
          </table:table-cell>
          <table:table-cell office:value-type="float" office:value="-0.239467">
            <text:p>-0.239467</text:p>
          </table:table-cell>
          <table:table-cell office:value-type="float" office:value="-0.20114">
            <text:p>-0.20114</text:p>
          </table:table-cell>
          <table:table-cell office:value-type="float" office:value="-0.178129">
            <text:p>-0.178129</text:p>
          </table:table-cell>
          <table:table-cell office:value-type="float" office:value="-0.10798">
            <text:p>-0.10798</text:p>
          </table:table-cell>
          <table:table-cell office:value-type="float" office:value="-0.0243088">
            <text:p>-0.024308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.8">
            <text:p>1.8</text:p>
          </table:table-cell>
          <table:table-cell table:formula="of:=[.$A34]*[.B$38]+0.1" office:value-type="float" office:value="0.1">
            <text:p>0.1</text:p>
          </table:table-cell>
          <table:table-cell table:formula="of:=[.$A34]*[.C$38]+0.1" office:value-type="float" office:value="0.24994">
            <text:p>0.24994</text:p>
          </table:table-cell>
          <table:table-cell table:formula="of:=[.$A34]*[.D$38]+0.1" office:value-type="float" office:value="0.40006">
            <text:p>0.40006</text:p>
          </table:table-cell>
          <table:table-cell table:formula="of:=[.$A34]*[.E$38]+0.1" office:value-type="float" office:value="0.55">
            <text:p>0.55</text:p>
          </table:table-cell>
          <table:table-cell table:formula="of:=[.$A34]*[.F$38]+0.1" office:value-type="float" office:value="0.69994">
            <text:p>0.69994</text:p>
          </table:table-cell>
          <table:table-cell table:formula="of:=[.$A34]*[.G$38]+0.1" office:value-type="float" office:value="0.85006">
            <text:p>0.85006</text:p>
          </table:table-cell>
          <table:table-cell table:formula="of:=[.$A34]*[.H$38]+0.1" office:value-type="float" office:value="1">
            <text:p>1</text:p>
          </table:table-cell>
          <table:table-cell table:formula="of:=[.$A34]*[.I$38]+0.1" office:value-type="float" office:value="1.14994">
            <text:p>1.14994</text:p>
          </table:table-cell>
          <table:table-cell table:formula="of:=[.$A34]*[.J$38]+0.1" office:value-type="float" office:value="1.30006">
            <text:p>1.30006</text:p>
          </table:table-cell>
          <table:table-cell table:formula="of:=[.$A34]*[.K$38]+0.1" office:value-type="float" office:value="1.45">
            <text:p>1.45</text:p>
          </table:table-cell>
          <table:table-cell table:formula="of:=[.$A34]*[.L$38]+0.1" office:value-type="float" office:value="1.59994">
            <text:p>1.59994</text:p>
          </table:table-cell>
          <table:table-cell table:formula="of:=[.$A34]*[.M$38]+0.1" office:value-type="float" office:value="1.75006">
            <text:p>1.75006</text:p>
          </table:table-cell>
          <table:table-cell table:formula="of:=[.$A34]*[.N$38]+0.1" office:value-type="float" office:value="1.9">
            <text:p>1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0.24994">
            <text:p>0.24994</text:p>
          </table:table-cell>
          <table:table-cell office:value-type="float" office:value="0.40006">
            <text:p>0.40006</text:p>
          </table:table-cell>
          <table:table-cell office:value-type="float" office:value="0.55">
            <text:p>0.55</text:p>
          </table:table-cell>
          <table:table-cell office:value-type="float" office:value="0.69994">
            <text:p>0.69994</text:p>
          </table:table-cell>
          <table:table-cell office:value-type="float" office:value="0.85006">
            <text:p>0.85006</text:p>
          </table:table-cell>
          <table:table-cell office:value-type="float" office:value="1">
            <text:p>1</text:p>
          </table:table-cell>
          <table:table-cell office:value-type="float" office:value="1.14994">
            <text:p>1.14994</text:p>
          </table:table-cell>
          <table:table-cell office:value-type="float" office:value="1.30006">
            <text:p>1.30006</text:p>
          </table:table-cell>
          <table:table-cell office:value-type="float" office:value="1.45">
            <text:p>1.45</text:p>
          </table:table-cell>
          <table:table-cell office:value-type="float" office:value="1.59994">
            <text:p>1.59994</text:p>
          </table:table-cell>
          <table:table-cell office:value-type="float" office:value="1.75006">
            <text:p>1.75006</text:p>
          </table:table-cell>
          <table:table-cell office:value-type="float" office:value="1.9">
            <text:p>1.9</text:p>
          </table:table-cell>
          <table:table-cell table:number-columns-repeated="2"/>
        </table:table-row>
        <table:table-row table:style-name="ro1">
          <table:table-cell office:value-type="float" office:value="-0.4">
            <text:p>-0.4</text:p>
          </table:table-cell>
          <table:table-cell table:formula="of:=[.$A36]*[.B$38]+0.3" office:value-type="float" office:value="0.3">
            <text:p>0.3</text:p>
          </table:table-cell>
          <table:table-cell table:formula="of:=[.$A36]*[.C$38]+0.3" office:value-type="float" office:value="0.26668">
            <text:p>0.26668</text:p>
          </table:table-cell>
          <table:table-cell table:formula="of:=[.$A36]*[.D$38]+0.3" office:value-type="float" office:value="0.23332">
            <text:p>0.23332</text:p>
          </table:table-cell>
          <table:table-cell table:formula="of:=[.$A36]*[.E$38]+0.3" office:value-type="float" office:value="0.2">
            <text:p>0.2</text:p>
          </table:table-cell>
          <table:table-cell table:formula="of:=[.$A36]*[.F$38]+0.3" office:value-type="float" office:value="0.16668">
            <text:p>0.16668</text:p>
          </table:table-cell>
          <table:table-cell table:formula="of:=[.$A36]*[.G$38]+0.3" office:value-type="float" office:value="0.13332">
            <text:p>0.13332</text:p>
          </table:table-cell>
          <table:table-cell table:formula="of:=[.$A36]*[.H$38]+0.3" office:value-type="float" office:value="0.1">
            <text:p>0.1</text:p>
          </table:table-cell>
          <table:table-cell table:formula="of:=[.$A36]*[.I$38]+0.3" office:value-type="float" office:value="0.06668">
            <text:p>0.06668</text:p>
          </table:table-cell>
          <table:table-cell table:formula="of:=[.$A36]*[.J$38]+0.3" office:value-type="float" office:value="0.0333200000000001">
            <text:p>0.03332</text:p>
          </table:table-cell>
          <table:table-cell table:formula="of:=[.$A36]*[.K$38]+0.3" office:value-type="float" office:value="0">
            <text:p>0</text:p>
          </table:table-cell>
          <table:table-cell table:formula="of:=[.$A36]*[.L$38]+0.3" office:value-type="float" office:value="-0.03332">
            <text:p>-0.03332</text:p>
          </table:table-cell>
          <table:table-cell table:formula="of:=[.$A36]*[.M$38]+0.3" office:value-type="float" office:value="-0.06668">
            <text:p>-0.06668</text:p>
          </table:table-cell>
          <table:table-cell table:formula="of:=[.$A36]*[.N$38]+0.3" office:value-type="float" office:value="-0.1">
            <text:p>-0.1</text:p>
          </table:table-cell>
          <table:table-cell/>
          <table:table-cell office:value-type="float" office:value="1.238">
            <text:p>1.238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0.26668">
            <text:p>0.26668</text:p>
          </table:table-cell>
          <table:table-cell office:value-type="float" office:value="0.23332">
            <text:p>0.23332</text:p>
          </table:table-cell>
          <table:table-cell office:value-type="float" office:value="0.2">
            <text:p>0.2</text:p>
          </table:table-cell>
          <table:table-cell office:value-type="float" office:value="0.16668">
            <text:p>0.16668</text:p>
          </table:table-cell>
          <table:table-cell office:value-type="float" office:value="0.13332">
            <text:p>0.13332</text:p>
          </table:table-cell>
          <table:table-cell office:value-type="float" office:value="0.1">
            <text:p>0.1</text:p>
          </table:table-cell>
          <table:table-cell office:value-type="float" office:value="0.06668">
            <text:p>0.06668</text:p>
          </table:table-cell>
          <table:table-cell office:value-type="float" office:value="0.0333200000000001">
            <text:p>0.03332</text:p>
          </table:table-cell>
          <table:table-cell office:value-type="float" office:value="0">
            <text:p>0</text:p>
          </table:table-cell>
          <table:table-cell office:value-type="float" office:value="-0.03332">
            <text:p>-0.03332</text:p>
          </table:table-cell>
          <table:table-cell office:value-type="float" office:value="-0.06668">
            <text:p>-0.06668</text:p>
          </table:table-cell>
          <table:table-cell office:value-type="float" office:value="-0.1">
            <text:p>-0.1</text:p>
          </table:table-cell>
          <table:table-cell table:number-columns-repeated="2"/>
        </table:table-row>
        <table:table-row table:style-name="ro1">
          <table:table-cell/>
          <table:table-cell table:formula="of:=ROUND([.B39]*0.02777777-0.36111111;4)" office:value-type="float" office:value="-0">
            <text:p>0</text:p>
          </table:table-cell>
          <table:table-cell table:formula="of:=ROUND([.C39]*0.02777777-0.36111111;4)" office:value-type="float" office:value="0.0833">
            <text:p>0.0833</text:p>
          </table:table-cell>
          <table:table-cell table:formula="of:=ROUND([.D39]*0.02777777-0.36111111;4)" office:value-type="float" office:value="0.1667">
            <text:p>0.1667</text:p>
          </table:table-cell>
          <table:table-cell table:formula="of:=ROUND([.E39]*0.02777777-0.36111111;4)" office:value-type="float" office:value="0.25">
            <text:p>0.25</text:p>
          </table:table-cell>
          <table:table-cell table:formula="of:=ROUND([.F39]*0.02777777-0.36111111;4)" office:value-type="float" office:value="0.3333">
            <text:p>0.3333</text:p>
          </table:table-cell>
          <table:table-cell table:formula="of:=ROUND([.G39]*0.02777777-0.36111111;4)" office:value-type="float" office:value="0.4167">
            <text:p>0.4167</text:p>
          </table:table-cell>
          <table:table-cell table:formula="of:=ROUND([.H39]*0.02777777-0.36111111;4)" office:value-type="float" office:value="0.5">
            <text:p>0.5</text:p>
          </table:table-cell>
          <table:table-cell table:formula="of:=ROUND([.I39]*0.02777777-0.36111111;4)" office:value-type="float" office:value="0.5833">
            <text:p>0.5833</text:p>
          </table:table-cell>
          <table:table-cell table:formula="of:=ROUND([.J39]*0.02777777-0.36111111;4)" office:value-type="float" office:value="0.6667">
            <text:p>0.6667</text:p>
          </table:table-cell>
          <table:table-cell table:formula="of:=ROUND([.K39]*0.02777777-0.36111111;4)" office:value-type="float" office:value="0.75">
            <text:p>0.75</text:p>
          </table:table-cell>
          <table:table-cell table:formula="of:=ROUND([.L39]*0.02777777-0.36111111;4)" office:value-type="float" office:value="0.8333">
            <text:p>0.8333</text:p>
          </table:table-cell>
          <table:table-cell table:formula="of:=ROUND([.M39]*0.02777777-0.36111111;4)" office:value-type="float" office:value="0.9167">
            <text:p>0.9167</text:p>
          </table:table-cell>
          <table:table-cell table:formula="of:=ROUND([.N39]*0.02777777-0.36111111;4)" office:value-type="float" office:value="1">
            <text:p>1</text:p>
          </table:table-cell>
          <table:table-cell/>
          <table:table-cell office:value-type="float" office:value="0.0238095238095238">
            <text:p>0.023809523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/>
          <table:table-cell office:value-type="float" office:value="-0.19047619047619">
            <text:p>-0.1904761905</text:p>
          </table:table-cell>
        </table:table-row>
        <table:table-row table:style-name="ro1">
          <table:table-cell/>
          <table:table-cell table:formula="of:=([.B38]-[.$P$39])/[.$P$38]" office:value-type="float" office:value="8">
            <text:p>8</text:p>
          </table:table-cell>
          <table:table-cell table:formula="of:=([.C38]-[.$P$39])/[.$P$38]" office:value-type="float" office:value="11.4986">
            <text:p>11.4986</text:p>
          </table:table-cell>
          <table:table-cell table:formula="of:=([.D38]-[.$P$39])/[.$P$38]" office:value-type="float" office:value="15.0014">
            <text:p>15.0014</text:p>
          </table:table-cell>
          <table:table-cell table:formula="of:=([.E38]-[.$P$39])/[.$P$38]" office:value-type="float" office:value="18.5">
            <text:p>18.5</text:p>
          </table:table-cell>
          <table:table-cell table:formula="of:=([.F38]-[.$P$39])/[.$P$38]" office:value-type="float" office:value="21.9986">
            <text:p>21.9986</text:p>
          </table:table-cell>
          <table:table-cell table:formula="of:=([.G38]-[.$P$39])/[.$P$38]" office:value-type="float" office:value="25.5014">
            <text:p>25.5014</text:p>
          </table:table-cell>
          <table:table-cell table:formula="of:=([.H38]-[.$P$39])/[.$P$38]" office:value-type="float" office:value="29">
            <text:p>29</text:p>
          </table:table-cell>
          <table:table-cell table:formula="of:=([.I38]-[.$P$39])/[.$P$38]" office:value-type="float" office:value="32.4986">
            <text:p>32.4986</text:p>
          </table:table-cell>
          <table:table-cell table:formula="of:=([.J38]-[.$P$39])/[.$P$38]" office:value-type="float" office:value="36.0014">
            <text:p>36.0014</text:p>
          </table:table-cell>
          <table:table-cell table:formula="of:=([.K38]-[.$P$39])/[.$P$38]" office:value-type="float" office:value="39.5">
            <text:p>39.5</text:p>
          </table:table-cell>
          <table:table-cell table:formula="of:=([.L38]-[.$P$39])/[.$P$38]" office:value-type="float" office:value="42.9986">
            <text:p>42.9986</text:p>
          </table:table-cell>
          <table:table-cell table:formula="of:=([.M38]-[.$P$39])/[.$P$38]" office:value-type="float" office:value="46.5014">
            <text:p>46.5014</text:p>
          </table:table-cell>
          <table:table-cell table:formula="of:=([.N38]-[.$P$39])/[.$P$38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ROUND(([.B2]-[.B$37]*[.$A41])*[.$P$36]*[.B$35];4)" office:value-type="float" office:value="0.0161">
            <text:p>0.0161</text:p>
          </table:table-cell>
          <table:table-cell table:formula="of:=ROUND(([.C2]-[.C$37]*[.$A41])*[.$P$36]*[.C$35];4)" office:value-type="float" office:value="0.0451">
            <text:p>0.0451</text:p>
          </table:table-cell>
          <table:table-cell table:formula="of:=ROUND(([.D2]-[.D$37]*[.$A41])*[.$P$36]*[.D$35];4)" office:value-type="float" office:value="0.0773">
            <text:p>0.0773</text:p>
          </table:table-cell>
          <table:table-cell table:formula="of:=ROUND(([.E2]-[.E$37]*[.$A41])*[.$P$36]*[.E$35];4)" office:value-type="float" office:value="0.1111">
            <text:p>0.1111</text:p>
          </table:table-cell>
          <table:table-cell table:formula="of:=ROUND(([.F2]-[.F$37]*[.$A41])*[.$P$36]*[.F$35];4)" office:value-type="float" office:value="0.1436">
            <text:p>0.1436</text:p>
          </table:table-cell>
          <table:table-cell table:formula="of:=ROUND(([.G2]-[.G$37]*[.$A41])*[.$P$36]*[.G$35];4)" office:value-type="float" office:value="0.1787">
            <text:p>0.1787</text:p>
          </table:table-cell>
          <table:table-cell table:formula="of:=ROUND(([.H2]-[.H$37]*[.$A41])*[.$P$36]*[.H$35];4)" office:value-type="float" office:value="0.2141">
            <text:p>0.2141</text:p>
          </table:table-cell>
          <table:table-cell table:formula="of:=ROUND(([.I2]-[.I$37]*[.$A41])*[.$P$36]*[.I$35];4)" office:value-type="float" office:value="0.2492">
            <text:p>0.2492</text:p>
          </table:table-cell>
          <table:table-cell table:formula="of:=ROUND(([.J2]-[.J$37]*[.$A41])*[.$P$36]*[.J$35];4)" office:value-type="float" office:value="0.2842">
            <text:p>0.2842</text:p>
          </table:table-cell>
          <table:table-cell table:formula="of:=ROUND(([.K2]-[.K$37]*[.$A41])*[.$P$36]*[.K$35];4)" office:value-type="float" office:value="0.3188">
            <text:p>0.3188</text:p>
          </table:table-cell>
          <table:table-cell table:formula="of:=ROUND(([.L2]-[.L$37]*[.$A41])*[.$P$36]*[.L$35];4)" office:value-type="float" office:value="0.3477">
            <text:p>0.3477</text:p>
          </table:table-cell>
          <table:table-cell table:formula="of:=ROUND(([.M2]-[.M$37]*[.$A41])*[.$P$36]*[.M$35];4)" office:value-type="float" office:value="0.3681">
            <text:p>0.3681</text:p>
          </table:table-cell>
          <table:table-cell table:formula="of:=ROUND(([.N2]-[.N$37]*[.$A41])*[.$P$36]*[.N$35];4)" office:value-type="float" office:value="0.3717">
            <text:p>0.3717</text:p>
          </table:table-cell>
          <table:table-cell/>
          <table:table-cell office:value-type="float" office:value="0.0174216">
            <text:p>0.0174216</text:p>
          </table:table-cell>
        </table:table-row>
        <table:table-row table:style-name="ro1">
          <table:table-cell office:value-type="float" office:value="0.0675">
            <text:p>0.0675</text:p>
          </table:table-cell>
          <table:table-cell table:formula="of:=ROUND(([.B3]-[.B$37]*[.$A42])*[.$P$36]*[.B$35];4)" office:value-type="float" office:value="0.0126">
            <text:p>0.0126</text:p>
          </table:table-cell>
          <table:table-cell table:formula="of:=ROUND(([.C3]-[.C$37]*[.$A42])*[.$P$36]*[.C$35];4)" office:value-type="float" office:value="0.0375">
            <text:p>0.0375</text:p>
          </table:table-cell>
          <table:table-cell table:formula="of:=ROUND(([.D3]-[.D$37]*[.$A42])*[.$P$36]*[.D$35];4)" office:value-type="float" office:value="0.0677">
            <text:p>0.0677</text:p>
          </table:table-cell>
          <table:table-cell table:formula="of:=ROUND(([.E3]-[.E$37]*[.$A42])*[.$P$36]*[.E$35];4)" office:value-type="float" office:value="0.1007">
            <text:p>0.1007</text:p>
          </table:table-cell>
          <table:table-cell table:formula="of:=ROUND(([.F3]-[.F$37]*[.$A42])*[.$P$36]*[.F$35];4)" office:value-type="float" office:value="0.1333">
            <text:p>0.1333</text:p>
          </table:table-cell>
          <table:table-cell table:formula="of:=ROUND(([.G3]-[.G$37]*[.$A42])*[.$P$36]*[.G$35];4)" office:value-type="float" office:value="0.1687">
            <text:p>0.1687</text:p>
          </table:table-cell>
          <table:table-cell table:formula="of:=ROUND(([.H3]-[.H$37]*[.$A42])*[.$P$36]*[.H$35];4)" office:value-type="float" office:value="0.2056">
            <text:p>0.2056</text:p>
          </table:table-cell>
          <table:table-cell table:formula="of:=ROUND(([.I3]-[.I$37]*[.$A42])*[.$P$36]*[.I$35];4)" office:value-type="float" office:value="0.2426">
            <text:p>0.2426</text:p>
          </table:table-cell>
          <table:table-cell table:formula="of:=ROUND(([.J3]-[.J$37]*[.$A42])*[.$P$36]*[.J$35];4)" office:value-type="float" office:value="0.28">
            <text:p>0.28</text:p>
          </table:table-cell>
          <table:table-cell table:formula="of:=ROUND(([.K3]-[.K$37]*[.$A42])*[.$P$36]*[.K$35];4)" office:value-type="float" office:value="0.3182">
            <text:p>0.3182</text:p>
          </table:table-cell>
          <table:table-cell table:formula="of:=ROUND(([.L3]-[.L$37]*[.$A42])*[.$P$36]*[.L$35];4)" office:value-type="float" office:value="0.3516">
            <text:p>0.3516</text:p>
          </table:table-cell>
          <table:table-cell table:formula="of:=ROUND(([.M3]-[.M$37]*[.$A42])*[.$P$36]*[.M$35];4)" office:value-type="float" office:value="0.3793">
            <text:p>0.3793</text:p>
          </table:table-cell>
          <table:table-cell table:formula="of:=ROUND(([.N3]-[.N$37]*[.$A42])*[.$P$36]*[.N$35];4)" office:value-type="float" office:value="0.3898">
            <text:p>0.3898</text:p>
          </table:table-cell>
          <table:table-cell table:number-columns-repeated="2"/>
        </table:table-row>
        <table:table-row table:style-name="ro1">
          <table:table-cell office:value-type="float" office:value="0.135">
            <text:p>0.135</text:p>
          </table:table-cell>
          <table:table-cell table:formula="of:=ROUND(([.B4]-[.B$37]*[.$A43])*[.$P$36]*[.B$35];4)" office:value-type="float" office:value="0.0086">
            <text:p>0.0086</text:p>
          </table:table-cell>
          <table:table-cell table:formula="of:=ROUND(([.C4]-[.C$37]*[.$A43])*[.$P$36]*[.C$35];4)" office:value-type="float" office:value="0.0289">
            <text:p>0.0289</text:p>
          </table:table-cell>
          <table:table-cell table:formula="of:=ROUND(([.D4]-[.D$37]*[.$A43])*[.$P$36]*[.D$35];4)" office:value-type="float" office:value="0.0569">
            <text:p>0.0569</text:p>
          </table:table-cell>
          <table:table-cell table:formula="of:=ROUND(([.E4]-[.E$37]*[.$A43])*[.$P$36]*[.E$35];4)" office:value-type="float" office:value="0.0893">
            <text:p>0.0893</text:p>
          </table:table-cell>
          <table:table-cell table:formula="of:=ROUND(([.F4]-[.F$37]*[.$A43])*[.$P$36]*[.F$35];4)" office:value-type="float" office:value="0.1219">
            <text:p>0.1219</text:p>
          </table:table-cell>
          <table:table-cell table:formula="of:=ROUND(([.G4]-[.G$37]*[.$A43])*[.$P$36]*[.G$35];4)" office:value-type="float" office:value="0.1579">
            <text:p>0.1579</text:p>
          </table:table-cell>
          <table:table-cell table:formula="of:=ROUND(([.H4]-[.H$37]*[.$A43])*[.$P$36]*[.H$35];4)" office:value-type="float" office:value="0.1959">
            <text:p>0.1959</text:p>
          </table:table-cell>
          <table:table-cell table:formula="of:=ROUND(([.I4]-[.I$37]*[.$A43])*[.$P$36]*[.I$35];4)" office:value-type="float" office:value="0.2346">
            <text:p>0.2346</text:p>
          </table:table-cell>
          <table:table-cell table:formula="of:=ROUND(([.J4]-[.J$37]*[.$A43])*[.$P$36]*[.J$35];4)" office:value-type="float" office:value="0.2757">
            <text:p>0.2757</text:p>
          </table:table-cell>
          <table:table-cell table:formula="of:=ROUND(([.K4]-[.K$37]*[.$A43])*[.$P$36]*[.K$35];4)" office:value-type="float" office:value="0.3175">
            <text:p>0.3175</text:p>
          </table:table-cell>
          <table:table-cell table:formula="of:=ROUND(([.L4]-[.L$37]*[.$A43])*[.$P$36]*[.L$35];4)" office:value-type="float" office:value="0.3555">
            <text:p>0.3555</text:p>
          </table:table-cell>
          <table:table-cell table:formula="of:=ROUND(([.M4]-[.M$37]*[.$A43])*[.$P$36]*[.M$35];4)" office:value-type="float" office:value="0.3905">
            <text:p>0.3905</text:p>
          </table:table-cell>
          <table:table-cell table:formula="of:=ROUND(([.N4]-[.N$37]*[.$A43])*[.$P$36]*[.N$35];4)" office:value-type="float" office:value="0.4079">
            <text:p>0.4079</text:p>
          </table:table-cell>
          <table:table-cell table:number-columns-repeated="2"/>
        </table:table-row>
        <table:table-row table:style-name="ro1">
          <table:table-cell office:value-type="float" office:value="0.2025">
            <text:p>0.2025</text:p>
          </table:table-cell>
          <table:table-cell table:formula="of:=ROUND(([.B5]-[.B$37]*[.$A44])*[.$P$36]*[.B$35];4)" office:value-type="float" office:value="0.004">
            <text:p>0.004</text:p>
          </table:table-cell>
          <table:table-cell table:formula="of:=ROUND(([.C5]-[.C$37]*[.$A44])*[.$P$36]*[.C$35];4)" office:value-type="float" office:value="0.0197">
            <text:p>0.0197</text:p>
          </table:table-cell>
          <table:table-cell table:formula="of:=ROUND(([.D5]-[.D$37]*[.$A44])*[.$P$36]*[.D$35];4)" office:value-type="float" office:value="0.0446">
            <text:p>0.0446</text:p>
          </table:table-cell>
          <table:table-cell table:formula="of:=ROUND(([.E5]-[.E$37]*[.$A44])*[.$P$36]*[.E$35];4)" office:value-type="float" office:value="0.0763">
            <text:p>0.0763</text:p>
          </table:table-cell>
          <table:table-cell table:formula="of:=ROUND(([.F5]-[.F$37]*[.$A44])*[.$P$36]*[.F$35];4)" office:value-type="float" office:value="0.1095">
            <text:p>0.1095</text:p>
          </table:table-cell>
          <table:table-cell table:formula="of:=ROUND(([.G5]-[.G$37]*[.$A44])*[.$P$36]*[.G$35];4)" office:value-type="float" office:value="0.1459">
            <text:p>0.1459</text:p>
          </table:table-cell>
          <table:table-cell table:formula="of:=ROUND(([.H5]-[.H$37]*[.$A44])*[.$P$36]*[.H$35];4)" office:value-type="float" office:value="0.1854">
            <text:p>0.1854</text:p>
          </table:table-cell>
          <table:table-cell table:formula="of:=ROUND(([.I5]-[.I$37]*[.$A44])*[.$P$36]*[.I$35];4)" office:value-type="float" office:value="0.2258">
            <text:p>0.2258</text:p>
          </table:table-cell>
          <table:table-cell table:formula="of:=ROUND(([.J5]-[.J$37]*[.$A44])*[.$P$36]*[.J$35];4)" office:value-type="float" office:value="0.2691">
            <text:p>0.2691</text:p>
          </table:table-cell>
          <table:table-cell table:formula="of:=ROUND(([.K5]-[.K$37]*[.$A44])*[.$P$36]*[.K$35];4)" office:value-type="float" office:value="0.3137">
            <text:p>0.3137</text:p>
          </table:table-cell>
          <table:table-cell table:formula="of:=ROUND(([.L5]-[.L$37]*[.$A44])*[.$P$36]*[.L$35];4)" office:value-type="float" office:value="0.3573">
            <text:p>0.3573</text:p>
          </table:table-cell>
          <table:table-cell table:formula="of:=ROUND(([.M5]-[.M$37]*[.$A44])*[.$P$36]*[.M$35];4)" office:value-type="float" office:value="0.3987">
            <text:p>0.3987</text:p>
          </table:table-cell>
          <table:table-cell table:formula="of:=ROUND(([.N5]-[.N$37]*[.$A44])*[.$P$36]*[.N$35];4)" office:value-type="float" office:value="0.4242">
            <text:p>0.4242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table:formula="of:=ROUND(([.B6]-[.B$37]*[.$A45])*[.$P$36]*[.B$35];4)" office:value-type="float" office:value="-0.001">
            <text:p>-0.001</text:p>
          </table:table-cell>
          <table:table-cell table:formula="of:=ROUND(([.C6]-[.C$37]*[.$A45])*[.$P$36]*[.C$35];4)" office:value-type="float" office:value="0.0089">
            <text:p>0.0089</text:p>
          </table:table-cell>
          <table:table-cell table:formula="of:=ROUND(([.D6]-[.D$37]*[.$A45])*[.$P$36]*[.D$35];4)" office:value-type="float" office:value="0.0314">
            <text:p>0.0314</text:p>
          </table:table-cell>
          <table:table-cell table:formula="of:=ROUND(([.E6]-[.E$37]*[.$A45])*[.$P$36]*[.E$35];4)" office:value-type="float" office:value="0.0613">
            <text:p>0.0613</text:p>
          </table:table-cell>
          <table:table-cell table:formula="of:=ROUND(([.F6]-[.F$37]*[.$A45])*[.$P$36]*[.F$35];4)" office:value-type="float" office:value="0.096">
            <text:p>0.096</text:p>
          </table:table-cell>
          <table:table-cell table:formula="of:=ROUND(([.G6]-[.G$37]*[.$A45])*[.$P$36]*[.G$35];4)" office:value-type="float" office:value="0.1338">
            <text:p>0.1338</text:p>
          </table:table-cell>
          <table:table-cell table:formula="of:=ROUND(([.H6]-[.H$37]*[.$A45])*[.$P$36]*[.H$35];4)" office:value-type="float" office:value="0.1731">
            <text:p>0.1731</text:p>
          </table:table-cell>
          <table:table-cell table:formula="of:=ROUND(([.I6]-[.I$37]*[.$A45])*[.$P$36]*[.I$35];4)" office:value-type="float" office:value="0.216">
            <text:p>0.216</text:p>
          </table:table-cell>
          <table:table-cell table:formula="of:=ROUND(([.J6]-[.J$37]*[.$A45])*[.$P$36]*[.J$35];4)" office:value-type="float" office:value="0.2619">
            <text:p>0.2619</text:p>
          </table:table-cell>
          <table:table-cell table:formula="of:=ROUND(([.K6]-[.K$37]*[.$A45])*[.$P$36]*[.K$35];4)" office:value-type="float" office:value="0.3094">
            <text:p>0.3094</text:p>
          </table:table-cell>
          <table:table-cell table:formula="of:=ROUND(([.L6]-[.L$37]*[.$A45])*[.$P$36]*[.L$35];4)" office:value-type="float" office:value="0.3578">
            <text:p>0.3578</text:p>
          </table:table-cell>
          <table:table-cell table:formula="of:=ROUND(([.M6]-[.M$37]*[.$A45])*[.$P$36]*[.M$35];4)" office:value-type="float" office:value="0.407">
            <text:p>0.407</text:p>
          </table:table-cell>
          <table:table-cell table:formula="of:=ROUND(([.N6]-[.N$37]*[.$A45])*[.$P$36]*[.N$35];4)" office:value-type="float" office:value="0.4405">
            <text:p>0.4405</text:p>
          </table:table-cell>
          <table:table-cell table:number-columns-repeated="2"/>
        </table:table-row>
        <table:table-row table:style-name="ro1">
          <table:table-cell office:value-type="float" office:value="0.3375">
            <text:p>0.3375</text:p>
          </table:table-cell>
          <table:table-cell table:formula="of:=ROUND(([.B7]-[.B$37]*[.$A46])*[.$P$36]*[.B$35];4)" office:value-type="float" office:value="-0.0061">
            <text:p>-0.0061</text:p>
          </table:table-cell>
          <table:table-cell table:formula="of:=ROUND(([.C7]-[.C$37]*[.$A46])*[.$P$36]*[.C$35];4)" office:value-type="float" office:value="-0.003">
            <text:p>-0.003</text:p>
          </table:table-cell>
          <table:table-cell table:formula="of:=ROUND(([.D7]-[.D$37]*[.$A46])*[.$P$36]*[.D$35];4)" office:value-type="float" office:value="0.0158">
            <text:p>0.0158</text:p>
          </table:table-cell>
          <table:table-cell table:formula="of:=ROUND(([.E7]-[.E$37]*[.$A46])*[.$P$36]*[.E$35];4)" office:value-type="float" office:value="0.0448">
            <text:p>0.0448</text:p>
          </table:table-cell>
          <table:table-cell table:formula="of:=ROUND(([.F7]-[.F$37]*[.$A46])*[.$P$36]*[.F$35];4)" office:value-type="float" office:value="0.0814">
            <text:p>0.0814</text:p>
          </table:table-cell>
          <table:table-cell table:formula="of:=ROUND(([.G7]-[.G$37]*[.$A46])*[.$P$36]*[.G$35];4)" office:value-type="float" office:value="0.1195">
            <text:p>0.1195</text:p>
          </table:table-cell>
          <table:table-cell table:formula="of:=ROUND(([.H7]-[.H$37]*[.$A46])*[.$P$36]*[.H$35];4)" office:value-type="float" office:value="0.1604">
            <text:p>0.1604</text:p>
          </table:table-cell>
          <table:table-cell table:formula="of:=ROUND(([.I7]-[.I$37]*[.$A46])*[.$P$36]*[.I$35];4)" office:value-type="float" office:value="0.205">
            <text:p>0.205</text:p>
          </table:table-cell>
          <table:table-cell table:formula="of:=ROUND(([.J7]-[.J$37]*[.$A46])*[.$P$36]*[.J$35];4)" office:value-type="float" office:value="0.253">
            <text:p>0.253</text:p>
          </table:table-cell>
          <table:table-cell table:formula="of:=ROUND(([.K7]-[.K$37]*[.$A46])*[.$P$36]*[.K$35];4)" office:value-type="float" office:value="0.3042">
            <text:p>0.3042</text:p>
          </table:table-cell>
          <table:table-cell table:formula="of:=ROUND(([.L7]-[.L$37]*[.$A46])*[.$P$36]*[.L$35];4)" office:value-type="float" office:value="0.3567">
            <text:p>0.3567</text:p>
          </table:table-cell>
          <table:table-cell table:formula="of:=ROUND(([.M7]-[.M$37]*[.$A46])*[.$P$36]*[.M$35];4)" office:value-type="float" office:value="0.4138">
            <text:p>0.4138</text:p>
          </table:table-cell>
          <table:table-cell table:formula="of:=ROUND(([.N7]-[.N$37]*[.$A46])*[.$P$36]*[.N$35];4)" office:value-type="float" office:value="0.4556">
            <text:p>0.4556</text:p>
          </table:table-cell>
          <table:table-cell table:number-columns-repeated="2"/>
        </table:table-row>
        <table:table-row table:style-name="ro1">
          <table:table-cell office:value-type="float" office:value="0.405">
            <text:p>0.405</text:p>
          </table:table-cell>
          <table:table-cell table:formula="of:=ROUND(([.B8]-[.B$37]*[.$A47])*[.$P$36]*[.B$35];4)" office:value-type="float" office:value="-0.0118">
            <text:p>-0.0118</text:p>
          </table:table-cell>
          <table:table-cell table:formula="of:=ROUND(([.C8]-[.C$37]*[.$A47])*[.$P$36]*[.C$35];4)" office:value-type="float" office:value="-0.0149">
            <text:p>-0.0149</text:p>
          </table:table-cell>
          <table:table-cell table:formula="of:=ROUND(([.D8]-[.D$37]*[.$A47])*[.$P$36]*[.D$35];4)" office:value-type="float" office:value="-0.0018">
            <text:p>-0.0018</text:p>
          </table:table-cell>
          <table:table-cell table:formula="of:=ROUND(([.E8]-[.E$37]*[.$A47])*[.$P$36]*[.E$35];4)" office:value-type="float" office:value="0.0259">
            <text:p>0.0259</text:p>
          </table:table-cell>
          <table:table-cell table:formula="of:=ROUND(([.F8]-[.F$37]*[.$A47])*[.$P$36]*[.F$35];4)" office:value-type="float" office:value="0.0637">
            <text:p>0.0637</text:p>
          </table:table-cell>
          <table:table-cell table:formula="of:=ROUND(([.G8]-[.G$37]*[.$A47])*[.$P$36]*[.G$35];4)" office:value-type="float" office:value="0.1035">
            <text:p>0.1035</text:p>
          </table:table-cell>
          <table:table-cell table:formula="of:=ROUND(([.H8]-[.H$37]*[.$A47])*[.$P$36]*[.H$35];4)" office:value-type="float" office:value="0.1464">
            <text:p>0.1464</text:p>
          </table:table-cell>
          <table:table-cell table:formula="of:=ROUND(([.I8]-[.I$37]*[.$A47])*[.$P$36]*[.I$35];4)" office:value-type="float" office:value="0.1935">
            <text:p>0.1935</text:p>
          </table:table-cell>
          <table:table-cell table:formula="of:=ROUND(([.J8]-[.J$37]*[.$A47])*[.$P$36]*[.J$35];4)" office:value-type="float" office:value="0.2442">
            <text:p>0.2442</text:p>
          </table:table-cell>
          <table:table-cell table:formula="of:=ROUND(([.K8]-[.K$37]*[.$A47])*[.$P$36]*[.K$35];4)" office:value-type="float" office:value="0.2977">
            <text:p>0.2977</text:p>
          </table:table-cell>
          <table:table-cell table:formula="of:=ROUND(([.L8]-[.L$37]*[.$A47])*[.$P$36]*[.L$35];4)" office:value-type="float" office:value="0.355">
            <text:p>0.355</text:p>
          </table:table-cell>
          <table:table-cell table:formula="of:=ROUND(([.M8]-[.M$37]*[.$A47])*[.$P$36]*[.M$35];4)" office:value-type="float" office:value="0.418">
            <text:p>0.418</text:p>
          </table:table-cell>
          <table:table-cell table:formula="of:=ROUND(([.N8]-[.N$37]*[.$A47])*[.$P$36]*[.N$35];4)" office:value-type="float" office:value="0.4707">
            <text:p>0.4707</text:p>
          </table:table-cell>
          <table:table-cell table:number-columns-repeated="2"/>
        </table:table-row>
        <table:table-row table:style-name="ro1">
          <table:table-cell office:value-type="float" office:value="0.4725">
            <text:p>0.4725</text:p>
          </table:table-cell>
          <table:table-cell table:formula="of:=ROUND(([.B9]-[.B$37]*[.$A48])*[.$P$36]*[.B$35];4)" office:value-type="float" office:value="-0.0178">
            <text:p>-0.0178</text:p>
          </table:table-cell>
          <table:table-cell table:formula="of:=ROUND(([.C9]-[.C$37]*[.$A48])*[.$P$36]*[.C$35];4)" office:value-type="float" office:value="-0.0276">
            <text:p>-0.0276</text:p>
          </table:table-cell>
          <table:table-cell table:formula="of:=ROUND(([.D9]-[.D$37]*[.$A48])*[.$P$36]*[.D$35];4)" office:value-type="float" office:value="-0.0195">
            <text:p>-0.0195</text:p>
          </table:table-cell>
          <table:table-cell table:formula="of:=ROUND(([.E9]-[.E$37]*[.$A48])*[.$P$36]*[.E$35];4)" office:value-type="float" office:value="0.0043">
            <text:p>0.0043</text:p>
          </table:table-cell>
          <table:table-cell table:formula="of:=ROUND(([.F9]-[.F$37]*[.$A48])*[.$P$36]*[.F$35];4)" office:value-type="float" office:value="0.0427">
            <text:p>0.0427</text:p>
          </table:table-cell>
          <table:table-cell table:formula="of:=ROUND(([.G9]-[.G$37]*[.$A48])*[.$P$36]*[.G$35];4)" office:value-type="float" office:value="0.0854">
            <text:p>0.0854</text:p>
          </table:table-cell>
          <table:table-cell table:formula="of:=ROUND(([.H9]-[.H$37]*[.$A48])*[.$P$36]*[.H$35];4)" office:value-type="float" office:value="0.1307">
            <text:p>0.1307</text:p>
          </table:table-cell>
          <table:table-cell table:formula="of:=ROUND(([.I9]-[.I$37]*[.$A48])*[.$P$36]*[.I$35];4)" office:value-type="float" office:value="0.1799">
            <text:p>0.1799</text:p>
          </table:table-cell>
          <table:table-cell table:formula="of:=ROUND(([.J9]-[.J$37]*[.$A48])*[.$P$36]*[.J$35];4)" office:value-type="float" office:value="0.2353">
            <text:p>0.2353</text:p>
          </table:table-cell>
          <table:table-cell table:formula="of:=ROUND(([.K9]-[.K$37]*[.$A48])*[.$P$36]*[.K$35];4)" office:value-type="float" office:value="0.2911">
            <text:p>0.2911</text:p>
          </table:table-cell>
          <table:table-cell table:formula="of:=ROUND(([.L9]-[.L$37]*[.$A48])*[.$P$36]*[.L$35];4)" office:value-type="float" office:value="0.357">
            <text:p>0.357</text:p>
          </table:table-cell>
          <table:table-cell table:formula="of:=ROUND(([.M9]-[.M$37]*[.$A48])*[.$P$36]*[.M$35];4)" office:value-type="float" office:value="0.4201">
            <text:p>0.4201</text:p>
          </table:table-cell>
          <table:table-cell table:formula="of:=ROUND(([.N9]-[.N$37]*[.$A48])*[.$P$36]*[.N$35];4)" office:value-type="float" office:value="0.4863">
            <text:p>0.4863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table:formula="of:=ROUND(([.B10]-[.B$37]*[.$A49])*[.$P$36]*[.B$35];4)" office:value-type="float" office:value="-0.0239">
            <text:p>-0.0239</text:p>
          </table:table-cell>
          <table:table-cell table:formula="of:=ROUND(([.C10]-[.C$37]*[.$A49])*[.$P$36]*[.C$35];4)" office:value-type="float" office:value="-0.0421">
            <text:p>-0.0421</text:p>
          </table:table-cell>
          <table:table-cell table:formula="of:=ROUND(([.D10]-[.D$37]*[.$A49])*[.$P$36]*[.D$35];4)" office:value-type="float" office:value="-0.0387">
            <text:p>-0.0387</text:p>
          </table:table-cell>
          <table:table-cell table:formula="of:=ROUND(([.E10]-[.E$37]*[.$A49])*[.$P$36]*[.E$35];4)" office:value-type="float" office:value="-0.02">
            <text:p>-0.02</text:p>
          </table:table-cell>
          <table:table-cell table:formula="of:=ROUND(([.F10]-[.F$37]*[.$A49])*[.$P$36]*[.F$35];4)" office:value-type="float" office:value="0.0175">
            <text:p>0.0175</text:p>
          </table:table-cell>
          <table:table-cell table:formula="of:=ROUND(([.G10]-[.G$37]*[.$A49])*[.$P$36]*[.G$35];4)" office:value-type="float" office:value="0.064">
            <text:p>0.064</text:p>
          </table:table-cell>
          <table:table-cell table:formula="of:=ROUND(([.H10]-[.H$37]*[.$A49])*[.$P$36]*[.H$35];4)" office:value-type="float" office:value="0.1135">
            <text:p>0.1135</text:p>
          </table:table-cell>
          <table:table-cell table:formula="of:=ROUND(([.I10]-[.I$37]*[.$A49])*[.$P$36]*[.I$35];4)" office:value-type="float" office:value="0.1662">
            <text:p>0.1662</text:p>
          </table:table-cell>
          <table:table-cell table:formula="of:=ROUND(([.J10]-[.J$37]*[.$A49])*[.$P$36]*[.J$35];4)" office:value-type="float" office:value="0.2264">
            <text:p>0.2264</text:p>
          </table:table-cell>
          <table:table-cell table:formula="of:=ROUND(([.K10]-[.K$37]*[.$A49])*[.$P$36]*[.K$35];4)" office:value-type="float" office:value="0.2845">
            <text:p>0.2845</text:p>
          </table:table-cell>
          <table:table-cell table:formula="of:=ROUND(([.L10]-[.L$37]*[.$A49])*[.$P$36]*[.L$35];4)" office:value-type="float" office:value="0.3544">
            <text:p>0.3544</text:p>
          </table:table-cell>
          <table:table-cell table:formula="of:=ROUND(([.M10]-[.M$37]*[.$A49])*[.$P$36]*[.M$35];4)" office:value-type="float" office:value="0.4215">
            <text:p>0.4215</text:p>
          </table:table-cell>
          <table:table-cell table:formula="of:=ROUND(([.N10]-[.N$37]*[.$A49])*[.$P$36]*[.N$35];4)" office:value-type="float" office:value="0.4952">
            <text:p>0.4952</text:p>
          </table:table-cell>
          <table:table-cell table:number-columns-repeated="2"/>
        </table:table-row>
        <table:table-row table:style-name="ro1">
          <table:table-cell office:value-type="float" office:value="0.6075">
            <text:p>0.6075</text:p>
          </table:table-cell>
          <table:table-cell table:formula="of:=ROUND(([.B11]-[.B$37]*[.$A50])*[.$P$36]*[.B$35];4)" office:value-type="float" office:value="-0.0299">
            <text:p>-0.0299</text:p>
          </table:table-cell>
          <table:table-cell table:formula="of:=ROUND(([.C11]-[.C$37]*[.$A50])*[.$P$36]*[.C$35];4)" office:value-type="float" office:value="-0.0565">
            <text:p>-0.0565</text:p>
          </table:table-cell>
          <table:table-cell table:formula="of:=ROUND(([.D11]-[.D$37]*[.$A50])*[.$P$36]*[.D$35];4)" office:value-type="float" office:value="-0.0593">
            <text:p>-0.0593</text:p>
          </table:table-cell>
          <table:table-cell table:formula="of:=ROUND(([.E11]-[.E$37]*[.$A50])*[.$P$36]*[.E$35];4)" office:value-type="float" office:value="-0.0445">
            <text:p>-0.0445</text:p>
          </table:table-cell>
          <table:table-cell table:formula="of:=ROUND(([.F11]-[.F$37]*[.$A50])*[.$P$36]*[.F$35];4)" office:value-type="float" office:value="-0.0102">
            <text:p>-0.0102</text:p>
          </table:table-cell>
          <table:table-cell table:formula="of:=ROUND(([.G11]-[.G$37]*[.$A50])*[.$P$36]*[.G$35];4)" office:value-type="float" office:value="0.0402">
            <text:p>0.0402</text:p>
          </table:table-cell>
          <table:table-cell table:formula="of:=ROUND(([.H11]-[.H$37]*[.$A50])*[.$P$36]*[.H$35];4)" office:value-type="float" office:value="0.0932">
            <text:p>0.0932</text:p>
          </table:table-cell>
          <table:table-cell table:formula="of:=ROUND(([.I11]-[.I$37]*[.$A50])*[.$P$36]*[.I$35];4)" office:value-type="float" office:value="0.1506">
            <text:p>0.1506</text:p>
          </table:table-cell>
          <table:table-cell table:formula="of:=ROUND(([.J11]-[.J$37]*[.$A50])*[.$P$36]*[.J$35];4)" office:value-type="float" office:value="0.2158">
            <text:p>0.2158</text:p>
          </table:table-cell>
          <table:table-cell table:formula="of:=ROUND(([.K11]-[.K$37]*[.$A50])*[.$P$36]*[.K$35];4)" office:value-type="float" office:value="0.2778">
            <text:p>0.2778</text:p>
          </table:table-cell>
          <table:table-cell table:formula="of:=ROUND(([.L11]-[.L$37]*[.$A50])*[.$P$36]*[.L$35];4)" office:value-type="float" office:value="0.3489">
            <text:p>0.3489</text:p>
          </table:table-cell>
          <table:table-cell table:formula="of:=ROUND(([.M11]-[.M$37]*[.$A50])*[.$P$36]*[.M$35];4)" office:value-type="float" office:value="0.4244">
            <text:p>0.4244</text:p>
          </table:table-cell>
          <table:table-cell table:formula="of:=ROUND(([.N11]-[.N$37]*[.$A50])*[.$P$36]*[.N$35];4)" office:value-type="float" office:value="0.502">
            <text:p>0.502</text:p>
          </table:table-cell>
          <table:table-cell table:number-columns-repeated="2"/>
        </table:table-row>
        <table:table-row table:style-name="ro1">
          <table:table-cell office:value-type="float" office:value="0.675">
            <text:p>0.675</text:p>
          </table:table-cell>
          <table:table-cell table:formula="of:=ROUND(([.B12]-[.B$37]*[.$A51])*[.$P$36]*[.B$35];4)" office:value-type="float" office:value="-0.036">
            <text:p>-0.036</text:p>
          </table:table-cell>
          <table:table-cell table:formula="of:=ROUND(([.C12]-[.C$37]*[.$A51])*[.$P$36]*[.C$35];4)" office:value-type="float" office:value="-0.071">
            <text:p>-0.071</text:p>
          </table:table-cell>
          <table:table-cell table:formula="of:=ROUND(([.D12]-[.D$37]*[.$A51])*[.$P$36]*[.D$35];4)" office:value-type="float" office:value="-0.0837">
            <text:p>-0.0837</text:p>
          </table:table-cell>
          <table:table-cell table:formula="of:=ROUND(([.E12]-[.E$37]*[.$A51])*[.$P$36]*[.E$35];4)" office:value-type="float" office:value="-0.0712">
            <text:p>-0.0712</text:p>
          </table:table-cell>
          <table:table-cell table:formula="of:=ROUND(([.F12]-[.F$37]*[.$A51])*[.$P$36]*[.F$35];4)" office:value-type="float" office:value="-0.0395">
            <text:p>-0.0395</text:p>
          </table:table-cell>
          <table:table-cell table:formula="of:=ROUND(([.G12]-[.G$37]*[.$A51])*[.$P$36]*[.G$35];4)" office:value-type="float" office:value="0.0109">
            <text:p>0.0109</text:p>
          </table:table-cell>
          <table:table-cell table:formula="of:=ROUND(([.H12]-[.H$37]*[.$A51])*[.$P$36]*[.H$35];4)" office:value-type="float" office:value="0.071">
            <text:p>0.071</text:p>
          </table:table-cell>
          <table:table-cell table:formula="of:=ROUND(([.I12]-[.I$37]*[.$A51])*[.$P$36]*[.I$35];4)" office:value-type="float" office:value="0.1334">
            <text:p>0.1334</text:p>
          </table:table-cell>
          <table:table-cell table:formula="of:=ROUND(([.J12]-[.J$37]*[.$A51])*[.$P$36]*[.J$35];4)" office:value-type="float" office:value="0.2033">
            <text:p>0.2033</text:p>
          </table:table-cell>
          <table:table-cell table:formula="of:=ROUND(([.K12]-[.K$37]*[.$A51])*[.$P$36]*[.K$35];4)" office:value-type="float" office:value="0.2729">
            <text:p>0.2729</text:p>
          </table:table-cell>
          <table:table-cell table:formula="of:=ROUND(([.L12]-[.L$37]*[.$A51])*[.$P$36]*[.L$35];4)" office:value-type="float" office:value="0.3434">
            <text:p>0.3434</text:p>
          </table:table-cell>
          <table:table-cell table:formula="of:=ROUND(([.M12]-[.M$37]*[.$A51])*[.$P$36]*[.M$35];4)" office:value-type="float" office:value="0.4272">
            <text:p>0.4272</text:p>
          </table:table-cell>
          <table:table-cell table:formula="of:=ROUND(([.N12]-[.N$37]*[.$A51])*[.$P$36]*[.N$35];4)" office:value-type="float" office:value="0.5168">
            <text:p>0.5168</text:p>
          </table:table-cell>
          <table:table-cell table:number-columns-repeated="2"/>
        </table:table-row>
        <table:table-row table:style-name="ro1">
          <table:table-cell office:value-type="float" office:value="0.7425">
            <text:p>0.7425</text:p>
          </table:table-cell>
          <table:table-cell table:formula="of:=ROUND(([.B13]-[.B$37]*[.$A52])*[.$P$36]*[.B$35];4)" office:value-type="float" office:value="-0.042">
            <text:p>-0.042</text:p>
          </table:table-cell>
          <table:table-cell table:formula="of:=ROUND(([.C13]-[.C$37]*[.$A52])*[.$P$36]*[.C$35];4)" office:value-type="float" office:value="-0.0855">
            <text:p>-0.0855</text:p>
          </table:table-cell>
          <table:table-cell table:formula="of:=ROUND(([.D13]-[.D$37]*[.$A52])*[.$P$36]*[.D$35];4)" office:value-type="float" office:value="-0.108">
            <text:p>-0.108</text:p>
          </table:table-cell>
          <table:table-cell table:formula="of:=ROUND(([.E13]-[.E$37]*[.$A52])*[.$P$36]*[.E$35];4)" office:value-type="float" office:value="-0.098">
            <text:p>-0.098</text:p>
          </table:table-cell>
          <table:table-cell table:formula="of:=ROUND(([.F13]-[.F$37]*[.$A52])*[.$P$36]*[.F$35];4)" office:value-type="float" office:value="-0.0698">
            <text:p>-0.0698</text:p>
          </table:table-cell>
          <table:table-cell table:formula="of:=ROUND(([.G13]-[.G$37]*[.$A52])*[.$P$36]*[.G$35];4)" office:value-type="float" office:value="-0.0228">
            <text:p>-0.0228</text:p>
          </table:table-cell>
          <table:table-cell table:formula="of:=ROUND(([.H13]-[.H$37]*[.$A52])*[.$P$36]*[.H$35];4)" office:value-type="float" office:value="0.0426">
            <text:p>0.0426</text:p>
          </table:table-cell>
          <table:table-cell table:formula="of:=ROUND(([.I13]-[.I$37]*[.$A52])*[.$P$36]*[.I$35];4)" office:value-type="float" office:value="0.113">
            <text:p>0.113</text:p>
          </table:table-cell>
          <table:table-cell table:formula="of:=ROUND(([.J13]-[.J$37]*[.$A52])*[.$P$36]*[.J$35];4)" office:value-type="float" office:value="0.1876">
            <text:p>0.1876</text:p>
          </table:table-cell>
          <table:table-cell table:formula="of:=ROUND(([.K13]-[.K$37]*[.$A52])*[.$P$36]*[.K$35];4)" office:value-type="float" office:value="0.2687">
            <text:p>0.2687</text:p>
          </table:table-cell>
          <table:table-cell table:formula="of:=ROUND(([.L13]-[.L$37]*[.$A52])*[.$P$36]*[.L$35];4)" office:value-type="float" office:value="0.3421">
            <text:p>0.3421</text:p>
          </table:table-cell>
          <table:table-cell table:formula="of:=ROUND(([.M13]-[.M$37]*[.$A52])*[.$P$36]*[.M$35];4)" office:value-type="float" office:value="0.43">
            <text:p>0.43</text:p>
          </table:table-cell>
          <table:table-cell table:formula="of:=ROUND(([.N13]-[.N$37]*[.$A52])*[.$P$36]*[.N$35];4)" office:value-type="float" office:value="0.5246">
            <text:p>0.5246</text:p>
          </table:table-cell>
          <table:table-cell table:number-columns-repeated="2"/>
        </table:table-row>
        <table:table-row table:style-name="ro1">
          <table:table-cell office:value-type="float" office:value="0.81">
            <text:p>0.81</text:p>
          </table:table-cell>
          <table:table-cell table:formula="of:=ROUND(([.B14]-[.B$37]*[.$A53])*[.$P$36]*[.B$35];4)" office:value-type="float" office:value="-0.0481">
            <text:p>-0.0481</text:p>
          </table:table-cell>
          <table:table-cell table:formula="of:=ROUND(([.C14]-[.C$37]*[.$A53])*[.$P$36]*[.C$35];4)" office:value-type="float" office:value="-0.1">
            <text:p>-0.1</text:p>
          </table:table-cell>
          <table:table-cell table:formula="of:=ROUND(([.D14]-[.D$37]*[.$A53])*[.$P$36]*[.D$35];4)" office:value-type="float" office:value="-0.1323">
            <text:p>-0.1323</text:p>
          </table:table-cell>
          <table:table-cell table:formula="of:=ROUND(([.E14]-[.E$37]*[.$A53])*[.$P$36]*[.E$35];4)" office:value-type="float" office:value="-0.1248">
            <text:p>-0.1248</text:p>
          </table:table-cell>
          <table:table-cell table:formula="of:=ROUND(([.F14]-[.F$37]*[.$A53])*[.$P$36]*[.F$35];4)" office:value-type="float" office:value="-0.1024">
            <text:p>-0.1024</text:p>
          </table:table-cell>
          <table:table-cell table:formula="of:=ROUND(([.G14]-[.G$37]*[.$A53])*[.$P$36]*[.G$35];4)" office:value-type="float" office:value="-0.0568">
            <text:p>-0.0568</text:p>
          </table:table-cell>
          <table:table-cell table:formula="of:=ROUND(([.H14]-[.H$37]*[.$A53])*[.$P$36]*[.H$35];4)" office:value-type="float" office:value="0.0084">
            <text:p>0.0084</text:p>
          </table:table-cell>
          <table:table-cell table:formula="of:=ROUND(([.I14]-[.I$37]*[.$A53])*[.$P$36]*[.I$35];4)" office:value-type="float" office:value="0.0873">
            <text:p>0.0873</text:p>
          </table:table-cell>
          <table:table-cell table:formula="of:=ROUND(([.J14]-[.J$37]*[.$A53])*[.$P$36]*[.J$35];4)" office:value-type="float" office:value="0.17">
            <text:p>0.17</text:p>
          </table:table-cell>
          <table:table-cell table:formula="of:=ROUND(([.K14]-[.K$37]*[.$A53])*[.$P$36]*[.K$35];4)" office:value-type="float" office:value="0.2602">
            <text:p>0.2602</text:p>
          </table:table-cell>
          <table:table-cell table:formula="of:=ROUND(([.L14]-[.L$37]*[.$A53])*[.$P$36]*[.L$35];4)" office:value-type="float" office:value="0.3417">
            <text:p>0.3417</text:p>
          </table:table-cell>
          <table:table-cell table:formula="of:=ROUND(([.M14]-[.M$37]*[.$A53])*[.$P$36]*[.M$35];4)" office:value-type="float" office:value="0.4328">
            <text:p>0.4328</text:p>
          </table:table-cell>
          <table:table-cell table:formula="of:=ROUND(([.N14]-[.N$37]*[.$A53])*[.$P$36]*[.N$35];4)" office:value-type="float" office:value="0.533">
            <text:p>0.533</text:p>
          </table:table-cell>
          <table:table-cell table:number-columns-repeated="2"/>
        </table:table-row>
        <table:table-row table:style-name="ro1">
          <table:table-cell office:value-type="float" office:value="0.8775">
            <text:p>0.8775</text:p>
          </table:table-cell>
          <table:table-cell table:formula="of:=ROUND(([.B15]-[.B$37]*[.$A54])*[.$P$36]*[.B$35];4)" office:value-type="float" office:value="-0.0541">
            <text:p>-0.0541</text:p>
          </table:table-cell>
          <table:table-cell table:formula="of:=ROUND(([.C15]-[.C$37]*[.$A54])*[.$P$36]*[.C$35];4)" office:value-type="float" office:value="-0.1145">
            <text:p>-0.1145</text:p>
          </table:table-cell>
          <table:table-cell table:formula="of:=ROUND(([.D15]-[.D$37]*[.$A54])*[.$P$36]*[.D$35];4)" office:value-type="float" office:value="-0.1566">
            <text:p>-0.1566</text:p>
          </table:table-cell>
          <table:table-cell table:formula="of:=ROUND(([.E15]-[.E$37]*[.$A54])*[.$P$36]*[.E$35];4)" office:value-type="float" office:value="-0.1515">
            <text:p>-0.1515</text:p>
          </table:table-cell>
          <table:table-cell table:formula="of:=ROUND(([.F15]-[.F$37]*[.$A54])*[.$P$36]*[.F$35];4)" office:value-type="float" office:value="-0.1349">
            <text:p>-0.1349</text:p>
          </table:table-cell>
          <table:table-cell table:formula="of:=ROUND(([.G15]-[.G$37]*[.$A54])*[.$P$36]*[.G$35];4)" office:value-type="float" office:value="-0.0937">
            <text:p>-0.0937</text:p>
          </table:table-cell>
          <table:table-cell table:formula="of:=ROUND(([.H15]-[.H$37]*[.$A54])*[.$P$36]*[.H$35];4)" office:value-type="float" office:value="-0.0261">
            <text:p>-0.0261</text:p>
          </table:table-cell>
          <table:table-cell table:formula="of:=ROUND(([.I15]-[.I$37]*[.$A54])*[.$P$36]*[.I$35];4)" office:value-type="float" office:value="0.0574">
            <text:p>0.0574</text:p>
          </table:table-cell>
          <table:table-cell table:formula="of:=ROUND(([.J15]-[.J$37]*[.$A54])*[.$P$36]*[.J$35];4)" office:value-type="float" office:value="0.149">
            <text:p>0.149</text:p>
          </table:table-cell>
          <table:table-cell table:formula="of:=ROUND(([.K15]-[.K$37]*[.$A54])*[.$P$36]*[.K$35];4)" office:value-type="float" office:value="0.248">
            <text:p>0.248</text:p>
          </table:table-cell>
          <table:table-cell table:formula="of:=ROUND(([.L15]-[.L$37]*[.$A54])*[.$P$36]*[.L$35];4)" office:value-type="float" office:value="0.3414">
            <text:p>0.3414</text:p>
          </table:table-cell>
          <table:table-cell table:formula="of:=ROUND(([.M15]-[.M$37]*[.$A54])*[.$P$36]*[.M$35];4)" office:value-type="float" office:value="0.4372">
            <text:p>0.4372</text:p>
          </table:table-cell>
          <table:table-cell table:formula="of:=ROUND(([.N15]-[.N$37]*[.$A54])*[.$P$36]*[.N$35];4)" office:value-type="float" office:value="0.5429">
            <text:p>0.5429</text:p>
          </table:table-cell>
          <table:table-cell table:number-columns-repeated="2"/>
        </table:table-row>
        <table:table-row table:style-name="ro1">
          <table:table-cell office:value-type="float" office:value="0.945">
            <text:p>0.945</text:p>
          </table:table-cell>
          <table:table-cell table:formula="of:=ROUND(([.B16]-[.B$37]*[.$A55])*[.$P$36]*[.B$35];4)" office:value-type="float" office:value="-0.0602">
            <text:p>-0.0602</text:p>
          </table:table-cell>
          <table:table-cell table:formula="of:=ROUND(([.C16]-[.C$37]*[.$A55])*[.$P$36]*[.C$35];4)" office:value-type="float" office:value="-0.129">
            <text:p>-0.129</text:p>
          </table:table-cell>
          <table:table-cell table:formula="of:=ROUND(([.D16]-[.D$37]*[.$A55])*[.$P$36]*[.D$35];4)" office:value-type="float" office:value="-0.1809">
            <text:p>-0.1809</text:p>
          </table:table-cell>
          <table:table-cell table:formula="of:=ROUND(([.E16]-[.E$37]*[.$A55])*[.$P$36]*[.E$35];4)" office:value-type="float" office:value="-0.1783">
            <text:p>-0.1783</text:p>
          </table:table-cell>
          <table:table-cell table:formula="of:=ROUND(([.F16]-[.F$37]*[.$A55])*[.$P$36]*[.F$35];4)" office:value-type="float" office:value="-0.1675">
            <text:p>-0.1675</text:p>
          </table:table-cell>
          <table:table-cell table:formula="of:=ROUND(([.G16]-[.G$37]*[.$A55])*[.$P$36]*[.G$35];4)" office:value-type="float" office:value="-0.1306">
            <text:p>-0.1306</text:p>
          </table:table-cell>
          <table:table-cell table:formula="of:=ROUND(([.H16]-[.H$37]*[.$A55])*[.$P$36]*[.H$35];4)" office:value-type="float" office:value="-0.0635">
            <text:p>-0.0635</text:p>
          </table:table-cell>
          <table:table-cell table:formula="of:=ROUND(([.I16]-[.I$37]*[.$A55])*[.$P$36]*[.I$35];4)" office:value-type="float" office:value="0.0218">
            <text:p>0.0218</text:p>
          </table:table-cell>
          <table:table-cell table:formula="of:=ROUND(([.J16]-[.J$37]*[.$A55])*[.$P$36]*[.J$35];4)" office:value-type="float" office:value="0.1243">
            <text:p>0.1243</text:p>
          </table:table-cell>
          <table:table-cell table:formula="of:=ROUND(([.K16]-[.K$37]*[.$A55])*[.$P$36]*[.K$35];4)" office:value-type="float" office:value="0.2348">
            <text:p>0.2348</text:p>
          </table:table-cell>
          <table:table-cell table:formula="of:=ROUND(([.L16]-[.L$37]*[.$A55])*[.$P$36]*[.L$35];4)" office:value-type="float" office:value="0.3404">
            <text:p>0.3404</text:p>
          </table:table-cell>
          <table:table-cell table:formula="of:=ROUND(([.M16]-[.M$37]*[.$A55])*[.$P$36]*[.M$35];4)" office:value-type="float" office:value="0.4417">
            <text:p>0.4417</text:p>
          </table:table-cell>
          <table:table-cell table:formula="of:=ROUND(([.N16]-[.N$37]*[.$A55])*[.$P$36]*[.N$35];4)" office:value-type="float" office:value="0.5528">
            <text:p>0.5528</text:p>
          </table:table-cell>
          <table:table-cell table:number-columns-repeated="2"/>
        </table:table-row>
        <table:table-row table:style-name="ro1">
          <table:table-cell office:value-type="float" office:value="1.0125">
            <text:p>1.0125</text:p>
          </table:table-cell>
          <table:table-cell table:formula="of:=ROUND(([.B17]-[.B$37]*[.$A56])*[.$P$36]*[.B$35];4)" office:value-type="float" office:value="-0.0662">
            <text:p>-0.0662</text:p>
          </table:table-cell>
          <table:table-cell table:formula="of:=ROUND(([.C17]-[.C$37]*[.$A56])*[.$P$36]*[.C$35];4)" office:value-type="float" office:value="-0.1435">
            <text:p>-0.1435</text:p>
          </table:table-cell>
          <table:table-cell table:formula="of:=ROUND(([.D17]-[.D$37]*[.$A56])*[.$P$36]*[.D$35];4)" office:value-type="float" office:value="-0.2052">
            <text:p>-0.2052</text:p>
          </table:table-cell>
          <table:table-cell table:formula="of:=ROUND(([.E17]-[.E$37]*[.$A56])*[.$P$36]*[.E$35];4)" office:value-type="float" office:value="-0.205">
            <text:p>-0.205</text:p>
          </table:table-cell>
          <table:table-cell table:formula="of:=ROUND(([.F17]-[.F$37]*[.$A56])*[.$P$36]*[.F$35];4)" office:value-type="float" office:value="-0.2001">
            <text:p>-0.2001</text:p>
          </table:table-cell>
          <table:table-cell table:formula="of:=ROUND(([.G17]-[.G$37]*[.$A56])*[.$P$36]*[.G$35];4)" office:value-type="float" office:value="-0.1675">
            <text:p>-0.1675</text:p>
          </table:table-cell>
          <table:table-cell table:formula="of:=ROUND(([.H17]-[.H$37]*[.$A56])*[.$P$36]*[.H$35];4)" office:value-type="float" office:value="-0.1048">
            <text:p>-0.1048</text:p>
          </table:table-cell>
          <table:table-cell table:formula="of:=ROUND(([.I17]-[.I$37]*[.$A56])*[.$P$36]*[.I$35];4)" office:value-type="float" office:value="-0.0139">
            <text:p>-0.0139</text:p>
          </table:table-cell>
          <table:table-cell table:formula="of:=ROUND(([.J17]-[.J$37]*[.$A56])*[.$P$36]*[.J$35];4)" office:value-type="float" office:value="0.0944">
            <text:p>0.0944</text:p>
          </table:table-cell>
          <table:table-cell table:formula="of:=ROUND(([.K17]-[.K$37]*[.$A56])*[.$P$36]*[.K$35];4)" office:value-type="float" office:value="0.2151">
            <text:p>0.2151</text:p>
          </table:table-cell>
          <table:table-cell table:formula="of:=ROUND(([.L17]-[.L$37]*[.$A56])*[.$P$36]*[.L$35];4)" office:value-type="float" office:value="0.335">
            <text:p>0.335</text:p>
          </table:table-cell>
          <table:table-cell table:formula="of:=ROUND(([.M17]-[.M$37]*[.$A56])*[.$P$36]*[.M$35];4)" office:value-type="float" office:value="0.4487">
            <text:p>0.4487</text:p>
          </table:table-cell>
          <table:table-cell table:formula="of:=ROUND(([.N17]-[.N$37]*[.$A56])*[.$P$36]*[.N$35];4)" office:value-type="float" office:value="0.5627">
            <text:p>0.5627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table:formula="of:=ROUND(([.B18]-[.B$37]*[.$A57])*[.$P$36]*[.B$35];4)" office:value-type="float" office:value="-0.0723">
            <text:p>-0.0723</text:p>
          </table:table-cell>
          <table:table-cell table:formula="of:=ROUND(([.C18]-[.C$37]*[.$A57])*[.$P$36]*[.C$35];4)" office:value-type="float" office:value="-0.158">
            <text:p>-0.158</text:p>
          </table:table-cell>
          <table:table-cell table:formula="of:=ROUND(([.D18]-[.D$37]*[.$A57])*[.$P$36]*[.D$35];4)" office:value-type="float" office:value="-0.2296">
            <text:p>-0.2296</text:p>
          </table:table-cell>
          <table:table-cell table:formula="of:=ROUND(([.E18]-[.E$37]*[.$A57])*[.$P$36]*[.E$35];4)" office:value-type="float" office:value="-0.2318">
            <text:p>-0.2318</text:p>
          </table:table-cell>
          <table:table-cell table:formula="of:=ROUND(([.F18]-[.F$37]*[.$A57])*[.$P$36]*[.F$35];4)" office:value-type="float" office:value="-0.2327">
            <text:p>-0.2327</text:p>
          </table:table-cell>
          <table:table-cell table:formula="of:=ROUND(([.G18]-[.G$37]*[.$A57])*[.$P$36]*[.G$35];4)" office:value-type="float" office:value="-0.2044">
            <text:p>-0.2044</text:p>
          </table:table-cell>
          <table:table-cell table:formula="of:=ROUND(([.H18]-[.H$37]*[.$A57])*[.$P$36]*[.H$35];4)" office:value-type="float" office:value="-0.1462">
            <text:p>-0.1462</text:p>
          </table:table-cell>
          <table:table-cell table:formula="of:=ROUND(([.I18]-[.I$37]*[.$A57])*[.$P$36]*[.I$35];4)" office:value-type="float" office:value="-0.0538">
            <text:p>-0.0538</text:p>
          </table:table-cell>
          <table:table-cell table:formula="of:=ROUND(([.J18]-[.J$37]*[.$A57])*[.$P$36]*[.J$35];4)" office:value-type="float" office:value="0.0603">
            <text:p>0.0603</text:p>
          </table:table-cell>
          <table:table-cell table:formula="of:=ROUND(([.K18]-[.K$37]*[.$A57])*[.$P$36]*[.K$35];4)" office:value-type="float" office:value="0.1912">
            <text:p>0.1912</text:p>
          </table:table-cell>
          <table:table-cell table:formula="of:=ROUND(([.L18]-[.L$37]*[.$A57])*[.$P$36]*[.L$35];4)" office:value-type="float" office:value="0.3261">
            <text:p>0.3261</text:p>
          </table:table-cell>
          <table:table-cell table:formula="of:=ROUND(([.M18]-[.M$37]*[.$A57])*[.$P$36]*[.M$35];4)" office:value-type="float" office:value="0.454">
            <text:p>0.454</text:p>
          </table:table-cell>
          <table:table-cell table:formula="of:=ROUND(([.N18]-[.N$37]*[.$A57])*[.$P$36]*[.N$35];4)" office:value-type="float" office:value="0.5731">
            <text:p>0.5731</text:p>
          </table:table-cell>
          <table:table-cell table:number-columns-repeated="2"/>
        </table:table-row>
        <table:table-row table:style-name="ro1">
          <table:table-cell office:value-type="float" office:value="1.1475">
            <text:p>1.1475</text:p>
          </table:table-cell>
          <table:table-cell table:formula="of:=ROUND(([.B19]-[.B$37]*[.$A58])*[.$P$36]*[.B$35];4)" office:value-type="float" office:value="-0.0783">
            <text:p>-0.0783</text:p>
          </table:table-cell>
          <table:table-cell table:formula="of:=ROUND(([.C19]-[.C$37]*[.$A58])*[.$P$36]*[.C$35];4)" office:value-type="float" office:value="-0.1724">
            <text:p>-0.1724</text:p>
          </table:table-cell>
          <table:table-cell table:formula="of:=ROUND(([.D19]-[.D$37]*[.$A58])*[.$P$36]*[.D$35];4)" office:value-type="float" office:value="-0.2539">
            <text:p>-0.2539</text:p>
          </table:table-cell>
          <table:table-cell table:formula="of:=ROUND(([.E19]-[.E$37]*[.$A58])*[.$P$36]*[.E$35];4)" office:value-type="float" office:value="-0.2586">
            <text:p>-0.2586</text:p>
          </table:table-cell>
          <table:table-cell table:formula="of:=ROUND(([.F19]-[.F$37]*[.$A58])*[.$P$36]*[.F$35];4)" office:value-type="float" office:value="-0.2653">
            <text:p>-0.2653</text:p>
          </table:table-cell>
          <table:table-cell table:formula="of:=ROUND(([.G19]-[.G$37]*[.$A58])*[.$P$36]*[.G$35];4)" office:value-type="float" office:value="-0.2413">
            <text:p>-0.2413</text:p>
          </table:table-cell>
          <table:table-cell table:formula="of:=ROUND(([.H19]-[.H$37]*[.$A58])*[.$P$36]*[.H$35];4)" office:value-type="float" office:value="-0.1876">
            <text:p>-0.1876</text:p>
          </table:table-cell>
          <table:table-cell table:formula="of:=ROUND(([.I19]-[.I$37]*[.$A58])*[.$P$36]*[.I$35];4)" office:value-type="float" office:value="-0.0964">
            <text:p>-0.0964</text:p>
          </table:table-cell>
          <table:table-cell table:formula="of:=ROUND(([.J19]-[.J$37]*[.$A58])*[.$P$36]*[.J$35];4)" office:value-type="float" office:value="0.0237">
            <text:p>0.0237</text:p>
          </table:table-cell>
          <table:table-cell table:formula="of:=ROUND(([.K19]-[.K$37]*[.$A58])*[.$P$36]*[.K$35];4)" office:value-type="float" office:value="0.1644">
            <text:p>0.1644</text:p>
          </table:table-cell>
          <table:table-cell table:formula="of:=ROUND(([.L19]-[.L$37]*[.$A58])*[.$P$36]*[.L$35];4)" office:value-type="float" office:value="0.3135">
            <text:p>0.3135</text:p>
          </table:table-cell>
          <table:table-cell table:formula="of:=ROUND(([.M19]-[.M$37]*[.$A58])*[.$P$36]*[.M$35];4)" office:value-type="float" office:value="0.4607">
            <text:p>0.4607</text:p>
          </table:table-cell>
          <table:table-cell table:formula="of:=ROUND(([.N19]-[.N$37]*[.$A58])*[.$P$36]*[.N$35];4)" office:value-type="float" office:value="0.5889">
            <text:p>0.5889</text:p>
          </table:table-cell>
          <table:table-cell table:number-columns-repeated="2"/>
        </table:table-row>
        <table:table-row table:style-name="ro1">
          <table:table-cell office:value-type="float" office:value="1.215">
            <text:p>1.215</text:p>
          </table:table-cell>
          <table:table-cell table:formula="of:=ROUND(([.B20]-[.B$37]*[.$A59])*[.$P$36]*[.B$35];4)" office:value-type="float" office:value="-0.0844">
            <text:p>-0.0844</text:p>
          </table:table-cell>
          <table:table-cell table:formula="of:=ROUND(([.C20]-[.C$37]*[.$A59])*[.$P$36]*[.C$35];4)" office:value-type="float" office:value="-0.1869">
            <text:p>-0.1869</text:p>
          </table:table-cell>
          <table:table-cell table:formula="of:=ROUND(([.D20]-[.D$37]*[.$A59])*[.$P$36]*[.D$35];4)" office:value-type="float" office:value="-0.2782">
            <text:p>-0.2782</text:p>
          </table:table-cell>
          <table:table-cell table:formula="of:=ROUND(([.E20]-[.E$37]*[.$A59])*[.$P$36]*[.E$35];4)" office:value-type="float" office:value="-0.2853">
            <text:p>-0.2853</text:p>
          </table:table-cell>
          <table:table-cell table:formula="of:=ROUND(([.F20]-[.F$37]*[.$A59])*[.$P$36]*[.F$35];4)" office:value-type="float" office:value="-0.2979">
            <text:p>-0.2979</text:p>
          </table:table-cell>
          <table:table-cell table:formula="of:=ROUND(([.G20]-[.G$37]*[.$A59])*[.$P$36]*[.G$35];4)" office:value-type="float" office:value="-0.2782">
            <text:p>-0.2782</text:p>
          </table:table-cell>
          <table:table-cell table:formula="of:=ROUND(([.H20]-[.H$37]*[.$A59])*[.$P$36]*[.H$35];4)" office:value-type="float" office:value="-0.229">
            <text:p>-0.229</text:p>
          </table:table-cell>
          <table:table-cell table:formula="of:=ROUND(([.I20]-[.I$37]*[.$A59])*[.$P$36]*[.I$35];4)" office:value-type="float" office:value="-0.139">
            <text:p>-0.139</text:p>
          </table:table-cell>
          <table:table-cell table:formula="of:=ROUND(([.J20]-[.J$37]*[.$A59])*[.$P$36]*[.J$35];4)" office:value-type="float" office:value="-0.0161">
            <text:p>-0.0161</text:p>
          </table:table-cell>
          <table:table-cell table:formula="of:=ROUND(([.K20]-[.K$37]*[.$A59])*[.$P$36]*[.K$35];4)" office:value-type="float" office:value="0.1326">
            <text:p>0.1326</text:p>
          </table:table-cell>
          <table:table-cell table:formula="of:=ROUND(([.L20]-[.L$37]*[.$A59])*[.$P$36]*[.L$35];4)" office:value-type="float" office:value="0.2964">
            <text:p>0.2964</text:p>
          </table:table-cell>
          <table:table-cell table:formula="of:=ROUND(([.M20]-[.M$37]*[.$A59])*[.$P$36]*[.M$35];4)" office:value-type="float" office:value="0.4597">
            <text:p>0.4597</text:p>
          </table:table-cell>
          <table:table-cell table:formula="of:=ROUND(([.N20]-[.N$37]*[.$A59])*[.$P$36]*[.N$35];4)" office:value-type="float" office:value="0.6068">
            <text:p>0.6068</text:p>
          </table:table-cell>
          <table:table-cell table:number-columns-repeated="2"/>
        </table:table-row>
        <table:table-row table:style-name="ro1">
          <table:table-cell office:value-type="float" office:value="1.2825">
            <text:p>1.2825</text:p>
          </table:table-cell>
          <table:table-cell table:formula="of:=ROUND(([.B21]-[.B$37]*[.$A60])*[.$P$36]*[.B$35];4)" office:value-type="float" office:value="-0.0904">
            <text:p>-0.0904</text:p>
          </table:table-cell>
          <table:table-cell table:formula="of:=ROUND(([.C21]-[.C$37]*[.$A60])*[.$P$36]*[.C$35];4)" office:value-type="float" office:value="-0.2014">
            <text:p>-0.2014</text:p>
          </table:table-cell>
          <table:table-cell table:formula="of:=ROUND(([.D21]-[.D$37]*[.$A60])*[.$P$36]*[.D$35];4)" office:value-type="float" office:value="-0.3025">
            <text:p>-0.3025</text:p>
          </table:table-cell>
          <table:table-cell table:formula="of:=ROUND(([.E21]-[.E$37]*[.$A60])*[.$P$36]*[.E$35];4)" office:value-type="float" office:value="-0.3121">
            <text:p>-0.3121</text:p>
          </table:table-cell>
          <table:table-cell table:formula="of:=ROUND(([.F21]-[.F$37]*[.$A60])*[.$P$36]*[.F$35];4)" office:value-type="float" office:value="-0.3305">
            <text:p>-0.3305</text:p>
          </table:table-cell>
          <table:table-cell table:formula="of:=ROUND(([.G21]-[.G$37]*[.$A60])*[.$P$36]*[.G$35];4)" office:value-type="float" office:value="-0.3151">
            <text:p>-0.3151</text:p>
          </table:table-cell>
          <table:table-cell table:formula="of:=ROUND(([.H21]-[.H$37]*[.$A60])*[.$P$36]*[.H$35];4)" office:value-type="float" office:value="-0.2704">
            <text:p>-0.2704</text:p>
          </table:table-cell>
          <table:table-cell table:formula="of:=ROUND(([.I21]-[.I$37]*[.$A60])*[.$P$36]*[.I$35];4)" office:value-type="float" office:value="-0.1816">
            <text:p>-0.1816</text:p>
          </table:table-cell>
          <table:table-cell table:formula="of:=ROUND(([.J21]-[.J$37]*[.$A60])*[.$P$36]*[.J$35];4)" office:value-type="float" office:value="-0.056">
            <text:p>-0.056</text:p>
          </table:table-cell>
          <table:table-cell table:formula="of:=ROUND(([.K21]-[.K$37]*[.$A60])*[.$P$36]*[.K$35];4)" office:value-type="float" office:value="0.1003">
            <text:p>0.1003</text:p>
          </table:table-cell>
          <table:table-cell table:formula="of:=ROUND(([.L21]-[.L$37]*[.$A60])*[.$P$36]*[.L$35];4)" office:value-type="float" office:value="0.2719">
            <text:p>0.2719</text:p>
          </table:table-cell>
          <table:table-cell table:formula="of:=ROUND(([.M21]-[.M$37]*[.$A60])*[.$P$36]*[.M$35];4)" office:value-type="float" office:value="0.4528">
            <text:p>0.4528</text:p>
          </table:table-cell>
          <table:table-cell table:formula="of:=ROUND(([.N21]-[.N$37]*[.$A60])*[.$P$36]*[.N$35];4)" office:value-type="float" office:value="0.6207">
            <text:p>0.6207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table:formula="of:=ROUND(([.B22]-[.B$37]*[.$A61])*[.$P$36]*[.B$35];4)" office:value-type="float" office:value="-0.0965">
            <text:p>-0.0965</text:p>
          </table:table-cell>
          <table:table-cell table:formula="of:=ROUND(([.C22]-[.C$37]*[.$A61])*[.$P$36]*[.C$35];4)" office:value-type="float" office:value="-0.2159">
            <text:p>-0.2159</text:p>
          </table:table-cell>
          <table:table-cell table:formula="of:=ROUND(([.D22]-[.D$37]*[.$A61])*[.$P$36]*[.D$35];4)" office:value-type="float" office:value="-0.3268">
            <text:p>-0.3268</text:p>
          </table:table-cell>
          <table:table-cell table:formula="of:=ROUND(([.E22]-[.E$37]*[.$A61])*[.$P$36]*[.E$35];4)" office:value-type="float" office:value="-0.3388">
            <text:p>-0.3388</text:p>
          </table:table-cell>
          <table:table-cell table:formula="of:=ROUND(([.F22]-[.F$37]*[.$A61])*[.$P$36]*[.F$35];4)" office:value-type="float" office:value="-0.3631">
            <text:p>-0.3631</text:p>
          </table:table-cell>
          <table:table-cell table:formula="of:=ROUND(([.G22]-[.G$37]*[.$A61])*[.$P$36]*[.G$35];4)" office:value-type="float" office:value="-0.352">
            <text:p>-0.352</text:p>
          </table:table-cell>
          <table:table-cell table:formula="of:=ROUND(([.H22]-[.H$37]*[.$A61])*[.$P$36]*[.H$35];4)" office:value-type="float" office:value="-0.3118">
            <text:p>-0.3118</text:p>
          </table:table-cell>
          <table:table-cell table:formula="of:=ROUND(([.I22]-[.I$37]*[.$A61])*[.$P$36]*[.I$35];4)" office:value-type="float" office:value="-0.2242">
            <text:p>-0.2242</text:p>
          </table:table-cell>
          <table:table-cell table:formula="of:=ROUND(([.J22]-[.J$37]*[.$A61])*[.$P$36]*[.J$35];4)" office:value-type="float" office:value="-0.0958">
            <text:p>-0.0958</text:p>
          </table:table-cell>
          <table:table-cell table:formula="of:=ROUND(([.K22]-[.K$37]*[.$A61])*[.$P$36]*[.K$35];4)" office:value-type="float" office:value="0.0584">
            <text:p>0.0584</text:p>
          </table:table-cell>
          <table:table-cell table:formula="of:=ROUND(([.L22]-[.L$37]*[.$A61])*[.$P$36]*[.L$35];4)" office:value-type="float" office:value="0.2428">
            <text:p>0.2428</text:p>
          </table:table-cell>
          <table:table-cell table:formula="of:=ROUND(([.M22]-[.M$37]*[.$A61])*[.$P$36]*[.M$35];4)" office:value-type="float" office:value="0.4404">
            <text:p>0.4404</text:p>
          </table:table-cell>
          <table:table-cell table:formula="of:=ROUND(([.N22]-[.N$37]*[.$A61])*[.$P$36]*[.N$35];4)" office:value-type="float" office:value="0.6282">
            <text:p>0.6282</text:p>
          </table:table-cell>
          <table:table-cell table:number-columns-repeated="2"/>
        </table:table-row>
        <table:table-row table:style-name="ro1">
          <table:table-cell office:value-type="float" office:value="1.4175">
            <text:p>1.4175</text:p>
          </table:table-cell>
          <table:table-cell table:formula="of:=ROUND(([.B23]-[.B$37]*[.$A62])*[.$P$36]*[.B$35];4)" office:value-type="float" office:value="-0.1025">
            <text:p>-0.1025</text:p>
          </table:table-cell>
          <table:table-cell table:formula="of:=ROUND(([.C23]-[.C$37]*[.$A62])*[.$P$36]*[.C$35];4)" office:value-type="float" office:value="-0.2304">
            <text:p>-0.2304</text:p>
          </table:table-cell>
          <table:table-cell table:formula="of:=ROUND(([.D23]-[.D$37]*[.$A62])*[.$P$36]*[.D$35];4)" office:value-type="float" office:value="-0.3511">
            <text:p>-0.3511</text:p>
          </table:table-cell>
          <table:table-cell table:formula="of:=ROUND(([.E23]-[.E$37]*[.$A62])*[.$P$36]*[.E$35];4)" office:value-type="float" office:value="-0.3656">
            <text:p>-0.3656</text:p>
          </table:table-cell>
          <table:table-cell table:formula="of:=ROUND(([.F23]-[.F$37]*[.$A62])*[.$P$36]*[.F$35];4)" office:value-type="float" office:value="-0.3957">
            <text:p>-0.3957</text:p>
          </table:table-cell>
          <table:table-cell table:formula="of:=ROUND(([.G23]-[.G$37]*[.$A62])*[.$P$36]*[.G$35];4)" office:value-type="float" office:value="-0.3889">
            <text:p>-0.3889</text:p>
          </table:table-cell>
          <table:table-cell table:formula="of:=ROUND(([.H23]-[.H$37]*[.$A62])*[.$P$36]*[.H$35];4)" office:value-type="float" office:value="-0.3532">
            <text:p>-0.3532</text:p>
          </table:table-cell>
          <table:table-cell table:formula="of:=ROUND(([.I23]-[.I$37]*[.$A62])*[.$P$36]*[.I$35];4)" office:value-type="float" office:value="-0.2668">
            <text:p>-0.2668</text:p>
          </table:table-cell>
          <table:table-cell table:formula="of:=ROUND(([.J23]-[.J$37]*[.$A62])*[.$P$36]*[.J$35];4)" office:value-type="float" office:value="-0.1356">
            <text:p>-0.1356</text:p>
          </table:table-cell>
          <table:table-cell table:formula="of:=ROUND(([.K23]-[.K$37]*[.$A62])*[.$P$36]*[.K$35];4)" office:value-type="float" office:value="0.0164">
            <text:p>0.0164</text:p>
          </table:table-cell>
          <table:table-cell table:formula="of:=ROUND(([.L23]-[.L$37]*[.$A62])*[.$P$36]*[.L$35];4)" office:value-type="float" office:value="0.2133">
            <text:p>0.2133</text:p>
          </table:table-cell>
          <table:table-cell table:formula="of:=ROUND(([.M23]-[.M$37]*[.$A62])*[.$P$36]*[.M$35];4)" office:value-type="float" office:value="0.4241">
            <text:p>0.4241</text:p>
          </table:table-cell>
          <table:table-cell table:formula="of:=ROUND(([.N23]-[.N$37]*[.$A62])*[.$P$36]*[.N$35];4)" office:value-type="float" office:value="0.6275">
            <text:p>0.6275</text:p>
          </table:table-cell>
          <table:table-cell table:number-columns-repeated="2"/>
        </table:table-row>
        <table:table-row table:style-name="ro1">
          <table:table-cell office:value-type="float" office:value="1.485">
            <text:p>1.485</text:p>
          </table:table-cell>
          <table:table-cell table:formula="of:=ROUND(([.B24]-[.B$37]*[.$A63])*[.$P$36]*[.B$35];4)" office:value-type="float" office:value="-0.1086">
            <text:p>-0.1086</text:p>
          </table:table-cell>
          <table:table-cell table:formula="of:=ROUND(([.C24]-[.C$37]*[.$A63])*[.$P$36]*[.C$35];4)" office:value-type="float" office:value="-0.2449">
            <text:p>-0.2449</text:p>
          </table:table-cell>
          <table:table-cell table:formula="of:=ROUND(([.D24]-[.D$37]*[.$A63])*[.$P$36]*[.D$35];4)" office:value-type="float" office:value="-0.3755">
            <text:p>-0.3755</text:p>
          </table:table-cell>
          <table:table-cell table:formula="of:=ROUND(([.E24]-[.E$37]*[.$A63])*[.$P$36]*[.E$35];4)" office:value-type="float" office:value="-0.3923">
            <text:p>-0.3923</text:p>
          </table:table-cell>
          <table:table-cell table:formula="of:=ROUND(([.F24]-[.F$37]*[.$A63])*[.$P$36]*[.F$35];4)" office:value-type="float" office:value="-0.4283">
            <text:p>-0.4283</text:p>
          </table:table-cell>
          <table:table-cell table:formula="of:=ROUND(([.G24]-[.G$37]*[.$A63])*[.$P$36]*[.G$35];4)" office:value-type="float" office:value="-0.4258">
            <text:p>-0.4258</text:p>
          </table:table-cell>
          <table:table-cell table:formula="of:=ROUND(([.H24]-[.H$37]*[.$A63])*[.$P$36]*[.H$35];4)" office:value-type="float" office:value="-0.3945">
            <text:p>-0.3945</text:p>
          </table:table-cell>
          <table:table-cell table:formula="of:=ROUND(([.I24]-[.I$37]*[.$A63])*[.$P$36]*[.I$35];4)" office:value-type="float" office:value="-0.3094">
            <text:p>-0.3094</text:p>
          </table:table-cell>
          <table:table-cell table:formula="of:=ROUND(([.J24]-[.J$37]*[.$A63])*[.$P$36]*[.J$35];4)" office:value-type="float" office:value="-0.1754">
            <text:p>-0.1754</text:p>
          </table:table-cell>
          <table:table-cell table:formula="of:=ROUND(([.K24]-[.K$37]*[.$A63])*[.$P$36]*[.K$35];4)" office:value-type="float" office:value="-0.0255">
            <text:p>-0.0255</text:p>
          </table:table-cell>
          <table:table-cell table:formula="of:=ROUND(([.L24]-[.L$37]*[.$A63])*[.$P$36]*[.L$35];4)" office:value-type="float" office:value="0.1762">
            <text:p>0.1762</text:p>
          </table:table-cell>
          <table:table-cell table:formula="of:=ROUND(([.M24]-[.M$37]*[.$A63])*[.$P$36]*[.M$35];4)" office:value-type="float" office:value="0.3984">
            <text:p>0.3984</text:p>
          </table:table-cell>
          <table:table-cell table:formula="of:=ROUND(([.N24]-[.N$37]*[.$A63])*[.$P$36]*[.N$35];4)" office:value-type="float" office:value="0.6227">
            <text:p>0.6227</text:p>
          </table:table-cell>
          <table:table-cell table:number-columns-repeated="2"/>
        </table:table-row>
        <table:table-row table:style-name="ro1">
          <table:table-cell office:value-type="float" office:value="1.5525">
            <text:p>1.5525</text:p>
          </table:table-cell>
          <table:table-cell table:formula="of:=ROUND(([.B25]-[.B$37]*[.$A64])*[.$P$36]*[.B$35];4)" office:value-type="float" office:value="-0.1146">
            <text:p>-0.1146</text:p>
          </table:table-cell>
          <table:table-cell table:formula="of:=ROUND(([.C25]-[.C$37]*[.$A64])*[.$P$36]*[.C$35];4)" office:value-type="float" office:value="-0.2594">
            <text:p>-0.2594</text:p>
          </table:table-cell>
          <table:table-cell table:formula="of:=ROUND(([.D25]-[.D$37]*[.$A64])*[.$P$36]*[.D$35];4)" office:value-type="float" office:value="-0.3998">
            <text:p>-0.3998</text:p>
          </table:table-cell>
          <table:table-cell table:formula="of:=ROUND(([.E25]-[.E$37]*[.$A64])*[.$P$36]*[.E$35];4)" office:value-type="float" office:value="-0.4191">
            <text:p>-0.4191</text:p>
          </table:table-cell>
          <table:table-cell table:formula="of:=ROUND(([.F25]-[.F$37]*[.$A64])*[.$P$36]*[.F$35];4)" office:value-type="float" office:value="-0.4608">
            <text:p>-0.4608</text:p>
          </table:table-cell>
          <table:table-cell table:formula="of:=ROUND(([.G25]-[.G$37]*[.$A64])*[.$P$36]*[.G$35];4)" office:value-type="float" office:value="-0.4627">
            <text:p>-0.4627</text:p>
          </table:table-cell>
          <table:table-cell table:formula="of:=ROUND(([.H25]-[.H$37]*[.$A64])*[.$P$36]*[.H$35];4)" office:value-type="float" office:value="-0.4359">
            <text:p>-0.4359</text:p>
          </table:table-cell>
          <table:table-cell table:formula="of:=ROUND(([.I25]-[.I$37]*[.$A64])*[.$P$36]*[.I$35];4)" office:value-type="float" office:value="-0.352">
            <text:p>-0.352</text:p>
          </table:table-cell>
          <table:table-cell table:formula="of:=ROUND(([.J25]-[.J$37]*[.$A64])*[.$P$36]*[.J$35];4)" office:value-type="float" office:value="-0.2153">
            <text:p>-0.2153</text:p>
          </table:table-cell>
          <table:table-cell table:formula="of:=ROUND(([.K25]-[.K$37]*[.$A64])*[.$P$36]*[.K$35];4)" office:value-type="float" office:value="-0.0674">
            <text:p>-0.0674</text:p>
          </table:table-cell>
          <table:table-cell table:formula="of:=ROUND(([.L25]-[.L$37]*[.$A64])*[.$P$36]*[.L$35];4)" office:value-type="float" office:value="0.1268">
            <text:p>0.1268</text:p>
          </table:table-cell>
          <table:table-cell table:formula="of:=ROUND(([.M25]-[.M$37]*[.$A64])*[.$P$36]*[.M$35];4)" office:value-type="float" office:value="0.372">
            <text:p>0.372</text:p>
          </table:table-cell>
          <table:table-cell table:formula="of:=ROUND(([.N25]-[.N$37]*[.$A64])*[.$P$36]*[.N$35];4)" office:value-type="float" office:value="0.6103">
            <text:p>0.6103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table:formula="of:=ROUND(([.B26]-[.B$37]*[.$A65])*[.$P$36]*[.B$35];4)" office:value-type="float" office:value="-0.1207">
            <text:p>-0.1207</text:p>
          </table:table-cell>
          <table:table-cell table:formula="of:=ROUND(([.C26]-[.C$37]*[.$A65])*[.$P$36]*[.C$35];4)" office:value-type="float" office:value="-0.2739">
            <text:p>-0.2739</text:p>
          </table:table-cell>
          <table:table-cell table:formula="of:=ROUND(([.D26]-[.D$37]*[.$A65])*[.$P$36]*[.D$35];4)" office:value-type="float" office:value="-0.4241">
            <text:p>-0.4241</text:p>
          </table:table-cell>
          <table:table-cell table:formula="of:=ROUND(([.E26]-[.E$37]*[.$A65])*[.$P$36]*[.E$35];4)" office:value-type="float" office:value="-0.4459">
            <text:p>-0.4459</text:p>
          </table:table-cell>
          <table:table-cell table:formula="of:=ROUND(([.F26]-[.F$37]*[.$A65])*[.$P$36]*[.F$35];4)" office:value-type="float" office:value="-0.4934">
            <text:p>-0.4934</text:p>
          </table:table-cell>
          <table:table-cell table:formula="of:=ROUND(([.G26]-[.G$37]*[.$A65])*[.$P$36]*[.G$35];4)" office:value-type="float" office:value="-0.4996">
            <text:p>-0.4996</text:p>
          </table:table-cell>
          <table:table-cell table:formula="of:=ROUND(([.H26]-[.H$37]*[.$A65])*[.$P$36]*[.H$35];4)" office:value-type="float" office:value="-0.4773">
            <text:p>-0.4773</text:p>
          </table:table-cell>
          <table:table-cell table:formula="of:=ROUND(([.I26]-[.I$37]*[.$A65])*[.$P$36]*[.I$35];4)" office:value-type="float" office:value="-0.3946">
            <text:p>-0.3946</text:p>
          </table:table-cell>
          <table:table-cell table:formula="of:=ROUND(([.J26]-[.J$37]*[.$A65])*[.$P$36]*[.J$35];4)" office:value-type="float" office:value="-0.2551">
            <text:p>-0.2551</text:p>
          </table:table-cell>
          <table:table-cell table:formula="of:=ROUND(([.K26]-[.K$37]*[.$A65])*[.$P$36]*[.K$35];4)" office:value-type="float" office:value="-0.1094">
            <text:p>-0.1094</text:p>
          </table:table-cell>
          <table:table-cell table:formula="of:=ROUND(([.L26]-[.L$37]*[.$A65])*[.$P$36]*[.L$35];4)" office:value-type="float" office:value="0.0773">
            <text:p>0.0773</text:p>
          </table:table-cell>
          <table:table-cell table:formula="of:=ROUND(([.M26]-[.M$37]*[.$A65])*[.$P$36]*[.M$35];4)" office:value-type="float" office:value="0.3372">
            <text:p>0.3372</text:p>
          </table:table-cell>
          <table:table-cell table:formula="of:=ROUND(([.N26]-[.N$37]*[.$A65])*[.$P$36]*[.N$35];4)" office:value-type="float" office:value="0.5934">
            <text:p>0.5934</text:p>
          </table:table-cell>
          <table:table-cell table:number-columns-repeated="2"/>
        </table:table-row>
        <table:table-row table:style-name="ro1">
          <table:table-cell office:value-type="float" office:value="1.6875">
            <text:p>1.6875</text:p>
          </table:table-cell>
          <table:table-cell table:formula="of:=ROUND(([.B27]-[.B$37]*[.$A66])*[.$P$36]*[.B$35];4)" office:value-type="float" office:value="-0.1267">
            <text:p>-0.1267</text:p>
          </table:table-cell>
          <table:table-cell table:formula="of:=ROUND(([.C27]-[.C$37]*[.$A66])*[.$P$36]*[.C$35];4)" office:value-type="float" office:value="-0.2883">
            <text:p>-0.2883</text:p>
          </table:table-cell>
          <table:table-cell table:formula="of:=ROUND(([.D27]-[.D$37]*[.$A66])*[.$P$36]*[.D$35];4)" office:value-type="float" office:value="-0.4484">
            <text:p>-0.4484</text:p>
          </table:table-cell>
          <table:table-cell table:formula="of:=ROUND(([.E27]-[.E$37]*[.$A66])*[.$P$36]*[.E$35];4)" office:value-type="float" office:value="-0.4726">
            <text:p>-0.4726</text:p>
          </table:table-cell>
          <table:table-cell table:formula="of:=ROUND(([.F27]-[.F$37]*[.$A66])*[.$P$36]*[.F$35];4)" office:value-type="float" office:value="-0.526">
            <text:p>-0.526</text:p>
          </table:table-cell>
          <table:table-cell table:formula="of:=ROUND(([.G27]-[.G$37]*[.$A66])*[.$P$36]*[.G$35];4)" office:value-type="float" office:value="-0.5365">
            <text:p>-0.5365</text:p>
          </table:table-cell>
          <table:table-cell table:formula="of:=ROUND(([.H27]-[.H$37]*[.$A66])*[.$P$36]*[.H$35];4)" office:value-type="float" office:value="-0.5187">
            <text:p>-0.5187</text:p>
          </table:table-cell>
          <table:table-cell table:formula="of:=ROUND(([.I27]-[.I$37]*[.$A66])*[.$P$36]*[.I$35];4)" office:value-type="float" office:value="-0.4372">
            <text:p>-0.4372</text:p>
          </table:table-cell>
          <table:table-cell table:formula="of:=ROUND(([.J27]-[.J$37]*[.$A66])*[.$P$36]*[.J$35];4)" office:value-type="float" office:value="-0.2949">
            <text:p>-0.2949</text:p>
          </table:table-cell>
          <table:table-cell table:formula="of:=ROUND(([.K27]-[.K$37]*[.$A66])*[.$P$36]*[.K$35];4)" office:value-type="float" office:value="-0.1513">
            <text:p>-0.1513</text:p>
          </table:table-cell>
          <table:table-cell table:formula="of:=ROUND(([.L27]-[.L$37]*[.$A66])*[.$P$36]*[.L$35];4)" office:value-type="float" office:value="0.0279">
            <text:p>0.0279</text:p>
          </table:table-cell>
          <table:table-cell table:formula="of:=ROUND(([.M27]-[.M$37]*[.$A66])*[.$P$36]*[.M$35];4)" office:value-type="float" office:value="0.2957">
            <text:p>0.2957</text:p>
          </table:table-cell>
          <table:table-cell table:formula="of:=ROUND(([.N27]-[.N$37]*[.$A66])*[.$P$36]*[.N$35];4)" office:value-type="float" office:value="0.5717">
            <text:p>0.5717</text:p>
          </table:table-cell>
          <table:table-cell table:number-columns-repeated="2"/>
        </table:table-row>
        <table:table-row table:style-name="ro1">
          <table:table-cell office:value-type="float" office:value="1.755">
            <text:p>1.755</text:p>
          </table:table-cell>
          <table:table-cell table:formula="of:=ROUND(([.B28]-[.B$37]*[.$A67])*[.$P$36]*[.B$35];4)" office:value-type="float" office:value="-0.1328">
            <text:p>-0.1328</text:p>
          </table:table-cell>
          <table:table-cell table:formula="of:=ROUND(([.C28]-[.C$37]*[.$A67])*[.$P$36]*[.C$35];4)" office:value-type="float" office:value="-0.3028">
            <text:p>-0.3028</text:p>
          </table:table-cell>
          <table:table-cell table:formula="of:=ROUND(([.D28]-[.D$37]*[.$A67])*[.$P$36]*[.D$35];4)" office:value-type="float" office:value="-0.4727">
            <text:p>-0.4727</text:p>
          </table:table-cell>
          <table:table-cell table:formula="of:=ROUND(([.E28]-[.E$37]*[.$A67])*[.$P$36]*[.E$35];4)" office:value-type="float" office:value="-0.4994">
            <text:p>-0.4994</text:p>
          </table:table-cell>
          <table:table-cell table:formula="of:=ROUND(([.F28]-[.F$37]*[.$A67])*[.$P$36]*[.F$35];4)" office:value-type="float" office:value="-0.5586">
            <text:p>-0.5586</text:p>
          </table:table-cell>
          <table:table-cell table:formula="of:=ROUND(([.G28]-[.G$37]*[.$A67])*[.$P$36]*[.G$35];4)" office:value-type="float" office:value="-0.5733">
            <text:p>-0.5733</text:p>
          </table:table-cell>
          <table:table-cell table:formula="of:=ROUND(([.H28]-[.H$37]*[.$A67])*[.$P$36]*[.H$35];4)" office:value-type="float" office:value="-0.5601">
            <text:p>-0.5601</text:p>
          </table:table-cell>
          <table:table-cell table:formula="of:=ROUND(([.I28]-[.I$37]*[.$A67])*[.$P$36]*[.I$35];4)" office:value-type="float" office:value="-0.4798">
            <text:p>-0.4798</text:p>
          </table:table-cell>
          <table:table-cell table:formula="of:=ROUND(([.J28]-[.J$37]*[.$A67])*[.$P$36]*[.J$35];4)" office:value-type="float" office:value="-0.3347">
            <text:p>-0.3347</text:p>
          </table:table-cell>
          <table:table-cell table:formula="of:=ROUND(([.K28]-[.K$37]*[.$A67])*[.$P$36]*[.K$35];4)" office:value-type="float" office:value="-0.1933">
            <text:p>-0.1933</text:p>
          </table:table-cell>
          <table:table-cell table:formula="of:=ROUND(([.L28]-[.L$37]*[.$A67])*[.$P$36]*[.L$35];4)" office:value-type="float" office:value="-0.0215">
            <text:p>-0.0215</text:p>
          </table:table-cell>
          <table:table-cell table:formula="of:=ROUND(([.M28]-[.M$37]*[.$A67])*[.$P$36]*[.M$35];4)" office:value-type="float" office:value="0.2483">
            <text:p>0.2483</text:p>
          </table:table-cell>
          <table:table-cell table:formula="of:=ROUND(([.N28]-[.N$37]*[.$A67])*[.$P$36]*[.N$35];4)" office:value-type="float" office:value="0.5496">
            <text:p>0.5496</text:p>
          </table:table-cell>
          <table:table-cell table:number-columns-repeated="2"/>
        </table:table-row>
        <table:table-row table:style-name="ro1">
          <table:table-cell office:value-type="float" office:value="1.8225">
            <text:p>1.8225</text:p>
          </table:table-cell>
          <table:table-cell table:formula="of:=ROUND(([.B29]-[.B$37]*[.$A68])*[.$P$36]*[.B$35];4)" office:value-type="float" office:value="-0.1388">
            <text:p>-0.1388</text:p>
          </table:table-cell>
          <table:table-cell table:formula="of:=ROUND(([.C29]-[.C$37]*[.$A68])*[.$P$36]*[.C$35];4)" office:value-type="float" office:value="-0.3173">
            <text:p>-0.3173</text:p>
          </table:table-cell>
          <table:table-cell table:formula="of:=ROUND(([.D29]-[.D$37]*[.$A68])*[.$P$36]*[.D$35];4)" office:value-type="float" office:value="-0.497">
            <text:p>-0.497</text:p>
          </table:table-cell>
          <table:table-cell table:formula="of:=ROUND(([.E29]-[.E$37]*[.$A68])*[.$P$36]*[.E$35];4)" office:value-type="float" office:value="-0.5261">
            <text:p>-0.5261</text:p>
          </table:table-cell>
          <table:table-cell table:formula="of:=ROUND(([.F29]-[.F$37]*[.$A68])*[.$P$36]*[.F$35];4)" office:value-type="float" office:value="-0.5912">
            <text:p>-0.5912</text:p>
          </table:table-cell>
          <table:table-cell table:formula="of:=ROUND(([.G29]-[.G$37]*[.$A68])*[.$P$36]*[.G$35];4)" office:value-type="float" office:value="-0.6102">
            <text:p>-0.6102</text:p>
          </table:table-cell>
          <table:table-cell table:formula="of:=ROUND(([.H29]-[.H$37]*[.$A68])*[.$P$36]*[.H$35];4)" office:value-type="float" office:value="-0.6015">
            <text:p>-0.6015</text:p>
          </table:table-cell>
          <table:table-cell table:formula="of:=ROUND(([.I29]-[.I$37]*[.$A68])*[.$P$36]*[.I$35];4)" office:value-type="float" office:value="-0.5224">
            <text:p>-0.5224</text:p>
          </table:table-cell>
          <table:table-cell table:formula="of:=ROUND(([.J29]-[.J$37]*[.$A68])*[.$P$36]*[.J$35];4)" office:value-type="float" office:value="-0.3745">
            <text:p>-0.3745</text:p>
          </table:table-cell>
          <table:table-cell table:formula="of:=ROUND(([.K29]-[.K$37]*[.$A68])*[.$P$36]*[.K$35];4)" office:value-type="float" office:value="-0.2352">
            <text:p>-0.2352</text:p>
          </table:table-cell>
          <table:table-cell table:formula="of:=ROUND(([.L29]-[.L$37]*[.$A68])*[.$P$36]*[.L$35];4)" office:value-type="float" office:value="-0.0709">
            <text:p>-0.0709</text:p>
          </table:table-cell>
          <table:table-cell table:formula="of:=ROUND(([.M29]-[.M$37]*[.$A68])*[.$P$36]*[.M$35];4)" office:value-type="float" office:value="0.2009">
            <text:p>0.2009</text:p>
          </table:table-cell>
          <table:table-cell table:formula="of:=ROUND(([.N29]-[.N$37]*[.$A68])*[.$P$36]*[.N$35];4)" office:value-type="float" office:value="0.5189">
            <text:p>0.5189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table:formula="of:=ROUND(([.B30]-[.B$37]*[.$A69])*[.$P$36]*[.B$35];4)" office:value-type="float" office:value="-0.1449">
            <text:p>-0.1449</text:p>
          </table:table-cell>
          <table:table-cell table:formula="of:=ROUND(([.C30]-[.C$37]*[.$A69])*[.$P$36]*[.C$35];4)" office:value-type="float" office:value="-0.3318">
            <text:p>-0.3318</text:p>
          </table:table-cell>
          <table:table-cell table:formula="of:=ROUND(([.D30]-[.D$37]*[.$A69])*[.$P$36]*[.D$35];4)" office:value-type="float" office:value="-0.5214">
            <text:p>-0.5214</text:p>
          </table:table-cell>
          <table:table-cell table:formula="of:=ROUND(([.E30]-[.E$37]*[.$A69])*[.$P$36]*[.E$35];4)" office:value-type="float" office:value="-0.5529">
            <text:p>-0.5529</text:p>
          </table:table-cell>
          <table:table-cell table:formula="of:=ROUND(([.F30]-[.F$37]*[.$A69])*[.$P$36]*[.F$35];4)" office:value-type="float" office:value="-0.6238">
            <text:p>-0.6238</text:p>
          </table:table-cell>
          <table:table-cell table:formula="of:=ROUND(([.G30]-[.G$37]*[.$A69])*[.$P$36]*[.G$35];4)" office:value-type="float" office:value="-0.6471">
            <text:p>-0.6471</text:p>
          </table:table-cell>
          <table:table-cell table:formula="of:=ROUND(([.H30]-[.H$37]*[.$A69])*[.$P$36]*[.H$35];4)" office:value-type="float" office:value="-0.6429">
            <text:p>-0.6429</text:p>
          </table:table-cell>
          <table:table-cell table:formula="of:=ROUND(([.I30]-[.I$37]*[.$A69])*[.$P$36]*[.I$35];4)" office:value-type="float" office:value="-0.565">
            <text:p>-0.565</text:p>
          </table:table-cell>
          <table:table-cell table:formula="of:=ROUND(([.J30]-[.J$37]*[.$A69])*[.$P$36]*[.J$35];4)" office:value-type="float" office:value="-0.4144">
            <text:p>-0.4144</text:p>
          </table:table-cell>
          <table:table-cell table:formula="of:=ROUND(([.K30]-[.K$37]*[.$A69])*[.$P$36]*[.K$35];4)" office:value-type="float" office:value="-0.2772">
            <text:p>-0.2772</text:p>
          </table:table-cell>
          <table:table-cell table:formula="of:=ROUND(([.L30]-[.L$37]*[.$A69])*[.$P$36]*[.L$35];4)" office:value-type="float" office:value="-0.1203">
            <text:p>-0.1203</text:p>
          </table:table-cell>
          <table:table-cell table:formula="of:=ROUND(([.M30]-[.M$37]*[.$A69])*[.$P$36]*[.M$35];4)" office:value-type="float" office:value="0.1535">
            <text:p>0.1535</text:p>
          </table:table-cell>
          <table:table-cell table:formula="of:=ROUND(([.N30]-[.N$37]*[.$A69])*[.$P$36]*[.N$35];4)" office:value-type="float" office:value="0.4856">
            <text:p>0.4856</text:p>
          </table:table-cell>
          <table:table-cell table:number-columns-repeated="2"/>
        </table:table-row>
        <table:table-row table:style-name="ro1">
          <table:table-cell office:value-type="float" office:value="1.9575">
            <text:p>1.9575</text:p>
          </table:table-cell>
          <table:table-cell table:formula="of:=ROUND(([.B31]-[.B$37]*[.$A70])*[.$P$36]*[.B$35];4)" office:value-type="float" office:value="-0.1509">
            <text:p>-0.1509</text:p>
          </table:table-cell>
          <table:table-cell table:formula="of:=ROUND(([.C31]-[.C$37]*[.$A70])*[.$P$36]*[.C$35];4)" office:value-type="float" office:value="-0.3463">
            <text:p>-0.3463</text:p>
          </table:table-cell>
          <table:table-cell table:formula="of:=ROUND(([.D31]-[.D$37]*[.$A70])*[.$P$36]*[.D$35];4)" office:value-type="float" office:value="-0.5457">
            <text:p>-0.5457</text:p>
          </table:table-cell>
          <table:table-cell table:formula="of:=ROUND(([.E31]-[.E$37]*[.$A70])*[.$P$36]*[.E$35];4)" office:value-type="float" office:value="-0.5797">
            <text:p>-0.5797</text:p>
          </table:table-cell>
          <table:table-cell table:formula="of:=ROUND(([.F31]-[.F$37]*[.$A70])*[.$P$36]*[.F$35];4)" office:value-type="float" office:value="-0.6564">
            <text:p>-0.6564</text:p>
          </table:table-cell>
          <table:table-cell table:formula="of:=ROUND(([.G31]-[.G$37]*[.$A70])*[.$P$36]*[.G$35];4)" office:value-type="float" office:value="-0.684">
            <text:p>-0.684</text:p>
          </table:table-cell>
          <table:table-cell table:formula="of:=ROUND(([.H31]-[.H$37]*[.$A70])*[.$P$36]*[.H$35];4)" office:value-type="float" office:value="-0.6842">
            <text:p>-0.6842</text:p>
          </table:table-cell>
          <table:table-cell table:formula="of:=ROUND(([.I31]-[.I$37]*[.$A70])*[.$P$36]*[.I$35];4)" office:value-type="float" office:value="-0.6076">
            <text:p>-0.6076</text:p>
          </table:table-cell>
          <table:table-cell table:formula="of:=ROUND(([.J31]-[.J$37]*[.$A70])*[.$P$36]*[.J$35];4)" office:value-type="float" office:value="-0.4542">
            <text:p>-0.4542</text:p>
          </table:table-cell>
          <table:table-cell table:formula="of:=ROUND(([.K31]-[.K$37]*[.$A70])*[.$P$36]*[.K$35];4)" office:value-type="float" office:value="-0.3191">
            <text:p>-0.3191</text:p>
          </table:table-cell>
          <table:table-cell table:formula="of:=ROUND(([.L31]-[.L$37]*[.$A70])*[.$P$36]*[.L$35];4)" office:value-type="float" office:value="-0.1698">
            <text:p>-0.1698</text:p>
          </table:table-cell>
          <table:table-cell table:formula="of:=ROUND(([.M31]-[.M$37]*[.$A70])*[.$P$36]*[.M$35];4)" office:value-type="float" office:value="0.106">
            <text:p>0.106</text:p>
          </table:table-cell>
          <table:table-cell table:formula="of:=ROUND(([.N31]-[.N$37]*[.$A70])*[.$P$36]*[.N$35];4)" office:value-type="float" office:value="0.4524">
            <text:p>0.4524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table:formula="of:=ROUND(([.B32]-[.B$37]*[.$A71])*[.$P$36]*[.B$35];4)" office:value-type="float" office:value="-0.157">
            <text:p>-0.157</text:p>
          </table:table-cell>
          <table:table-cell table:formula="of:=ROUND(([.C32]-[.C$37]*[.$A71])*[.$P$36]*[.C$35];4)" office:value-type="float" office:value="-0.3608">
            <text:p>-0.3608</text:p>
          </table:table-cell>
          <table:table-cell table:formula="of:=ROUND(([.D32]-[.D$37]*[.$A71])*[.$P$36]*[.D$35];4)" office:value-type="float" office:value="-0.57">
            <text:p>-0.57</text:p>
          </table:table-cell>
          <table:table-cell table:formula="of:=ROUND(([.E32]-[.E$37]*[.$A71])*[.$P$36]*[.E$35];4)" office:value-type="float" office:value="-0.6064">
            <text:p>-0.6064</text:p>
          </table:table-cell>
          <table:table-cell table:formula="of:=ROUND(([.F32]-[.F$37]*[.$A71])*[.$P$36]*[.F$35];4)" office:value-type="float" office:value="-0.689">
            <text:p>-0.689</text:p>
          </table:table-cell>
          <table:table-cell table:formula="of:=ROUND(([.G32]-[.G$37]*[.$A71])*[.$P$36]*[.G$35];4)" office:value-type="float" office:value="-0.7209">
            <text:p>-0.7209</text:p>
          </table:table-cell>
          <table:table-cell table:formula="of:=ROUND(([.H32]-[.H$37]*[.$A71])*[.$P$36]*[.H$35];4)" office:value-type="float" office:value="-0.7256">
            <text:p>-0.7256</text:p>
          </table:table-cell>
          <table:table-cell table:formula="of:=ROUND(([.I32]-[.I$37]*[.$A71])*[.$P$36]*[.I$35];4)" office:value-type="float" office:value="-0.6502">
            <text:p>-0.6502</text:p>
          </table:table-cell>
          <table:table-cell table:formula="of:=ROUND(([.J32]-[.J$37]*[.$A71])*[.$P$36]*[.J$35];4)" office:value-type="float" office:value="-0.494">
            <text:p>-0.494</text:p>
          </table:table-cell>
          <table:table-cell table:formula="of:=ROUND(([.K32]-[.K$37]*[.$A71])*[.$P$36]*[.K$35];4)" office:value-type="float" office:value="-0.3611">
            <text:p>-0.3611</text:p>
          </table:table-cell>
          <table:table-cell table:formula="of:=ROUND(([.L32]-[.L$37]*[.$A71])*[.$P$36]*[.L$35];4)" office:value-type="float" office:value="-0.2192">
            <text:p>-0.2192</text:p>
          </table:table-cell>
          <table:table-cell table:formula="of:=ROUND(([.M32]-[.M$37]*[.$A71])*[.$P$36]*[.M$35];4)" office:value-type="float" office:value="0.0586">
            <text:p>0.0586</text:p>
          </table:table-cell>
          <table:table-cell table:formula="of:=ROUND(([.N32]-[.N$37]*[.$A71])*[.$P$36]*[.N$35];4)" office:value-type="float" office:value="0.4191">
            <text:p>0.4191</text:p>
          </table:table-cell>
          <table:table-cell table:number-columns-repeated="2"/>
        </table:table-row>
        <table:table-row table:style-name="ro1" table:number-rows-repeated="104850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ower" table:style-name="ta1">
        <table:table-column table:style-name="co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93925">
            <text:p>0.0493925</text:p>
          </table:table-cell>
          <table:table-cell office:value-type="float" office:value="0.0723064">
            <text:p>0.0723064</text:p>
          </table:table-cell>
          <table:table-cell office:value-type="float" office:value="0.0997862">
            <text:p>0.0997862</text:p>
          </table:table-cell>
          <table:table-cell office:value-type="float" office:value="0.12709">
            <text:p>0.12709</text:p>
          </table:table-cell>
          <table:table-cell office:value-type="float" office:value="0.162077">
            <text:p>0.162077</text:p>
          </table:table-cell>
          <table:table-cell office:value-type="float" office:value="0.199357">
            <text:p>0.199357</text:p>
          </table:table-cell>
          <table:table-cell office:value-type="float" office:value="0.236587">
            <text:p>0.236587</text:p>
          </table:table-cell>
          <table:table-cell office:value-type="float" office:value="0.276936">
            <text:p>0.276936</text:p>
          </table:table-cell>
          <table:table-cell office:value-type="float" office:value="0.313362">
            <text:p>0.313362</text:p>
          </table:table-cell>
          <table:table-cell office:value-type="float" office:value="0.349783">
            <text:p>0.349783</text:p>
          </table:table-cell>
          <table:table-cell office:value-type="float" office:value="0.386323">
            <text:p>0.386323</text:p>
          </table:table-cell>
          <table:table-cell office:value-type="float" office:value="0.417534">
            <text:p>0.417534</text:p>
          </table:table-cell>
          <table:table-cell office:value-type="float" office:value="0.456212">
            <text:p>0.456212</text:p>
          </table:table-cell>
          <table:table-cell table:number-columns-repeated="2"/>
        </table:table-row>
        <table:table-row table:style-name="ro1">
          <table:table-cell office:value-type="float" office:value="0.0675">
            <text:p>0.0675</text:p>
          </table:table-cell>
          <table:table-cell office:value-type="float" office:value="0.0516212">
            <text:p>0.0516212</text:p>
          </table:table-cell>
          <table:table-cell office:value-type="float" office:value="0.0712059">
            <text:p>0.0712059</text:p>
          </table:table-cell>
          <table:table-cell office:value-type="float" office:value="0.095145">
            <text:p>0.095145</text:p>
          </table:table-cell>
          <table:table-cell office:value-type="float" office:value="0.122314">
            <text:p>0.122314</text:p>
          </table:table-cell>
          <table:table-cell office:value-type="float" office:value="0.156291">
            <text:p>0.156291</text:p>
          </table:table-cell>
          <table:table-cell office:value-type="float" office:value="0.19276">
            <text:p>0.19276</text:p>
          </table:table-cell>
          <table:table-cell office:value-type="float" office:value="0.23191">
            <text:p>0.23191</text:p>
          </table:table-cell>
          <table:table-cell office:value-type="float" office:value="0.271139">
            <text:p>0.271139</text:p>
          </table:table-cell>
          <table:table-cell office:value-type="float" office:value="0.310805">
            <text:p>0.310805</text:p>
          </table:table-cell>
          <table:table-cell office:value-type="float" office:value="0.347676">
            <text:p>0.347676</text:p>
          </table:table-cell>
          <table:table-cell office:value-type="float" office:value="0.385575">
            <text:p>0.385575</text:p>
          </table:table-cell>
          <table:table-cell office:value-type="float" office:value="0.419439">
            <text:p>0.419439</text:p>
          </table:table-cell>
          <table:table-cell office:value-type="float" office:value="0.458843">
            <text:p>0.458843</text:p>
          </table:table-cell>
          <table:table-cell table:number-columns-repeated="2"/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0.0517748">
            <text:p>0.0517748</text:p>
          </table:table-cell>
          <table:table-cell office:value-type="float" office:value="0.0703292">
            <text:p>0.0703292</text:p>
          </table:table-cell>
          <table:table-cell office:value-type="float" office:value="0.092218">
            <text:p>0.092218</text:p>
          </table:table-cell>
          <table:table-cell office:value-type="float" office:value="0.118872">
            <text:p>0.118872</text:p>
          </table:table-cell>
          <table:table-cell office:value-type="float" office:value="0.151205">
            <text:p>0.151205</text:p>
          </table:table-cell>
          <table:table-cell office:value-type="float" office:value="0.187388">
            <text:p>0.187388</text:p>
          </table:table-cell>
          <table:table-cell office:value-type="float" office:value="0.226602">
            <text:p>0.226602</text:p>
          </table:table-cell>
          <table:table-cell office:value-type="float" office:value="0.265341">
            <text:p>0.265341</text:p>
          </table:table-cell>
          <table:table-cell office:value-type="float" office:value="0.308247">
            <text:p>0.308247</text:p>
          </table:table-cell>
          <table:table-cell office:value-type="float" office:value="0.34557">
            <text:p>0.34557</text:p>
          </table:table-cell>
          <table:table-cell office:value-type="float" office:value="0.384356">
            <text:p>0.384356</text:p>
          </table:table-cell>
          <table:table-cell office:value-type="float" office:value="0.419214">
            <text:p>0.419214</text:p>
          </table:table-cell>
          <table:table-cell office:value-type="float" office:value="0.459518">
            <text:p>0.459518</text:p>
          </table:table-cell>
          <table:table-cell table:number-columns-repeated="2"/>
        </table:table-row>
        <table:table-row table:style-name="ro1">
          <table:table-cell office:value-type="float" office:value="0.2025">
            <text:p>0.2025</text:p>
          </table:table-cell>
          <table:table-cell office:value-type="float" office:value="0.0496509">
            <text:p>0.0496509</text:p>
          </table:table-cell>
          <table:table-cell office:value-type="float" office:value="0.0697969">
            <text:p>0.0697969</text:p>
          </table:table-cell>
          <table:table-cell office:value-type="float" office:value="0.0916218">
            <text:p>0.0916218</text:p>
          </table:table-cell>
          <table:table-cell office:value-type="float" office:value="0.116083">
            <text:p>0.116083</text:p>
          </table:table-cell>
          <table:table-cell office:value-type="float" office:value="0.146692">
            <text:p>0.146692</text:p>
          </table:table-cell>
          <table:table-cell office:value-type="float" office:value="0.182372">
            <text:p>0.182372</text:p>
          </table:table-cell>
          <table:table-cell office:value-type="float" office:value="0.221027">
            <text:p>0.221027</text:p>
          </table:table-cell>
          <table:table-cell office:value-type="float" office:value="0.259544">
            <text:p>0.259544</text:p>
          </table:table-cell>
          <table:table-cell office:value-type="float" office:value="0.30232">
            <text:p>0.30232</text:p>
          </table:table-cell>
          <table:table-cell office:value-type="float" office:value="0.341706">
            <text:p>0.341706</text:p>
          </table:table-cell>
          <table:table-cell office:value-type="float" office:value="0.382184">
            <text:p>0.382184</text:p>
          </table:table-cell>
          <table:table-cell office:value-type="float" office:value="0.418922">
            <text:p>0.418922</text:p>
          </table:table-cell>
          <table:table-cell office:value-type="float" office:value="0.45924">
            <text:p>0.45924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436299">
            <text:p>0.0436299</text:p>
          </table:table-cell>
          <table:table-cell office:value-type="float" office:value="0.0657764">
            <text:p>0.0657764</text:p>
          </table:table-cell>
          <table:table-cell office:value-type="float" office:value="0.0899838">
            <text:p>0.0899838</text:p>
          </table:table-cell>
          <table:table-cell office:value-type="float" office:value="0.115286">
            <text:p>0.115286</text:p>
          </table:table-cell>
          <table:table-cell office:value-type="float" office:value="0.143674">
            <text:p>0.143674</text:p>
          </table:table-cell>
          <table:table-cell office:value-type="float" office:value="0.177524">
            <text:p>0.177524</text:p>
          </table:table-cell>
          <table:table-cell office:value-type="float" office:value="0.214899">
            <text:p>0.214899</text:p>
          </table:table-cell>
          <table:table-cell office:value-type="float" office:value="0.253236">
            <text:p>0.253236</text:p>
          </table:table-cell>
          <table:table-cell office:value-type="float" office:value="0.296097">
            <text:p>0.296097</text:p>
          </table:table-cell>
          <table:table-cell office:value-type="float" office:value="0.337676">
            <text:p>0.337676</text:p>
          </table:table-cell>
          <table:table-cell office:value-type="float" office:value="0.37894">
            <text:p>0.37894</text:p>
          </table:table-cell>
          <table:table-cell office:value-type="float" office:value="0.416745">
            <text:p>0.416745</text:p>
          </table:table-cell>
          <table:table-cell office:value-type="float" office:value="0.45733">
            <text:p>0.45733</text:p>
          </table:table-cell>
          <table:table-cell table:number-columns-repeated="2"/>
        </table:table-row>
        <table:table-row table:style-name="ro1">
          <table:table-cell office:value-type="float" office:value="0.3375">
            <text:p>0.3375</text:p>
          </table:table-cell>
          <table:table-cell office:value-type="float" office:value="0.0354039">
            <text:p>0.0354039</text:p>
          </table:table-cell>
          <table:table-cell office:value-type="float" office:value="0.0591098">
            <text:p>0.0591098</text:p>
          </table:table-cell>
          <table:table-cell office:value-type="float" office:value="0.0849488">
            <text:p>0.0849488</text:p>
          </table:table-cell>
          <table:table-cell office:value-type="float" office:value="0.111056">
            <text:p>0.111056</text:p>
          </table:table-cell>
          <table:table-cell office:value-type="float" office:value="0.139466">
            <text:p>0.139466</text:p>
          </table:table-cell>
          <table:table-cell office:value-type="float" office:value="0.172533">
            <text:p>0.172533</text:p>
          </table:table-cell>
          <table:table-cell office:value-type="float" office:value="0.20877">
            <text:p>0.20877</text:p>
          </table:table-cell>
          <table:table-cell office:value-type="float" office:value="0.24551">
            <text:p>0.24551</text:p>
          </table:table-cell>
          <table:table-cell office:value-type="float" office:value="0.289681">
            <text:p>0.289681</text:p>
          </table:table-cell>
          <table:table-cell office:value-type="float" office:value="0.333211">
            <text:p>0.333211</text:p>
          </table:table-cell>
          <table:table-cell office:value-type="float" office:value="0.375081">
            <text:p>0.375081</text:p>
          </table:table-cell>
          <table:table-cell office:value-type="float" office:value="0.414565">
            <text:p>0.414565</text:p>
          </table:table-cell>
          <table:table-cell office:value-type="float" office:value="0.455707">
            <text:p>0.455707</text:p>
          </table:table-cell>
          <table:table-cell table:number-columns-repeated="2"/>
        </table:table-row>
        <table:table-row table:style-name="ro1">
          <table:table-cell office:value-type="float" office:value="0.405">
            <text:p>0.405</text:p>
          </table:table-cell>
          <table:table-cell office:value-type="float" office:value="0.0230513">
            <text:p>0.0230513</text:p>
          </table:table-cell>
          <table:table-cell office:value-type="float" office:value="0.0486119">
            <text:p>0.0486119</text:p>
          </table:table-cell>
          <table:table-cell office:value-type="float" office:value="0.0761957">
            <text:p>0.0761957</text:p>
          </table:table-cell>
          <table:table-cell office:value-type="float" office:value="0.104561">
            <text:p>0.104561</text:p>
          </table:table-cell>
          <table:table-cell office:value-type="float" office:value="0.133835">
            <text:p>0.133835</text:p>
          </table:table-cell>
          <table:table-cell office:value-type="float" office:value="0.166162">
            <text:p>0.166162</text:p>
          </table:table-cell>
          <table:table-cell office:value-type="float" office:value="0.201007">
            <text:p>0.201007</text:p>
          </table:table-cell>
          <table:table-cell office:value-type="float" office:value="0.236891">
            <text:p>0.236891</text:p>
          </table:table-cell>
          <table:table-cell office:value-type="float" office:value="0.28171">
            <text:p>0.28171</text:p>
          </table:table-cell>
          <table:table-cell office:value-type="float" office:value="0.328514">
            <text:p>0.328514</text:p>
          </table:table-cell>
          <table:table-cell office:value-type="float" office:value="0.370708">
            <text:p>0.370708</text:p>
          </table:table-cell>
          <table:table-cell office:value-type="float" office:value="0.411542">
            <text:p>0.411542</text:p>
          </table:table-cell>
          <table:table-cell office:value-type="float" office:value="0.453688">
            <text:p>0.453688</text:p>
          </table:table-cell>
          <table:table-cell table:number-columns-repeated="2"/>
        </table:table-row>
        <table:table-row table:style-name="ro1">
          <table:table-cell office:value-type="float" office:value="0.4725">
            <text:p>0.4725</text:p>
          </table:table-cell>
          <table:table-cell office:value-type="float" office:value="0.00835889">
            <text:p>0.00835889</text:p>
          </table:table-cell>
          <table:table-cell office:value-type="float" office:value="0.0347538">
            <text:p>0.0347538</text:p>
          </table:table-cell>
          <table:table-cell office:value-type="float" office:value="0.0640486">
            <text:p>0.0640486</text:p>
          </table:table-cell>
          <table:table-cell office:value-type="float" office:value="0.0946827">
            <text:p>0.0946827</text:p>
          </table:table-cell>
          <table:table-cell office:value-type="float" office:value="0.126241">
            <text:p>0.126241</text:p>
          </table:table-cell>
          <table:table-cell office:value-type="float" office:value="0.158204">
            <text:p>0.158204</text:p>
          </table:table-cell>
          <table:table-cell office:value-type="float" office:value="0.193163">
            <text:p>0.193163</text:p>
          </table:table-cell>
          <table:table-cell office:value-type="float" office:value="0.228887">
            <text:p>0.228887</text:p>
          </table:table-cell>
          <table:table-cell office:value-type="float" office:value="0.273349">
            <text:p>0.273349</text:p>
          </table:table-cell>
          <table:table-cell office:value-type="float" office:value="0.321488">
            <text:p>0.321488</text:p>
          </table:table-cell>
          <table:table-cell office:value-type="float" office:value="0.365644">
            <text:p>0.365644</text:p>
          </table:table-cell>
          <table:table-cell office:value-type="float" office:value="0.407359">
            <text:p>0.407359</text:p>
          </table:table-cell>
          <table:table-cell office:value-type="float" office:value="0.449982">
            <text:p>0.449982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-0.00742385">
            <text:p>-0.00742385</text:p>
          </table:table-cell>
          <table:table-cell office:value-type="float" office:value="0.0174873">
            <text:p>0.0174873</text:p>
          </table:table-cell>
          <table:table-cell office:value-type="float" office:value="0.0474424">
            <text:p>0.0474424</text:p>
          </table:table-cell>
          <table:table-cell office:value-type="float" office:value="0.0816238">
            <text:p>0.0816238</text:p>
          </table:table-cell>
          <table:table-cell office:value-type="float" office:value="0.115702">
            <text:p>0.115702</text:p>
          </table:table-cell>
          <table:table-cell office:value-type="float" office:value="0.149306">
            <text:p>0.149306</text:p>
          </table:table-cell>
          <table:table-cell office:value-type="float" office:value="0.184724">
            <text:p>0.184724</text:p>
          </table:table-cell>
          <table:table-cell office:value-type="float" office:value="0.220884">
            <text:p>0.220884</text:p>
          </table:table-cell>
          <table:table-cell office:value-type="float" office:value="0.264336">
            <text:p>0.264336</text:p>
          </table:table-cell>
          <table:table-cell office:value-type="float" office:value="0.314114">
            <text:p>0.314114</text:p>
          </table:table-cell>
          <table:table-cell office:value-type="float" office:value="0.359085">
            <text:p>0.359085</text:p>
          </table:table-cell>
          <table:table-cell office:value-type="float" office:value="0.402428">
            <text:p>0.402428</text:p>
          </table:table-cell>
          <table:table-cell office:value-type="float" office:value="0.446276">
            <text:p>0.446276</text:p>
          </table:table-cell>
          <table:table-cell table:number-columns-repeated="2"/>
        </table:table-row>
        <table:table-row table:style-name="ro1">
          <table:table-cell office:value-type="float" office:value="0.6075">
            <text:p>0.6075</text:p>
          </table:table-cell>
          <table:table-cell office:value-type="float" office:value="-0.0232066">
            <text:p>-0.0232066</text:p>
          </table:table-cell>
          <table:table-cell office:value-type="float" office:value="-0.0010059">
            <text:p>-0.0010059</text:p>
          </table:table-cell>
          <table:table-cell office:value-type="float" office:value="0.027524">
            <text:p>0.027524</text:p>
          </table:table-cell>
          <table:table-cell office:value-type="float" office:value="0.0654587">
            <text:p>0.0654587</text:p>
          </table:table-cell>
          <table:table-cell office:value-type="float" office:value="0.101667">
            <text:p>0.101667</text:p>
          </table:table-cell>
          <table:table-cell office:value-type="float" office:value="0.137887">
            <text:p>0.137887</text:p>
          </table:table-cell>
          <table:table-cell office:value-type="float" office:value="0.175653">
            <text:p>0.175653</text:p>
          </table:table-cell>
          <table:table-cell office:value-type="float" office:value="0.212049">
            <text:p>0.212049</text:p>
          </table:table-cell>
          <table:table-cell office:value-type="float" office:value="0.255323">
            <text:p>0.255323</text:p>
          </table:table-cell>
          <table:table-cell office:value-type="float" office:value="0.305086">
            <text:p>0.305086</text:p>
          </table:table-cell>
          <table:table-cell office:value-type="float" office:value="0.352505">
            <text:p>0.352505</text:p>
          </table:table-cell>
          <table:table-cell office:value-type="float" office:value="0.397455">
            <text:p>0.397455</text:p>
          </table:table-cell>
          <table:table-cell office:value-type="float" office:value="0.441841">
            <text:p>0.441841</text:p>
          </table:table-cell>
          <table:table-cell table:number-columns-repeated="2"/>
        </table:table-row>
        <table:table-row table:style-name="ro1">
          <table:table-cell office:value-type="float" office:value="0.675">
            <text:p>0.675</text:p>
          </table:table-cell>
          <table:table-cell office:value-type="float" office:value="-0.0389893">
            <text:p>-0.0389893</text:p>
          </table:table-cell>
          <table:table-cell office:value-type="float" office:value="-0.0194992">
            <text:p>-0.0194992</text:p>
          </table:table-cell>
          <table:table-cell office:value-type="float" office:value="0.0046251">
            <text:p>0.0046251</text:p>
          </table:table-cell>
          <table:table-cell office:value-type="float" office:value="0.0431181">
            <text:p>0.0431181</text:p>
          </table:table-cell>
          <table:table-cell office:value-type="float" office:value="0.0833657">
            <text:p>0.0833657</text:p>
          </table:table-cell>
          <table:table-cell office:value-type="float" office:value="0.122932">
            <text:p>0.122932</text:p>
          </table:table-cell>
          <table:table-cell office:value-type="float" office:value="0.164128">
            <text:p>0.164128</text:p>
          </table:table-cell>
          <table:table-cell office:value-type="float" office:value="0.202272">
            <text:p>0.202272</text:p>
          </table:table-cell>
          <table:table-cell office:value-type="float" office:value="0.24631">
            <text:p>0.24631</text:p>
          </table:table-cell>
          <table:table-cell office:value-type="float" office:value="0.296071">
            <text:p>0.296071</text:p>
          </table:table-cell>
          <table:table-cell office:value-type="float" office:value="0.344613">
            <text:p>0.344613</text:p>
          </table:table-cell>
          <table:table-cell office:value-type="float" office:value="0.391772">
            <text:p>0.391772</text:p>
          </table:table-cell>
          <table:table-cell office:value-type="float" office:value="0.436228">
            <text:p>0.436228</text:p>
          </table:table-cell>
          <table:table-cell table:number-columns-repeated="2"/>
        </table:table-row>
        <table:table-row table:style-name="ro1">
          <table:table-cell office:value-type="float" office:value="0.7425">
            <text:p>0.7425</text:p>
          </table:table-cell>
          <table:table-cell office:value-type="float" office:value="-0.0547721">
            <text:p>-0.0547721</text:p>
          </table:table-cell>
          <table:table-cell office:value-type="float" office:value="-0.0379924">
            <text:p>-0.0379924</text:p>
          </table:table-cell>
          <table:table-cell office:value-type="float" office:value="-0.0182738">
            <text:p>-0.0182738</text:p>
          </table:table-cell>
          <table:table-cell office:value-type="float" office:value="0.0148895">
            <text:p>0.0148895</text:p>
          </table:table-cell>
          <table:table-cell office:value-type="float" office:value="0.060915">
            <text:p>0.060915</text:p>
          </table:table-cell>
          <table:table-cell office:value-type="float" office:value="0.104906">
            <text:p>0.104906</text:p>
          </table:table-cell>
          <table:table-cell office:value-type="float" office:value="0.150323">
            <text:p>0.150323</text:p>
          </table:table-cell>
          <table:table-cell office:value-type="float" office:value="0.191054">
            <text:p>0.191054</text:p>
          </table:table-cell>
          <table:table-cell office:value-type="float" office:value="0.236852">
            <text:p>0.236852</text:p>
          </table:table-cell>
          <table:table-cell office:value-type="float" office:value="0.287093">
            <text:p>0.287093</text:p>
          </table:table-cell>
          <table:table-cell office:value-type="float" office:value="0.336721">
            <text:p>0.336721</text:p>
          </table:table-cell>
          <table:table-cell office:value-type="float" office:value="0.385054">
            <text:p>0.385054</text:p>
          </table:table-cell>
          <table:table-cell office:value-type="float" office:value="0.430615">
            <text:p>0.430615</text:p>
          </table:table-cell>
          <table:table-cell table:number-columns-repeated="2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-0.0705548">
            <text:p>-0.0705548</text:p>
          </table:table-cell>
          <table:table-cell office:value-type="float" office:value="-0.0564856">
            <text:p>-0.0564856</text:p>
          </table:table-cell>
          <table:table-cell office:value-type="float" office:value="-0.0411728">
            <text:p>-0.0411728</text:p>
          </table:table-cell>
          <table:table-cell office:value-type="float" office:value="-0.0133391">
            <text:p>-0.0133391</text:p>
          </table:table-cell>
          <table:table-cell office:value-type="float" office:value="0.0335833">
            <text:p>0.0335833</text:p>
          </table:table-cell>
          <table:table-cell office:value-type="float" office:value="0.0813214">
            <text:p>0.0813214</text:p>
          </table:table-cell>
          <table:table-cell office:value-type="float" office:value="0.134061">
            <text:p>0.134061</text:p>
          </table:table-cell>
          <table:table-cell office:value-type="float" office:value="0.178835">
            <text:p>0.178835</text:p>
          </table:table-cell>
          <table:table-cell office:value-type="float" office:value="0.225179">
            <text:p>0.225179</text:p>
          </table:table-cell>
          <table:table-cell office:value-type="float" office:value="0.277236">
            <text:p>0.277236</text:p>
          </table:table-cell>
          <table:table-cell office:value-type="float" office:value="0.328257">
            <text:p>0.328257</text:p>
          </table:table-cell>
          <table:table-cell office:value-type="float" office:value="0.377743">
            <text:p>0.377743</text:p>
          </table:table-cell>
          <table:table-cell office:value-type="float" office:value="0.424799">
            <text:p>0.424799</text:p>
          </table:table-cell>
          <table:table-cell table:number-columns-repeated="2"/>
        </table:table-row>
        <table:table-row table:style-name="ro1">
          <table:table-cell office:value-type="float" office:value="0.8775">
            <text:p>0.8775</text:p>
          </table:table-cell>
          <table:table-cell office:value-type="float" office:value="-0.0863375">
            <text:p>-0.0863375</text:p>
          </table:table-cell>
          <table:table-cell office:value-type="float" office:value="-0.0749789">
            <text:p>-0.0749789</text:p>
          </table:table-cell>
          <table:table-cell office:value-type="float" office:value="-0.0640717">
            <text:p>-0.0640717</text:p>
          </table:table-cell>
          <table:table-cell office:value-type="float" office:value="-0.0415678">
            <text:p>-0.0415678</text:p>
          </table:table-cell>
          <table:table-cell office:value-type="float" office:value="0.000562742">
            <text:p>0.000562742</text:p>
          </table:table-cell>
          <table:table-cell office:value-type="float" office:value="0.0520306">
            <text:p>0.0520306</text:p>
          </table:table-cell>
          <table:table-cell office:value-type="float" office:value="0.110019">
            <text:p>0.110019</text:p>
          </table:table-cell>
          <table:table-cell office:value-type="float" office:value="0.161635">
            <text:p>0.161635</text:p>
          </table:table-cell>
          <table:table-cell office:value-type="float" office:value="0.212775">
            <text:p>0.212775</text:p>
          </table:table-cell>
          <table:table-cell office:value-type="float" office:value="0.266196">
            <text:p>0.266196</text:p>
          </table:table-cell>
          <table:table-cell office:value-type="float" office:value="0.319568">
            <text:p>0.319568</text:p>
          </table:table-cell>
          <table:table-cell office:value-type="float" office:value="0.37008">
            <text:p>0.37008</text:p>
          </table:table-cell>
          <table:table-cell office:value-type="float" office:value="0.418663">
            <text:p>0.418663</text:p>
          </table:table-cell>
          <table:table-cell table:number-columns-repeated="2"/>
        </table:table-row>
        <table:table-row table:style-name="ro1">
          <table:table-cell office:value-type="float" office:value="0.945">
            <text:p>0.945</text:p>
          </table:table-cell>
          <table:table-cell office:value-type="float" office:value="-0.10212">
            <text:p>-0.10212</text:p>
          </table:table-cell>
          <table:table-cell office:value-type="float" office:value="-0.0934721">
            <text:p>-0.0934721</text:p>
          </table:table-cell>
          <table:table-cell office:value-type="float" office:value="-0.0869707">
            <text:p>-0.0869707</text:p>
          </table:table-cell>
          <table:table-cell office:value-type="float" office:value="-0.0697964">
            <text:p>-0.0697964</text:p>
          </table:table-cell>
          <table:table-cell office:value-type="float" office:value="-0.0324578">
            <text:p>-0.0324578</text:p>
          </table:table-cell>
          <table:table-cell office:value-type="float" office:value="0.0198636">
            <text:p>0.0198636</text:p>
          </table:table-cell>
          <table:table-cell office:value-type="float" office:value="0.081967">
            <text:p>0.081967</text:p>
          </table:table-cell>
          <table:table-cell office:value-type="float" office:value="0.139001">
            <text:p>0.139001</text:p>
          </table:table-cell>
          <table:table-cell office:value-type="float" office:value="0.196712">
            <text:p>0.196712</text:p>
          </table:table-cell>
          <table:table-cell office:value-type="float" office:value="0.25418">
            <text:p>0.25418</text:p>
          </table:table-cell>
          <table:table-cell office:value-type="float" office:value="0.30966">
            <text:p>0.30966</text:p>
          </table:table-cell>
          <table:table-cell office:value-type="float" office:value="0.362269">
            <text:p>0.362269</text:p>
          </table:table-cell>
          <table:table-cell office:value-type="float" office:value="0.412123">
            <text:p>0.412123</text:p>
          </table:table-cell>
          <table:table-cell table:number-columns-repeated="2"/>
        </table:table-row>
        <table:table-row table:style-name="ro1">
          <table:table-cell office:value-type="float" office:value="1.0125">
            <text:p>1.0125</text:p>
          </table:table-cell>
          <table:table-cell office:value-type="float" office:value="-0.117903">
            <text:p>-0.117903</text:p>
          </table:table-cell>
          <table:table-cell office:value-type="float" office:value="-0.111965">
            <text:p>-0.111965</text:p>
          </table:table-cell>
          <table:table-cell office:value-type="float" office:value="-0.10987">
            <text:p>-0.10987</text:p>
          </table:table-cell>
          <table:table-cell office:value-type="float" office:value="-0.0980251">
            <text:p>-0.0980251</text:p>
          </table:table-cell>
          <table:table-cell office:value-type="float" office:value="-0.0654784">
            <text:p>-0.0654784</text:p>
          </table:table-cell>
          <table:table-cell office:value-type="float" office:value="-0.0149235">
            <text:p>-0.0149235</text:p>
          </table:table-cell>
          <table:table-cell office:value-type="float" office:value="0.0488501">
            <text:p>0.0488501</text:p>
          </table:table-cell>
          <table:table-cell office:value-type="float" office:value="0.11165">
            <text:p>0.11165</text:p>
          </table:table-cell>
          <table:table-cell office:value-type="float" office:value="0.174893">
            <text:p>0.174893</text:p>
          </table:table-cell>
          <table:table-cell office:value-type="float" office:value="0.239217">
            <text:p>0.239217</text:p>
          </table:table-cell>
          <table:table-cell office:value-type="float" office:value="0.302335">
            <text:p>0.302335</text:p>
          </table:table-cell>
          <table:table-cell office:value-type="float" office:value="0.356589">
            <text:p>0.356589</text:p>
          </table:table-cell>
          <table:table-cell office:value-type="float" office:value="0.406321">
            <text:p>0.406321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133686">
            <text:p>-0.133686</text:p>
          </table:table-cell>
          <table:table-cell office:value-type="float" office:value="-0.130459">
            <text:p>-0.130459</text:p>
          </table:table-cell>
          <table:table-cell office:value-type="float" office:value="-0.132769">
            <text:p>-0.132769</text:p>
          </table:table-cell>
          <table:table-cell office:value-type="float" office:value="-0.126254">
            <text:p>-0.126254</text:p>
          </table:table-cell>
          <table:table-cell office:value-type="float" office:value="-0.098499">
            <text:p>-0.098499</text:p>
          </table:table-cell>
          <table:table-cell office:value-type="float" office:value="-0.0497107">
            <text:p>-0.0497107</text:p>
          </table:table-cell>
          <table:table-cell office:value-type="float" office:value="0.0110981">
            <text:p>0.0110981</text:p>
          </table:table-cell>
          <table:table-cell office:value-type="float" office:value="0.0797443">
            <text:p>0.0797443</text:p>
          </table:table-cell>
          <table:table-cell office:value-type="float" office:value="0.149052">
            <text:p>0.149052</text:p>
          </table:table-cell>
          <table:table-cell office:value-type="float" office:value="0.220375">
            <text:p>0.220375</text:p>
          </table:table-cell>
          <table:table-cell office:value-type="float" office:value="0.291789">
            <text:p>0.291789</text:p>
          </table:table-cell>
          <table:table-cell office:value-type="float" office:value="0.352036">
            <text:p>0.352036</text:p>
          </table:table-cell>
          <table:table-cell office:value-type="float" office:value="0.402836">
            <text:p>0.402836</text:p>
          </table:table-cell>
          <table:table-cell table:number-columns-repeated="2"/>
        </table:table-row>
        <table:table-row table:style-name="ro1">
          <table:table-cell office:value-type="float" office:value="1.1475">
            <text:p>1.1475</text:p>
          </table:table-cell>
          <table:table-cell office:value-type="float" office:value="-0.149468">
            <text:p>-0.149468</text:p>
          </table:table-cell>
          <table:table-cell office:value-type="float" office:value="-0.148952">
            <text:p>-0.148952</text:p>
          </table:table-cell>
          <table:table-cell office:value-type="float" office:value="-0.155668">
            <text:p>-0.155668</text:p>
          </table:table-cell>
          <table:table-cell office:value-type="float" office:value="-0.154482">
            <text:p>-0.154482</text:p>
          </table:table-cell>
          <table:table-cell office:value-type="float" office:value="-0.13152">
            <text:p>-0.13152</text:p>
          </table:table-cell>
          <table:table-cell office:value-type="float" office:value="-0.0844979">
            <text:p>-0.0844979</text:p>
          </table:table-cell>
          <table:table-cell office:value-type="float" office:value="-0.0266538">
            <text:p>-0.0266538</text:p>
          </table:table-cell>
          <table:table-cell office:value-type="float" office:value="0.0417149">
            <text:p>0.0417149</text:p>
          </table:table-cell>
          <table:table-cell office:value-type="float" office:value="0.118092">
            <text:p>0.118092</text:p>
          </table:table-cell>
          <table:table-cell office:value-type="float" office:value="0.197441">
            <text:p>0.197441</text:p>
          </table:table-cell>
          <table:table-cell office:value-type="float" office:value="0.275397">
            <text:p>0.275397</text:p>
          </table:table-cell>
          <table:table-cell office:value-type="float" office:value="0.345285">
            <text:p>0.345285</text:p>
          </table:table-cell>
          <table:table-cell office:value-type="float" office:value="0.40063">
            <text:p>0.40063</text:p>
          </table:table-cell>
          <table:table-cell table:number-columns-repeated="2"/>
        </table:table-row>
        <table:table-row table:style-name="ro1">
          <table:table-cell office:value-type="float" office:value="1.215">
            <text:p>1.215</text:p>
          </table:table-cell>
          <table:table-cell office:value-type="float" office:value="-0.165251">
            <text:p>-0.165251</text:p>
          </table:table-cell>
          <table:table-cell office:value-type="float" office:value="-0.167445">
            <text:p>-0.167445</text:p>
          </table:table-cell>
          <table:table-cell office:value-type="float" office:value="-0.178566">
            <text:p>-0.178566</text:p>
          </table:table-cell>
          <table:table-cell office:value-type="float" office:value="-0.182711">
            <text:p>-0.182711</text:p>
          </table:table-cell>
          <table:table-cell office:value-type="float" office:value="-0.16454">
            <text:p>-0.16454</text:p>
          </table:table-cell>
          <table:table-cell office:value-type="float" office:value="-0.119285">
            <text:p>-0.119285</text:p>
          </table:table-cell>
          <table:table-cell office:value-type="float" office:value="-0.0644058">
            <text:p>-0.0644058</text:p>
          </table:table-cell>
          <table:table-cell office:value-type="float" office:value="0.00298788">
            <text:p>0.00298788</text:p>
          </table:table-cell>
          <table:table-cell office:value-type="float" office:value="0.083453">
            <text:p>0.083453</text:p>
          </table:table-cell>
          <table:table-cell office:value-type="float" office:value="0.16897">
            <text:p>0.16897</text:p>
          </table:table-cell>
          <table:table-cell office:value-type="float" office:value="0.255582">
            <text:p>0.255582</text:p>
          </table:table-cell>
          <table:table-cell office:value-type="float" office:value="0.334869">
            <text:p>0.334869</text:p>
          </table:table-cell>
          <table:table-cell office:value-type="float" office:value="0.396138">
            <text:p>0.396138</text:p>
          </table:table-cell>
          <table:table-cell table:number-columns-repeated="2"/>
        </table:table-row>
        <table:table-row table:style-name="ro1">
          <table:table-cell office:value-type="float" office:value="1.2825">
            <text:p>1.2825</text:p>
          </table:table-cell>
          <table:table-cell office:value-type="float" office:value="-0.181034">
            <text:p>-0.181034</text:p>
          </table:table-cell>
          <table:table-cell office:value-type="float" office:value="-0.185938">
            <text:p>-0.185938</text:p>
          </table:table-cell>
          <table:table-cell office:value-type="float" office:value="-0.201465">
            <text:p>-0.201465</text:p>
          </table:table-cell>
          <table:table-cell office:value-type="float" office:value="-0.21094">
            <text:p>-0.21094</text:p>
          </table:table-cell>
          <table:table-cell office:value-type="float" office:value="-0.197561">
            <text:p>-0.197561</text:p>
          </table:table-cell>
          <table:table-cell office:value-type="float" office:value="-0.154072">
            <text:p>-0.154072</text:p>
          </table:table-cell>
          <table:table-cell office:value-type="float" office:value="-0.102158">
            <text:p>-0.102158</text:p>
          </table:table-cell>
          <table:table-cell office:value-type="float" office:value="-0.0357391">
            <text:p>-0.0357391</text:p>
          </table:table-cell>
          <table:table-cell office:value-type="float" office:value="0.0456145">
            <text:p>0.0456145</text:p>
          </table:table-cell>
          <table:table-cell office:value-type="float" office:value="0.139399">
            <text:p>0.139399</text:p>
          </table:table-cell>
          <table:table-cell office:value-type="float" office:value="0.232044">
            <text:p>0.232044</text:p>
          </table:table-cell>
          <table:table-cell office:value-type="float" office:value="0.320309">
            <text:p>0.320309</text:p>
          </table:table-cell>
          <table:table-cell office:value-type="float" office:value="0.388819">
            <text:p>0.388819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-0.196817">
            <text:p>-0.196817</text:p>
          </table:table-cell>
          <table:table-cell office:value-type="float" office:value="-0.204432">
            <text:p>-0.204432</text:p>
          </table:table-cell>
          <table:table-cell office:value-type="float" office:value="-0.224364">
            <text:p>-0.224364</text:p>
          </table:table-cell>
          <table:table-cell office:value-type="float" office:value="-0.239168">
            <text:p>-0.239168</text:p>
          </table:table-cell>
          <table:table-cell office:value-type="float" office:value="-0.230581">
            <text:p>-0.230581</text:p>
          </table:table-cell>
          <table:table-cell office:value-type="float" office:value="-0.188859">
            <text:p>-0.188859</text:p>
          </table:table-cell>
          <table:table-cell office:value-type="float" office:value="-0.13991">
            <text:p>-0.13991</text:p>
          </table:table-cell>
          <table:table-cell office:value-type="float" office:value="-0.0744662">
            <text:p>-0.0744662</text:p>
          </table:table-cell>
          <table:table-cell office:value-type="float" office:value="0.00777595">
            <text:p>0.00777595</text:p>
          </table:table-cell>
          <table:table-cell office:value-type="float" office:value="0.104515">
            <text:p>0.104515</text:p>
          </table:table-cell>
          <table:table-cell office:value-type="float" office:value="0.203462">
            <text:p>0.203462</text:p>
          </table:table-cell>
          <table:table-cell office:value-type="float" office:value="0.301661">
            <text:p>0.301661</text:p>
          </table:table-cell>
          <table:table-cell office:value-type="float" office:value="0.378995">
            <text:p>0.378995</text:p>
          </table:table-cell>
          <table:table-cell table:number-columns-repeated="2"/>
        </table:table-row>
        <table:table-row table:style-name="ro1">
          <table:table-cell office:value-type="float" office:value="1.4175">
            <text:p>1.4175</text:p>
          </table:table-cell>
          <table:table-cell office:value-type="float" office:value="-0.212599">
            <text:p>-0.212599</text:p>
          </table:table-cell>
          <table:table-cell office:value-type="float" office:value="-0.222925">
            <text:p>-0.222925</text:p>
          </table:table-cell>
          <table:table-cell office:value-type="float" office:value="-0.247263">
            <text:p>-0.247263</text:p>
          </table:table-cell>
          <table:table-cell office:value-type="float" office:value="-0.267397">
            <text:p>-0.267397</text:p>
          </table:table-cell>
          <table:table-cell office:value-type="float" office:value="-0.263602">
            <text:p>-0.263602</text:p>
          </table:table-cell>
          <table:table-cell office:value-type="float" office:value="-0.223647">
            <text:p>-0.223647</text:p>
          </table:table-cell>
          <table:table-cell office:value-type="float" office:value="-0.177662">
            <text:p>-0.177662</text:p>
          </table:table-cell>
          <table:table-cell office:value-type="float" office:value="-0.113193">
            <text:p>-0.113193</text:p>
          </table:table-cell>
          <table:table-cell office:value-type="float" office:value="-0.0300626">
            <text:p>-0.0300626</text:p>
          </table:table-cell>
          <table:table-cell office:value-type="float" office:value="0.0650041">
            <text:p>0.0650041</text:p>
          </table:table-cell>
          <table:table-cell office:value-type="float" office:value="0.170831">
            <text:p>0.170831</text:p>
          </table:table-cell>
          <table:table-cell office:value-type="float" office:value="0.28077">
            <text:p>0.28077</text:p>
          </table:table-cell>
          <table:table-cell office:value-type="float" office:value="0.364134">
            <text:p>0.364134</text:p>
          </table:table-cell>
          <table:table-cell table:number-columns-repeated="2"/>
        </table:table-row>
        <table:table-row table:style-name="ro1">
          <table:table-cell office:value-type="float" office:value="1.485">
            <text:p>1.485</text:p>
          </table:table-cell>
          <table:table-cell office:value-type="float" office:value="-0.228382">
            <text:p>-0.228382</text:p>
          </table:table-cell>
          <table:table-cell office:value-type="float" office:value="-0.241418">
            <text:p>-0.241418</text:p>
          </table:table-cell>
          <table:table-cell office:value-type="float" office:value="-0.270162">
            <text:p>-0.270162</text:p>
          </table:table-cell>
          <table:table-cell office:value-type="float" office:value="-0.295626">
            <text:p>-0.295626</text:p>
          </table:table-cell>
          <table:table-cell office:value-type="float" office:value="-0.296622">
            <text:p>-0.296622</text:p>
          </table:table-cell>
          <table:table-cell office:value-type="float" office:value="-0.258434">
            <text:p>-0.258434</text:p>
          </table:table-cell>
          <table:table-cell office:value-type="float" office:value="-0.215414">
            <text:p>-0.215414</text:p>
          </table:table-cell>
          <table:table-cell office:value-type="float" office:value="-0.15192">
            <text:p>-0.15192</text:p>
          </table:table-cell>
          <table:table-cell office:value-type="float" office:value="-0.0679012">
            <text:p>-0.0679012</text:p>
          </table:table-cell>
          <table:table-cell office:value-type="float" office:value="0.022338">
            <text:p>0.022338</text:p>
          </table:table-cell>
          <table:table-cell office:value-type="float" office:value="0.135137">
            <text:p>0.135137</text:p>
          </table:table-cell>
          <table:table-cell office:value-type="float" office:value="0.252622">
            <text:p>0.252622</text:p>
          </table:table-cell>
          <table:table-cell office:value-type="float" office:value="0.346434">
            <text:p>0.346434</text:p>
          </table:table-cell>
          <table:table-cell table:number-columns-repeated="2"/>
        </table:table-row>
        <table:table-row table:style-name="ro1">
          <table:table-cell office:value-type="float" office:value="1.5525">
            <text:p>1.5525</text:p>
          </table:table-cell>
          <table:table-cell office:value-type="float" office:value="-0.244165">
            <text:p>-0.244165</text:p>
          </table:table-cell>
          <table:table-cell office:value-type="float" office:value="-0.259911">
            <text:p>-0.259911</text:p>
          </table:table-cell>
          <table:table-cell office:value-type="float" office:value="-0.293061">
            <text:p>-0.293061</text:p>
          </table:table-cell>
          <table:table-cell office:value-type="float" office:value="-0.323854">
            <text:p>-0.323854</text:p>
          </table:table-cell>
          <table:table-cell office:value-type="float" office:value="-0.329643">
            <text:p>-0.329643</text:p>
          </table:table-cell>
          <table:table-cell office:value-type="float" office:value="-0.293221">
            <text:p>-0.293221</text:p>
          </table:table-cell>
          <table:table-cell office:value-type="float" office:value="-0.253166">
            <text:p>-0.253166</text:p>
          </table:table-cell>
          <table:table-cell office:value-type="float" office:value="-0.190647">
            <text:p>-0.190647</text:p>
          </table:table-cell>
          <table:table-cell office:value-type="float" office:value="-0.10574">
            <text:p>-0.10574</text:p>
          </table:table-cell>
          <table:table-cell office:value-type="float" office:value="-0.020328">
            <text:p>-0.020328</text:p>
          </table:table-cell>
          <table:table-cell office:value-type="float" office:value="0.0949014">
            <text:p>0.0949014</text:p>
          </table:table-cell>
          <table:table-cell office:value-type="float" office:value="0.220528">
            <text:p>0.220528</text:p>
          </table:table-cell>
          <table:table-cell office:value-type="float" office:value="0.326887">
            <text:p>0.326887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-0.259948">
            <text:p>-0.259948</text:p>
          </table:table-cell>
          <table:table-cell office:value-type="float" office:value="-0.278405">
            <text:p>-0.278405</text:p>
          </table:table-cell>
          <table:table-cell office:value-type="float" office:value="-0.31596">
            <text:p>-0.31596</text:p>
          </table:table-cell>
          <table:table-cell office:value-type="float" office:value="-0.352083">
            <text:p>-0.352083</text:p>
          </table:table-cell>
          <table:table-cell office:value-type="float" office:value="-0.362663">
            <text:p>-0.362663</text:p>
          </table:table-cell>
          <table:table-cell office:value-type="float" office:value="-0.328008">
            <text:p>-0.328008</text:p>
          </table:table-cell>
          <table:table-cell office:value-type="float" office:value="-0.290918">
            <text:p>-0.290918</text:p>
          </table:table-cell>
          <table:table-cell office:value-type="float" office:value="-0.229374">
            <text:p>-0.229374</text:p>
          </table:table-cell>
          <table:table-cell office:value-type="float" office:value="-0.143578">
            <text:p>-0.143578</text:p>
          </table:table-cell>
          <table:table-cell office:value-type="float" office:value="-0.062994">
            <text:p>-0.062994</text:p>
          </table:table-cell>
          <table:table-cell office:value-type="float" office:value="0.0493046">
            <text:p>0.0493046</text:p>
          </table:table-cell>
          <table:table-cell office:value-type="float" office:value="0.185366">
            <text:p>0.185366</text:p>
          </table:table-cell>
          <table:table-cell office:value-type="float" office:value="0.303027">
            <text:p>0.303027</text:p>
          </table:table-cell>
          <table:table-cell table:number-columns-repeated="2"/>
        </table:table-row>
        <table:table-row table:style-name="ro1">
          <table:table-cell office:value-type="float" office:value="1.6875">
            <text:p>1.6875</text:p>
          </table:table-cell>
          <table:table-cell office:value-type="float" office:value="-0.27573">
            <text:p>-0.27573</text:p>
          </table:table-cell>
          <table:table-cell office:value-type="float" office:value="-0.296898">
            <text:p>-0.296898</text:p>
          </table:table-cell>
          <table:table-cell office:value-type="float" office:value="-0.338859">
            <text:p>-0.338859</text:p>
          </table:table-cell>
          <table:table-cell office:value-type="float" office:value="-0.380311">
            <text:p>-0.380311</text:p>
          </table:table-cell>
          <table:table-cell office:value-type="float" office:value="-0.395684">
            <text:p>-0.395684</text:p>
          </table:table-cell>
          <table:table-cell office:value-type="float" office:value="-0.362795">
            <text:p>-0.362795</text:p>
          </table:table-cell>
          <table:table-cell office:value-type="float" office:value="-0.328669">
            <text:p>-0.328669</text:p>
          </table:table-cell>
          <table:table-cell office:value-type="float" office:value="-0.268101">
            <text:p>-0.268101</text:p>
          </table:table-cell>
          <table:table-cell office:value-type="float" office:value="-0.181417">
            <text:p>-0.181417</text:p>
          </table:table-cell>
          <table:table-cell office:value-type="float" office:value="-0.10566">
            <text:p>-0.10566</text:p>
          </table:table-cell>
          <table:table-cell office:value-type="float" office:value="-0.000284777">
            <text:p>-0.000284777</text:p>
          </table:table-cell>
          <table:table-cell office:value-type="float" office:value="0.140399">
            <text:p>0.140399</text:p>
          </table:table-cell>
          <table:table-cell office:value-type="float" office:value="0.273793">
            <text:p>0.273793</text:p>
          </table:table-cell>
          <table:table-cell table:number-columns-repeated="2"/>
        </table:table-row>
        <table:table-row table:style-name="ro1">
          <table:table-cell office:value-type="float" office:value="1.755">
            <text:p>1.755</text:p>
          </table:table-cell>
          <table:table-cell office:value-type="float" office:value="-0.291513">
            <text:p>-0.291513</text:p>
          </table:table-cell>
          <table:table-cell office:value-type="float" office:value="-0.315391">
            <text:p>-0.315391</text:p>
          </table:table-cell>
          <table:table-cell office:value-type="float" office:value="-0.361758">
            <text:p>-0.361758</text:p>
          </table:table-cell>
          <table:table-cell office:value-type="float" office:value="-0.40854">
            <text:p>-0.40854</text:p>
          </table:table-cell>
          <table:table-cell office:value-type="float" office:value="-0.428705">
            <text:p>-0.428705</text:p>
          </table:table-cell>
          <table:table-cell office:value-type="float" office:value="-0.397583">
            <text:p>-0.397583</text:p>
          </table:table-cell>
          <table:table-cell office:value-type="float" office:value="-0.366421">
            <text:p>-0.366421</text:p>
          </table:table-cell>
          <table:table-cell office:value-type="float" office:value="-0.306828">
            <text:p>-0.306828</text:p>
          </table:table-cell>
          <table:table-cell office:value-type="float" office:value="-0.219255">
            <text:p>-0.219255</text:p>
          </table:table-cell>
          <table:table-cell office:value-type="float" office:value="-0.148326">
            <text:p>-0.148326</text:p>
          </table:table-cell>
          <table:table-cell office:value-type="float" office:value="-0.0498742">
            <text:p>-0.0498742</text:p>
          </table:table-cell>
          <table:table-cell office:value-type="float" office:value="0.0923258">
            <text:p>0.0923258</text:p>
          </table:table-cell>
          <table:table-cell office:value-type="float" office:value="0.238679">
            <text:p>0.238679</text:p>
          </table:table-cell>
          <table:table-cell table:number-columns-repeated="2"/>
        </table:table-row>
        <table:table-row table:style-name="ro1">
          <table:table-cell office:value-type="float" office:value="1.8225">
            <text:p>1.8225</text:p>
          </table:table-cell>
          <table:table-cell office:value-type="float" office:value="-0.307296">
            <text:p>-0.307296</text:p>
          </table:table-cell>
          <table:table-cell office:value-type="float" office:value="-0.333884">
            <text:p>-0.333884</text:p>
          </table:table-cell>
          <table:table-cell office:value-type="float" office:value="-0.384657">
            <text:p>-0.384657</text:p>
          </table:table-cell>
          <table:table-cell office:value-type="float" office:value="-0.436769">
            <text:p>-0.436769</text:p>
          </table:table-cell>
          <table:table-cell office:value-type="float" office:value="-0.461725">
            <text:p>-0.461725</text:p>
          </table:table-cell>
          <table:table-cell office:value-type="float" office:value="-0.43237">
            <text:p>-0.43237</text:p>
          </table:table-cell>
          <table:table-cell office:value-type="float" office:value="-0.404173">
            <text:p>-0.404173</text:p>
          </table:table-cell>
          <table:table-cell office:value-type="float" office:value="-0.345555">
            <text:p>-0.345555</text:p>
          </table:table-cell>
          <table:table-cell office:value-type="float" office:value="-0.257094">
            <text:p>-0.257094</text:p>
          </table:table-cell>
          <table:table-cell office:value-type="float" office:value="-0.190992">
            <text:p>-0.190992</text:p>
          </table:table-cell>
          <table:table-cell office:value-type="float" office:value="-0.0994636">
            <text:p>-0.0994636</text:p>
          </table:table-cell>
          <table:table-cell office:value-type="float" office:value="0.0399616">
            <text:p>0.0399616</text:p>
          </table:table-cell>
          <table:table-cell office:value-type="float" office:value="0.200397">
            <text:p>0.200397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-0.323079">
            <text:p>-0.323079</text:p>
          </table:table-cell>
          <table:table-cell office:value-type="float" office:value="-0.352378">
            <text:p>-0.352378</text:p>
          </table:table-cell>
          <table:table-cell office:value-type="float" office:value="-0.407556">
            <text:p>-0.407556</text:p>
          </table:table-cell>
          <table:table-cell office:value-type="float" office:value="-0.464997">
            <text:p>-0.464997</text:p>
          </table:table-cell>
          <table:table-cell office:value-type="float" office:value="-0.494746">
            <text:p>-0.494746</text:p>
          </table:table-cell>
          <table:table-cell office:value-type="float" office:value="-0.467157">
            <text:p>-0.467157</text:p>
          </table:table-cell>
          <table:table-cell office:value-type="float" office:value="-0.441925">
            <text:p>-0.441925</text:p>
          </table:table-cell>
          <table:table-cell office:value-type="float" office:value="-0.384282">
            <text:p>-0.384282</text:p>
          </table:table-cell>
          <table:table-cell office:value-type="float" office:value="-0.294932">
            <text:p>-0.294932</text:p>
          </table:table-cell>
          <table:table-cell office:value-type="float" office:value="-0.233658">
            <text:p>-0.233658</text:p>
          </table:table-cell>
          <table:table-cell office:value-type="float" office:value="-0.149053">
            <text:p>-0.149053</text:p>
          </table:table-cell>
          <table:table-cell office:value-type="float" office:value="-0.0127656">
            <text:p>-0.0127656</text:p>
          </table:table-cell>
          <table:table-cell office:value-type="float" office:value="0.154939">
            <text:p>0.154939</text:p>
          </table:table-cell>
          <table:table-cell table:number-columns-repeated="2"/>
        </table:table-row>
        <table:table-row table:style-name="ro1">
          <table:table-cell office:value-type="float" office:value="1.9575">
            <text:p>1.9575</text:p>
          </table:table-cell>
          <table:table-cell office:value-type="float" office:value="-0.338861">
            <text:p>-0.338861</text:p>
          </table:table-cell>
          <table:table-cell office:value-type="float" office:value="-0.370871">
            <text:p>-0.370871</text:p>
          </table:table-cell>
          <table:table-cell office:value-type="float" office:value="-0.430455">
            <text:p>-0.430455</text:p>
          </table:table-cell>
          <table:table-cell office:value-type="float" office:value="-0.493226">
            <text:p>-0.493226</text:p>
          </table:table-cell>
          <table:table-cell office:value-type="float" office:value="-0.527766">
            <text:p>-0.527766</text:p>
          </table:table-cell>
          <table:table-cell office:value-type="float" office:value="-0.501944">
            <text:p>-0.501944</text:p>
          </table:table-cell>
          <table:table-cell office:value-type="float" office:value="-0.479677">
            <text:p>-0.479677</text:p>
          </table:table-cell>
          <table:table-cell office:value-type="float" office:value="-0.423009">
            <text:p>-0.423009</text:p>
          </table:table-cell>
          <table:table-cell office:value-type="float" office:value="-0.332771">
            <text:p>-0.332771</text:p>
          </table:table-cell>
          <table:table-cell office:value-type="float" office:value="-0.276324">
            <text:p>-0.276324</text:p>
          </table:table-cell>
          <table:table-cell office:value-type="float" office:value="-0.198642">
            <text:p>-0.198642</text:p>
          </table:table-cell>
          <table:table-cell office:value-type="float" office:value="-0.0654927">
            <text:p>-0.0654927</text:p>
          </table:table-cell>
          <table:table-cell office:value-type="float" office:value="0.105378">
            <text:p>0.105378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office:value-type="float" office:value="-0.354644">
            <text:p>-0.354644</text:p>
          </table:table-cell>
          <table:table-cell office:value-type="float" office:value="-0.389364">
            <text:p>-0.389364</text:p>
          </table:table-cell>
          <table:table-cell office:value-type="float" office:value="-0.453354">
            <text:p>-0.453354</text:p>
          </table:table-cell>
          <table:table-cell office:value-type="float" office:value="-0.521455">
            <text:p>-0.521455</text:p>
          </table:table-cell>
          <table:table-cell office:value-type="float" office:value="-0.560787">
            <text:p>-0.560787</text:p>
          </table:table-cell>
          <table:table-cell office:value-type="float" office:value="-0.536731">
            <text:p>-0.536731</text:p>
          </table:table-cell>
          <table:table-cell office:value-type="float" office:value="-0.517429">
            <text:p>-0.517429</text:p>
          </table:table-cell>
          <table:table-cell office:value-type="float" office:value="-0.461736">
            <text:p>-0.461736</text:p>
          </table:table-cell>
          <table:table-cell office:value-type="float" office:value="-0.37061">
            <text:p>-0.37061</text:p>
          </table:table-cell>
          <table:table-cell office:value-type="float" office:value="-0.31899">
            <text:p>-0.31899</text:p>
          </table:table-cell>
          <table:table-cell office:value-type="float" office:value="-0.248232">
            <text:p>-0.248232</text:p>
          </table:table-cell>
          <table:table-cell office:value-type="float" office:value="-0.11822">
            <text:p>-0.11822</text:p>
          </table:table-cell>
          <table:table-cell office:value-type="float" office:value="0.0516125">
            <text:p>0.051612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.655">
            <text:p>0.655</text:p>
          </table:table-cell>
          <table:table-cell table:formula="of:=(([.$H$34]-[.$B$34])/([.$H$36]-[.$B$36]))*[.C36]+[.$B$34]" office:value-type="float" office:value="0.712477">
            <text:p>0.712477</text:p>
          </table:table-cell>
          <table:table-cell table:formula="of:=(([.$H$34]-[.$B$34])/([.$H$36]-[.$B$36]))*[.D36]+[.$B$34]" office:value-type="float" office:value="0.770023">
            <text:p>0.770023</text:p>
          </table:table-cell>
          <table:table-cell table:formula="of:=(([.$H$34]-[.$B$34])/([.$H$36]-[.$B$36]))*[.E36]+[.$B$34]" office:value-type="float" office:value="0.8275">
            <text:p>0.8275</text:p>
          </table:table-cell>
          <table:table-cell table:formula="of:=(([.$H$34]-[.$B$34])/([.$H$36]-[.$B$36]))*[.F36]+[.$B$34]" office:value-type="float" office:value="0.884977">
            <text:p>0.884977</text:p>
          </table:table-cell>
          <table:table-cell table:formula="of:=(([.$H$34]-[.$B$34])/([.$H$36]-[.$B$36]))*[.G36]+[.$B$34]" office:value-type="float" office:value="0.942523">
            <text:p>0.942523</text:p>
          </table:table-cell>
          <table:table-cell office:value-type="float" office:value="1">
            <text:p>1</text:p>
          </table:table-cell>
          <table:table-cell table:formula="of:=(([.$H$34]-[.$B$34])/([.$H$36]-[.$B$36]))*[.I36]+[.$B$34]" office:value-type="float" office:value="1.057477">
            <text:p>1.057477</text:p>
          </table:table-cell>
          <table:table-cell table:formula="of:=(([.$H$34]-[.$B$34])/([.$H$36]-[.$B$36]))*[.J36]+[.$B$34]" office:value-type="float" office:value="1.115023">
            <text:p>1.115023</text:p>
          </table:table-cell>
          <table:table-cell table:formula="of:=(([.$H$34]-[.$B$34])/([.$H$36]-[.$B$36]))*[.K36]+[.$B$34]" office:value-type="float" office:value="1.1725">
            <text:p>1.1725</text:p>
          </table:table-cell>
          <table:table-cell table:formula="of:=(([.$H$34]-[.$B$34])/([.$H$36]-[.$B$36]))*[.L36]+[.$B$34]" office:value-type="float" office:value="1.229977">
            <text:p>1.229977</text:p>
          </table:table-cell>
          <table:table-cell table:formula="of:=(([.$H$34]-[.$B$34])/([.$H$36]-[.$B$36]))*[.M36]+[.$B$34]" office:value-type="float" office:value="1.287523">
            <text:p>1.287523</text:p>
          </table:table-cell>
          <table:table-cell table:formula="of:=(([.$H$34]-[.$B$34])/([.$H$36]-[.$B$36]))*[.N36]+[.$B$34]" office:value-type="float" office:value="1.345">
            <text:p>1.345</text:p>
          </table:table-cell>
          <table:table-cell/>
          <table:table-cell office:value-type="float" office:value="0.68">
            <text:p>0.68</text:p>
          </table:table-cell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0.26668">
            <text:p>0.26668</text:p>
          </table:table-cell>
          <table:table-cell office:value-type="float" office:value="0.23332">
            <text:p>0.23332</text:p>
          </table:table-cell>
          <table:table-cell office:value-type="float" office:value="0.2">
            <text:p>0.2</text:p>
          </table:table-cell>
          <table:table-cell office:value-type="float" office:value="0.16668">
            <text:p>0.16668</text:p>
          </table:table-cell>
          <table:table-cell office:value-type="float" office:value="0.13332">
            <text:p>0.13332</text:p>
          </table:table-cell>
          <table:table-cell office:value-type="float" office:value="0.1">
            <text:p>0.1</text:p>
          </table:table-cell>
          <table:table-cell office:value-type="float" office:value="0.06668">
            <text:p>0.06668</text:p>
          </table:table-cell>
          <table:table-cell office:value-type="float" office:value="0.0333200000000001">
            <text:p>0.03332</text:p>
          </table:table-cell>
          <table:table-cell office:value-type="float" office:value="0">
            <text:p>0</text:p>
          </table:table-cell>
          <table:table-cell office:value-type="float" office:value="-0.03332">
            <text:p>-0.03332</text:p>
          </table:table-cell>
          <table:table-cell office:value-type="float" office:value="-0.06668">
            <text:p>-0.06668</text:p>
          </table:table-cell>
          <table:table-cell office:value-type="float" office:value="-0.1">
            <text:p>-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">
            <text:p>0</text:p>
          </table:table-cell>
          <table:table-cell office:value-type="float" office:value="0.0833">
            <text:p>0.0833</text:p>
          </table:table-cell>
          <table:table-cell office:value-type="float" office:value="0.1667">
            <text:p>0.1667</text:p>
          </table:table-cell>
          <table:table-cell office:value-type="float" office:value="0.25">
            <text:p>0.25</text:p>
          </table:table-cell>
          <table:table-cell office:value-type="float" office:value="0.3333">
            <text:p>0.3333</text:p>
          </table:table-cell>
          <table:table-cell office:value-type="float" office:value="0.4167">
            <text:p>0.4167</text:p>
          </table:table-cell>
          <table:table-cell office:value-type="float" office:value="0.5">
            <text:p>0.5</text:p>
          </table:table-cell>
          <table:table-cell office:value-type="float" office:value="0.5833">
            <text:p>0.5833</text:p>
          </table:table-cell>
          <table:table-cell office:value-type="float" office:value="0.6667">
            <text:p>0.6667</text:p>
          </table:table-cell>
          <table:table-cell office:value-type="float" office:value="0.75">
            <text:p>0.75</text:p>
          </table:table-cell>
          <table:table-cell office:value-type="float" office:value="0.8333">
            <text:p>0.8333</text:p>
          </table:table-cell>
          <table:table-cell office:value-type="float" office:value="0.9167">
            <text:p>0.916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.4986">
            <text:p>11.4986</text:p>
          </table:table-cell>
          <table:table-cell office:value-type="float" office:value="15.0014">
            <text:p>15.0014</text:p>
          </table:table-cell>
          <table:table-cell office:value-type="float" office:value="18.5">
            <text:p>18.5</text:p>
          </table:table-cell>
          <table:table-cell office:value-type="float" office:value="21.9986">
            <text:p>21.9986</text:p>
          </table:table-cell>
          <table:table-cell office:value-type="float" office:value="25.5014">
            <text:p>25.5014</text:p>
          </table:table-cell>
          <table:table-cell office:value-type="float" office:value="29">
            <text:p>29</text:p>
          </table:table-cell>
          <table:table-cell office:value-type="float" office:value="32.4986">
            <text:p>32.4986</text:p>
          </table:table-cell>
          <table:table-cell office:value-type="float" office:value="36.0014">
            <text:p>36.0014</text:p>
          </table:table-cell>
          <table:table-cell office:value-type="float" office:value="39.5">
            <text:p>39.5</text:p>
          </table:table-cell>
          <table:table-cell office:value-type="float" office:value="42.9986">
            <text:p>42.9986</text:p>
          </table:table-cell>
          <table:table-cell office:value-type="float" office:value="46.5014">
            <text:p>46.501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ROUND(([.B2]-[.B$35]*[.$A39])*[.$P$34]*[.B$34];4)" office:value-type="float" office:value="0.022">
            <text:p>0.022</text:p>
          </table:table-cell>
          <table:table-cell table:formula="of:=ROUND(([.C2]-[.C$35]*[.$A39])*[.$P$34]*[.C$34];4)" office:value-type="float" office:value="0.035">
            <text:p>0.035</text:p>
          </table:table-cell>
          <table:table-cell table:formula="of:=ROUND(([.D2]-[.D$35]*[.$A39])*[.$P$34]*[.D$34];4)" office:value-type="float" office:value="0.0522">
            <text:p>0.0522</text:p>
          </table:table-cell>
          <table:table-cell table:formula="of:=ROUND(([.E2]-[.E$35]*[.$A39])*[.$P$34]*[.E$34];4)" office:value-type="float" office:value="0.0715">
            <text:p>0.0715</text:p>
          </table:table-cell>
          <table:table-cell table:formula="of:=ROUND(([.F2]-[.F$35]*[.$A39])*[.$P$34]*[.F$34];4)" office:value-type="float" office:value="0.0975">
            <text:p>0.0975</text:p>
          </table:table-cell>
          <table:table-cell table:formula="of:=ROUND(([.G2]-[.G$35]*[.$A39])*[.$P$34]*[.G$34];4)" office:value-type="float" office:value="0.1278">
            <text:p>0.1278</text:p>
          </table:table-cell>
          <table:table-cell table:formula="of:=ROUND(([.H2]-[.H$35]*[.$A39])*[.$P$34]*[.H$34];4)" office:value-type="float" office:value="0.1609">
            <text:p>0.1609</text:p>
          </table:table-cell>
          <table:table-cell table:formula="of:=ROUND(([.I2]-[.I$35]*[.$A39])*[.$P$34]*[.I$34];4)" office:value-type="float" office:value="0.1991">
            <text:p>0.1991</text:p>
          </table:table-cell>
          <table:table-cell table:formula="of:=ROUND(([.J2]-[.J$35]*[.$A39])*[.$P$34]*[.J$34];4)" office:value-type="float" office:value="0.2376">
            <text:p>0.2376</text:p>
          </table:table-cell>
          <table:table-cell table:formula="of:=ROUND(([.K2]-[.K$35]*[.$A39])*[.$P$34]*[.K$34];4)" office:value-type="float" office:value="0.2789">
            <text:p>0.2789</text:p>
          </table:table-cell>
          <table:table-cell table:formula="of:=ROUND(([.L2]-[.L$35]*[.$A39])*[.$P$34]*[.L$34];4)" office:value-type="float" office:value="0.3231">
            <text:p>0.3231</text:p>
          </table:table-cell>
          <table:table-cell table:formula="of:=ROUND(([.M2]-[.M$35]*[.$A39])*[.$P$34]*[.M$34];4)" office:value-type="float" office:value="0.3656">
            <text:p>0.3656</text:p>
          </table:table-cell>
          <table:table-cell table:formula="of:=ROUND(([.N2]-[.N$35]*[.$A39])*[.$P$34]*[.N$34];4)" office:value-type="float" office:value="0.4173">
            <text:p>0.4173</text:p>
          </table:table-cell>
          <table:table-cell table:number-columns-repeated="2"/>
        </table:table-row>
        <table:table-row table:style-name="ro1">
          <table:table-cell office:value-type="float" office:value="0.0675">
            <text:p>0.0675</text:p>
          </table:table-cell>
          <table:table-cell table:formula="of:=ROUND(([.B3]-[.B$35]*[.$A40])*[.$P$34]*[.B$34];4)" office:value-type="float" office:value="0.014">
            <text:p>0.014</text:p>
          </table:table-cell>
          <table:table-cell table:formula="of:=ROUND(([.C3]-[.C$35]*[.$A40])*[.$P$34]*[.C$34];4)" office:value-type="float" office:value="0.0258">
            <text:p>0.0258</text:p>
          </table:table-cell>
          <table:table-cell table:formula="of:=ROUND(([.D3]-[.D$35]*[.$A40])*[.$P$34]*[.D$34];4)" office:value-type="float" office:value="0.0416">
            <text:p>0.0416</text:p>
          </table:table-cell>
          <table:table-cell table:formula="of:=ROUND(([.E3]-[.E$35]*[.$A40])*[.$P$34]*[.E$34];4)" office:value-type="float" office:value="0.0612">
            <text:p>0.0612</text:p>
          </table:table-cell>
          <table:table-cell table:formula="of:=ROUND(([.F3]-[.F$35]*[.$A40])*[.$P$34]*[.F$34];4)" office:value-type="float" office:value="0.0873">
            <text:p>0.0873</text:p>
          </table:table-cell>
          <table:table-cell table:formula="of:=ROUND(([.G3]-[.G$35]*[.$A40])*[.$P$34]*[.G$34];4)" office:value-type="float" office:value="0.1178">
            <text:p>0.1178</text:p>
          </table:table-cell>
          <table:table-cell table:formula="of:=ROUND(([.H3]-[.H$35]*[.$A40])*[.$P$34]*[.H$34];4)" office:value-type="float" office:value="0.1531">
            <text:p>0.1531</text:p>
          </table:table-cell>
          <table:table-cell table:formula="of:=ROUND(([.I3]-[.I$35]*[.$A40])*[.$P$34]*[.I$34];4)" office:value-type="float" office:value="0.1917">
            <text:p>0.1917</text:p>
          </table:table-cell>
          <table:table-cell table:formula="of:=ROUND(([.J3]-[.J$35]*[.$A40])*[.$P$34]*[.J$34];4)" office:value-type="float" office:value="0.234">
            <text:p>0.234</text:p>
          </table:table-cell>
          <table:table-cell table:formula="of:=ROUND(([.K3]-[.K$35]*[.$A40])*[.$P$34]*[.K$34];4)" office:value-type="float" office:value="0.2772">
            <text:p>0.2772</text:p>
          </table:table-cell>
          <table:table-cell table:formula="of:=ROUND(([.L3]-[.L$35]*[.$A40])*[.$P$34]*[.L$34];4)" office:value-type="float" office:value="0.3244">
            <text:p>0.3244</text:p>
          </table:table-cell>
          <table:table-cell table:formula="of:=ROUND(([.M3]-[.M$35]*[.$A40])*[.$P$34]*[.M$34];4)" office:value-type="float" office:value="0.3712">
            <text:p>0.3712</text:p>
          </table:table-cell>
          <table:table-cell table:formula="of:=ROUND(([.N3]-[.N$35]*[.$A40])*[.$P$34]*[.N$34];4)" office:value-type="float" office:value="0.4258">
            <text:p>0.4258</text:p>
          </table:table-cell>
          <table:table-cell table:number-columns-repeated="2"/>
        </table:table-row>
        <table:table-row table:style-name="ro1">
          <table:table-cell office:value-type="float" office:value="0.135">
            <text:p>0.135</text:p>
          </table:table-cell>
          <table:table-cell table:formula="of:=ROUND(([.B4]-[.B$35]*[.$A41])*[.$P$34]*[.B$34];4)" office:value-type="float" office:value="0.005">
            <text:p>0.005</text:p>
          </table:table-cell>
          <table:table-cell table:formula="of:=ROUND(([.C4]-[.C$35]*[.$A41])*[.$P$34]*[.C$34];4)" office:value-type="float" office:value="0.0166">
            <text:p>0.0166</text:p>
          </table:table-cell>
          <table:table-cell table:formula="of:=ROUND(([.D4]-[.D$35]*[.$A41])*[.$P$34]*[.D$34];4)" office:value-type="float" office:value="0.0318">
            <text:p>0.0318</text:p>
          </table:table-cell>
          <table:table-cell table:formula="of:=ROUND(([.E4]-[.E$35]*[.$A41])*[.$P$34]*[.E$34];4)" office:value-type="float" office:value="0.0517">
            <text:p>0.0517</text:p>
          </table:table-cell>
          <table:table-cell table:formula="of:=ROUND(([.F4]-[.F$35]*[.$A41])*[.$P$34]*[.F$34];4)" office:value-type="float" office:value="0.0775">
            <text:p>0.0775</text:p>
          </table:table-cell>
          <table:table-cell table:formula="of:=ROUND(([.G4]-[.G$35]*[.$A41])*[.$P$34]*[.G$34];4)" office:value-type="float" office:value="0.1086">
            <text:p>0.1086</text:p>
          </table:table-cell>
          <table:table-cell table:formula="of:=ROUND(([.H4]-[.H$35]*[.$A41])*[.$P$34]*[.H$34];4)" office:value-type="float" office:value="0.1449">
            <text:p>0.1449</text:p>
          </table:table-cell>
          <table:table-cell table:formula="of:=ROUND(([.I4]-[.I$35]*[.$A41])*[.$P$34]*[.I$34];4)" office:value-type="float" office:value="0.1843">
            <text:p>0.1843</text:p>
          </table:table-cell>
          <table:table-cell table:formula="of:=ROUND(([.J4]-[.J$35]*[.$A41])*[.$P$34]*[.J$34];4)" office:value-type="float" office:value="0.2303">
            <text:p>0.2303</text:p>
          </table:table-cell>
          <table:table-cell table:formula="of:=ROUND(([.K4]-[.K$35]*[.$A41])*[.$P$34]*[.K$34];4)" office:value-type="float" office:value="0.2755">
            <text:p>0.2755</text:p>
          </table:table-cell>
          <table:table-cell table:formula="of:=ROUND(([.L4]-[.L$35]*[.$A41])*[.$P$34]*[.L$34];4)" office:value-type="float" office:value="0.3252">
            <text:p>0.3252</text:p>
          </table:table-cell>
          <table:table-cell table:formula="of:=ROUND(([.M4]-[.M$35]*[.$A41])*[.$P$34]*[.M$34];4)" office:value-type="float" office:value="0.3749">
            <text:p>0.3749</text:p>
          </table:table-cell>
          <table:table-cell table:formula="of:=ROUND(([.N4]-[.N$35]*[.$A41])*[.$P$34]*[.N$34];4)" office:value-type="float" office:value="0.4326">
            <text:p>0.4326</text:p>
          </table:table-cell>
          <table:table-cell table:number-columns-repeated="2"/>
        </table:table-row>
        <table:table-row table:style-name="ro1">
          <table:table-cell office:value-type="float" office:value="0.2025">
            <text:p>0.2025</text:p>
          </table:table-cell>
          <table:table-cell table:formula="of:=ROUND(([.B5]-[.B$35]*[.$A42])*[.$P$34]*[.B$34];4)" office:value-type="float" office:value="-0.0049">
            <text:p>-0.0049</text:p>
          </table:table-cell>
          <table:table-cell table:formula="of:=ROUND(([.C5]-[.C$35]*[.$A42])*[.$P$34]*[.C$34];4)" office:value-type="float" office:value="0.0077">
            <text:p>0.0077</text:p>
          </table:table-cell>
          <table:table-cell table:formula="of:=ROUND(([.D5]-[.D$35]*[.$A42])*[.$P$34]*[.D$34];4)" office:value-type="float" office:value="0.0232">
            <text:p>0.0232</text:p>
          </table:table-cell>
          <table:table-cell table:formula="of:=ROUND(([.E5]-[.E$35]*[.$A42])*[.$P$34]*[.E$34];4)" office:value-type="float" office:value="0.0425">
            <text:p>0.0425</text:p>
          </table:table-cell>
          <table:table-cell table:formula="of:=ROUND(([.F5]-[.F$35]*[.$A42])*[.$P$34]*[.F$34];4)" office:value-type="float" office:value="0.068">
            <text:p>0.068</text:p>
          </table:table-cell>
          <table:table-cell table:formula="of:=ROUND(([.G5]-[.G$35]*[.$A42])*[.$P$34]*[.G$34];4)" office:value-type="float" office:value="0.0996">
            <text:p>0.0996</text:p>
          </table:table-cell>
          <table:table-cell table:formula="of:=ROUND(([.H5]-[.H$35]*[.$A42])*[.$P$34]*[.H$34];4)" office:value-type="float" office:value="0.1365">
            <text:p>0.1365</text:p>
          </table:table-cell>
          <table:table-cell table:formula="of:=ROUND(([.I5]-[.I$35]*[.$A42])*[.$P$34]*[.I$34];4)" office:value-type="float" office:value="0.1769">
            <text:p>0.1769</text:p>
          </table:table-cell>
          <table:table-cell table:formula="of:=ROUND(([.J5]-[.J$35]*[.$A42])*[.$P$34]*[.J$34];4)" office:value-type="float" office:value="0.2241">
            <text:p>0.2241</text:p>
          </table:table-cell>
          <table:table-cell table:formula="of:=ROUND(([.K5]-[.K$35]*[.$A42])*[.$P$34]*[.K$34];4)" office:value-type="float" office:value="0.2724">
            <text:p>0.2724</text:p>
          </table:table-cell>
          <table:table-cell table:formula="of:=ROUND(([.L5]-[.L$35]*[.$A42])*[.$P$34]*[.L$34];4)" office:value-type="float" office:value="0.3253">
            <text:p>0.3253</text:p>
          </table:table-cell>
          <table:table-cell table:formula="of:=ROUND(([.M5]-[.M$35]*[.$A42])*[.$P$34]*[.M$34];4)" office:value-type="float" office:value="0.3786">
            <text:p>0.3786</text:p>
          </table:table-cell>
          <table:table-cell table:formula="of:=ROUND(([.N5]-[.N$35]*[.$A42])*[.$P$34]*[.N$34];4)" office:value-type="float" office:value="0.4385">
            <text:p>0.4385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table:formula="of:=ROUND(([.B6]-[.B$35]*[.$A43])*[.$P$34]*[.B$34];4)" office:value-type="float" office:value="-0.0166">
            <text:p>-0.0166</text:p>
          </table:table-cell>
          <table:table-cell table:formula="of:=ROUND(([.C6]-[.C$35]*[.$A43])*[.$P$34]*[.C$34];4)" office:value-type="float" office:value="-0.003">
            <text:p>-0.003</text:p>
          </table:table-cell>
          <table:table-cell table:formula="of:=ROUND(([.D6]-[.D$35]*[.$A43])*[.$P$34]*[.D$34];4)" office:value-type="float" office:value="0.0141">
            <text:p>0.0141</text:p>
          </table:table-cell>
          <table:table-cell table:formula="of:=ROUND(([.E6]-[.E$35]*[.$A43])*[.$P$34]*[.E$34];4)" office:value-type="float" office:value="0.0345">
            <text:p>0.0345</text:p>
          </table:table-cell>
          <table:table-cell table:formula="of:=ROUND(([.F6]-[.F$35]*[.$A43])*[.$P$34]*[.F$34];4)" office:value-type="float" office:value="0.0594">
            <text:p>0.0594</text:p>
          </table:table-cell>
          <table:table-cell table:formula="of:=ROUND(([.G6]-[.G$35]*[.$A43])*[.$P$34]*[.G$34];4)" office:value-type="float" office:value="0.0907">
            <text:p>0.0907</text:p>
          </table:table-cell>
          <table:table-cell table:formula="of:=ROUND(([.H6]-[.H$35]*[.$A43])*[.$P$34]*[.H$34];4)" office:value-type="float" office:value="0.1278">
            <text:p>0.1278</text:p>
          </table:table-cell>
          <table:table-cell table:formula="of:=ROUND(([.I6]-[.I$35]*[.$A43])*[.$P$34]*[.I$34];4)" office:value-type="float" office:value="0.1692">
            <text:p>0.1692</text:p>
          </table:table-cell>
          <table:table-cell table:formula="of:=ROUND(([.J6]-[.J$35]*[.$A43])*[.$P$34]*[.J$34];4)" office:value-type="float" office:value="0.2177">
            <text:p>0.2177</text:p>
          </table:table-cell>
          <table:table-cell table:formula="of:=ROUND(([.K6]-[.K$35]*[.$A43])*[.$P$34]*[.K$34];4)" office:value-type="float" office:value="0.2692">
            <text:p>0.2692</text:p>
          </table:table-cell>
          <table:table-cell table:formula="of:=ROUND(([.L6]-[.L$35]*[.$A43])*[.$P$34]*[.L$34];4)" office:value-type="float" office:value="0.3245">
            <text:p>0.3245</text:p>
          </table:table-cell>
          <table:table-cell table:formula="of:=ROUND(([.M6]-[.M$35]*[.$A43])*[.$P$34]*[.M$34];4)" office:value-type="float" office:value="0.3806">
            <text:p>0.3806</text:p>
          </table:table-cell>
          <table:table-cell table:formula="of:=ROUND(([.N6]-[.N$35]*[.$A43])*[.$P$34]*[.N$34];4)" office:value-type="float" office:value="0.443">
            <text:p>0.443</text:p>
          </table:table-cell>
          <table:table-cell table:number-columns-repeated="2"/>
        </table:table-row>
        <table:table-row table:style-name="ro1">
          <table:table-cell office:value-type="float" office:value="0.3375">
            <text:p>0.3375</text:p>
          </table:table-cell>
          <table:table-cell table:formula="of:=ROUND(([.B7]-[.B$35]*[.$A44])*[.$P$34]*[.B$34];4)" office:value-type="float" office:value="-0.0293">
            <text:p>-0.0293</text:p>
          </table:table-cell>
          <table:table-cell table:formula="of:=ROUND(([.C7]-[.C$35]*[.$A44])*[.$P$34]*[.C$34];4)" office:value-type="float" office:value="-0.015">
            <text:p>-0.015</text:p>
          </table:table-cell>
          <table:table-cell table:formula="of:=ROUND(([.D7]-[.D$35]*[.$A44])*[.$P$34]*[.D$34];4)" office:value-type="float" office:value="0.0032">
            <text:p>0.0032</text:p>
          </table:table-cell>
          <table:table-cell table:formula="of:=ROUND(([.E7]-[.E$35]*[.$A44])*[.$P$34]*[.E$34];4)" office:value-type="float" office:value="0.0245">
            <text:p>0.0245</text:p>
          </table:table-cell>
          <table:table-cell table:formula="of:=ROUND(([.F7]-[.F$35]*[.$A44])*[.$P$34]*[.F$34];4)" office:value-type="float" office:value="0.0501">
            <text:p>0.0501</text:p>
          </table:table-cell>
          <table:table-cell table:formula="of:=ROUND(([.G7]-[.G$35]*[.$A44])*[.$P$34]*[.G$34];4)" office:value-type="float" office:value="0.0817">
            <text:p>0.0817</text:p>
          </table:table-cell>
          <table:table-cell table:formula="of:=ROUND(([.H7]-[.H$35]*[.$A44])*[.$P$34]*[.H$34];4)" office:value-type="float" office:value="0.119">
            <text:p>0.119</text:p>
          </table:table-cell>
          <table:table-cell table:formula="of:=ROUND(([.I7]-[.I$35]*[.$A44])*[.$P$34]*[.I$34];4)" office:value-type="float" office:value="0.1604">
            <text:p>0.1604</text:p>
          </table:table-cell>
          <table:table-cell table:formula="of:=ROUND(([.J7]-[.J$35]*[.$A44])*[.$P$34]*[.J$34];4)" office:value-type="float" office:value="0.2111">
            <text:p>0.2111</text:p>
          </table:table-cell>
          <table:table-cell table:formula="of:=ROUND(([.K7]-[.K$35]*[.$A44])*[.$P$34]*[.K$34];4)" office:value-type="float" office:value="0.2657">
            <text:p>0.2657</text:p>
          </table:table-cell>
          <table:table-cell table:formula="of:=ROUND(([.L7]-[.L$35]*[.$A44])*[.$P$34]*[.L$34];4)" office:value-type="float" office:value="0.3231">
            <text:p>0.3231</text:p>
          </table:table-cell>
          <table:table-cell table:formula="of:=ROUND(([.M7]-[.M$35]*[.$A44])*[.$P$34]*[.M$34];4)" office:value-type="float" office:value="0.3827">
            <text:p>0.3827</text:p>
          </table:table-cell>
          <table:table-cell table:formula="of:=ROUND(([.N7]-[.N$35]*[.$A44])*[.$P$34]*[.N$34];4)" office:value-type="float" office:value="0.4477">
            <text:p>0.4477</text:p>
          </table:table-cell>
          <table:table-cell table:number-columns-repeated="2"/>
        </table:table-row>
        <table:table-row table:style-name="ro1">
          <table:table-cell office:value-type="float" office:value="0.405">
            <text:p>0.405</text:p>
          </table:table-cell>
          <table:table-cell table:formula="of:=ROUND(([.B8]-[.B$35]*[.$A45])*[.$P$34]*[.B$34];4)" office:value-type="float" office:value="-0.0438">
            <text:p>-0.0438</text:p>
          </table:table-cell>
          <table:table-cell table:formula="of:=ROUND(([.C8]-[.C$35]*[.$A45])*[.$P$34]*[.C$34];4)" office:value-type="float" office:value="-0.0288">
            <text:p>-0.0288</text:p>
          </table:table-cell>
          <table:table-cell table:formula="of:=ROUND(([.D8]-[.D$35]*[.$A45])*[.$P$34]*[.D$34];4)" office:value-type="float" office:value="-0.0096">
            <text:p>-0.0096</text:p>
          </table:table-cell>
          <table:table-cell table:formula="of:=ROUND(([.E8]-[.E$35]*[.$A45])*[.$P$34]*[.E$34];4)" office:value-type="float" office:value="0.0133">
            <text:p>0.0133</text:p>
          </table:table-cell>
          <table:table-cell table:formula="of:=ROUND(([.F8]-[.F$35]*[.$A45])*[.$P$34]*[.F$34];4)" office:value-type="float" office:value="0.0399">
            <text:p>0.0399</text:p>
          </table:table-cell>
          <table:table-cell table:formula="of:=ROUND(([.G8]-[.G$35]*[.$A45])*[.$P$34]*[.G$34];4)" office:value-type="float" office:value="0.0719">
            <text:p>0.0719</text:p>
          </table:table-cell>
          <table:table-cell table:formula="of:=ROUND(([.H8]-[.H$35]*[.$A45])*[.$P$34]*[.H$34];4)" office:value-type="float" office:value="0.1091">
            <text:p>0.1091</text:p>
          </table:table-cell>
          <table:table-cell table:formula="of:=ROUND(([.I8]-[.I$35]*[.$A45])*[.$P$34]*[.I$34];4)" office:value-type="float" office:value="0.1509">
            <text:p>0.1509</text:p>
          </table:table-cell>
          <table:table-cell table:formula="of:=ROUND(([.J8]-[.J$35]*[.$A45])*[.$P$34]*[.J$34];4)" office:value-type="float" office:value="0.2034">
            <text:p>0.2034</text:p>
          </table:table-cell>
          <table:table-cell table:formula="of:=ROUND(([.K8]-[.K$35]*[.$A45])*[.$P$34]*[.K$34];4)" office:value-type="float" office:value="0.2619">
            <text:p>0.2619</text:p>
          </table:table-cell>
          <table:table-cell table:formula="of:=ROUND(([.L8]-[.L$35]*[.$A45])*[.$P$34]*[.L$34];4)" office:value-type="float" office:value="0.3213">
            <text:p>0.3213</text:p>
          </table:table-cell>
          <table:table-cell table:formula="of:=ROUND(([.M8]-[.M$35]*[.$A45])*[.$P$34]*[.M$34];4)" office:value-type="float" office:value="0.384">
            <text:p>0.384</text:p>
          </table:table-cell>
          <table:table-cell table:formula="of:=ROUND(([.N8]-[.N$35]*[.$A45])*[.$P$34]*[.N$34];4)" office:value-type="float" office:value="0.452">
            <text:p>0.452</text:p>
          </table:table-cell>
          <table:table-cell table:number-columns-repeated="2"/>
        </table:table-row>
        <table:table-row table:style-name="ro1">
          <table:table-cell office:value-type="float" office:value="0.4725">
            <text:p>0.4725</text:p>
          </table:table-cell>
          <table:table-cell table:formula="of:=ROUND(([.B9]-[.B$35]*[.$A46])*[.$P$34]*[.B$34];4)" office:value-type="float" office:value="-0.0594">
            <text:p>-0.0594</text:p>
          </table:table-cell>
          <table:table-cell table:formula="of:=ROUND(([.C9]-[.C$35]*[.$A46])*[.$P$34]*[.C$34];4)" office:value-type="float" office:value="-0.0442">
            <text:p>-0.0442</text:p>
          </table:table-cell>
          <table:table-cell table:formula="of:=ROUND(([.D9]-[.D$35]*[.$A46])*[.$P$34]*[.D$34];4)" office:value-type="float" office:value="-0.0242">
            <text:p>-0.0242</text:p>
          </table:table-cell>
          <table:table-cell table:formula="of:=ROUND(([.E9]-[.E$35]*[.$A46])*[.$P$34]*[.E$34];4)" office:value-type="float" office:value="0.0001">
            <text:p>0.0001</text:p>
          </table:table-cell>
          <table:table-cell table:formula="of:=ROUND(([.F9]-[.F$35]*[.$A46])*[.$P$34]*[.F$34];4)" office:value-type="float" office:value="0.0286">
            <text:p>0.0286</text:p>
          </table:table-cell>
          <table:table-cell table:formula="of:=ROUND(([.G9]-[.G$35]*[.$A46])*[.$P$34]*[.G$34];4)" office:value-type="float" office:value="0.061">
            <text:p>0.061</text:p>
          </table:table-cell>
          <table:table-cell table:formula="of:=ROUND(([.H9]-[.H$35]*[.$A46])*[.$P$34]*[.H$34];4)" office:value-type="float" office:value="0.0992">
            <text:p>0.0992</text:p>
          </table:table-cell>
          <table:table-cell table:formula="of:=ROUND(([.I9]-[.I$35]*[.$A46])*[.$P$34]*[.I$34];4)" office:value-type="float" office:value="0.1419">
            <text:p>0.1419</text:p>
          </table:table-cell>
          <table:table-cell table:formula="of:=ROUND(([.J9]-[.J$35]*[.$A46])*[.$P$34]*[.J$34];4)" office:value-type="float" office:value="0.1953">
            <text:p>0.1953</text:p>
          </table:table-cell>
          <table:table-cell table:formula="of:=ROUND(([.K9]-[.K$35]*[.$A46])*[.$P$34]*[.K$34];4)" office:value-type="float" office:value="0.2563">
            <text:p>0.2563</text:p>
          </table:table-cell>
          <table:table-cell table:formula="of:=ROUND(([.L9]-[.L$35]*[.$A46])*[.$P$34]*[.L$34];4)" office:value-type="float" office:value="0.319">
            <text:p>0.319</text:p>
          </table:table-cell>
          <table:table-cell table:formula="of:=ROUND(([.M9]-[.M$35]*[.$A46])*[.$P$34]*[.M$34];4)" office:value-type="float" office:value="0.3842">
            <text:p>0.3842</text:p>
          </table:table-cell>
          <table:table-cell table:formula="of:=ROUND(([.N9]-[.N$35]*[.$A46])*[.$P$34]*[.N$34];4)" office:value-type="float" office:value="0.4548">
            <text:p>0.4548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table:formula="of:=ROUND(([.B10]-[.B$35]*[.$A47])*[.$P$34]*[.B$34];4)" office:value-type="float" office:value="-0.0755">
            <text:p>-0.0755</text:p>
          </table:table-cell>
          <table:table-cell table:formula="of:=ROUND(([.C10]-[.C$35]*[.$A47])*[.$P$34]*[.C$34];4)" office:value-type="float" office:value="-0.0613">
            <text:p>-0.0613</text:p>
          </table:table-cell>
          <table:table-cell table:formula="of:=ROUND(([.D10]-[.D$35]*[.$A47])*[.$P$34]*[.D$34];4)" office:value-type="float" office:value="-0.0411">
            <text:p>-0.0411</text:p>
          </table:table-cell>
          <table:table-cell table:formula="of:=ROUND(([.E10]-[.E$35]*[.$A47])*[.$P$34]*[.E$34];4)" office:value-type="float" office:value="-0.0148">
            <text:p>-0.0148</text:p>
          </table:table-cell>
          <table:table-cell table:formula="of:=ROUND(([.F10]-[.F$35]*[.$A47])*[.$P$34]*[.F$34];4)" office:value-type="float" office:value="0.0155">
            <text:p>0.0155</text:p>
          </table:table-cell>
          <table:table-cell table:formula="of:=ROUND(([.G10]-[.G$35]*[.$A47])*[.$P$34]*[.G$34];4)" office:value-type="float" office:value="0.0496">
            <text:p>0.0496</text:p>
          </table:table-cell>
          <table:table-cell table:formula="of:=ROUND(([.H10]-[.H$35]*[.$A47])*[.$P$34]*[.H$34];4)" office:value-type="float" office:value="0.0889">
            <text:p>0.0889</text:p>
          </table:table-cell>
          <table:table-cell table:formula="of:=ROUND(([.I10]-[.I$35]*[.$A47])*[.$P$34]*[.I$34];4)" office:value-type="float" office:value="0.1329">
            <text:p>0.1329</text:p>
          </table:table-cell>
          <table:table-cell table:formula="of:=ROUND(([.J10]-[.J$35]*[.$A47])*[.$P$34]*[.J$34];4)" office:value-type="float" office:value="0.1868">
            <text:p>0.1868</text:p>
          </table:table-cell>
          <table:table-cell table:formula="of:=ROUND(([.K10]-[.K$35]*[.$A47])*[.$P$34]*[.K$34];4)" office:value-type="float" office:value="0.2504">
            <text:p>0.2504</text:p>
          </table:table-cell>
          <table:table-cell table:formula="of:=ROUND(([.L10]-[.L$35]*[.$A47])*[.$P$34]*[.L$34];4)" office:value-type="float" office:value="0.3154">
            <text:p>0.3154</text:p>
          </table:table-cell>
          <table:table-cell table:formula="of:=ROUND(([.M10]-[.M$35]*[.$A47])*[.$P$34]*[.M$34];4)" office:value-type="float" office:value="0.3839">
            <text:p>0.3839</text:p>
          </table:table-cell>
          <table:table-cell table:formula="of:=ROUND(([.N10]-[.N$35]*[.$A47])*[.$P$34]*[.N$34];4)" office:value-type="float" office:value="0.4576">
            <text:p>0.4576</text:p>
          </table:table-cell>
          <table:table-cell table:number-columns-repeated="2"/>
        </table:table-row>
        <table:table-row table:style-name="ro1">
          <table:table-cell office:value-type="float" office:value="0.6075">
            <text:p>0.6075</text:p>
          </table:table-cell>
          <table:table-cell table:formula="of:=ROUND(([.B11]-[.B$35]*[.$A48])*[.$P$34]*[.B$34];4)" office:value-type="float" office:value="-0.0915">
            <text:p>-0.0915</text:p>
          </table:table-cell>
          <table:table-cell table:formula="of:=ROUND(([.C11]-[.C$35]*[.$A48])*[.$P$34]*[.C$34];4)" office:value-type="float" office:value="-0.079">
            <text:p>-0.079</text:p>
          </table:table-cell>
          <table:table-cell table:formula="of:=ROUND(([.D11]-[.D$35]*[.$A48])*[.$P$34]*[.D$34];4)" office:value-type="float" office:value="-0.0598">
            <text:p>-0.0598</text:p>
          </table:table-cell>
          <table:table-cell table:formula="of:=ROUND(([.E11]-[.E$35]*[.$A48])*[.$P$34]*[.E$34];4)" office:value-type="float" office:value="-0.0315">
            <text:p>-0.0315</text:p>
          </table:table-cell>
          <table:table-cell table:formula="of:=ROUND(([.F11]-[.F$35]*[.$A48])*[.$P$34]*[.F$34];4)" office:value-type="float" office:value="0.0002">
            <text:p>0.0002</text:p>
          </table:table-cell>
          <table:table-cell table:formula="of:=ROUND(([.G11]-[.G$35]*[.$A48])*[.$P$34]*[.G$34];4)" office:value-type="float" office:value="0.0365">
            <text:p>0.0365</text:p>
          </table:table-cell>
          <table:table-cell table:formula="of:=ROUND(([.H11]-[.H$35]*[.$A48])*[.$P$34]*[.H$34];4)" office:value-type="float" office:value="0.0781">
            <text:p>0.0781</text:p>
          </table:table-cell>
          <table:table-cell table:formula="of:=ROUND(([.I11]-[.I$35]*[.$A48])*[.$P$34]*[.I$34];4)" office:value-type="float" office:value="0.1234">
            <text:p>0.1234</text:p>
          </table:table-cell>
          <table:table-cell table:formula="of:=ROUND(([.J11]-[.J$35]*[.$A48])*[.$P$34]*[.J$34];4)" office:value-type="float" office:value="0.1782">
            <text:p>0.1782</text:p>
          </table:table-cell>
          <table:table-cell table:formula="of:=ROUND(([.K11]-[.K$35]*[.$A48])*[.$P$34]*[.K$34];4)" office:value-type="float" office:value="0.2432">
            <text:p>0.2432</text:p>
          </table:table-cell>
          <table:table-cell table:formula="of:=ROUND(([.L11]-[.L$35]*[.$A48])*[.$P$34]*[.L$34];4)" office:value-type="float" office:value="0.3118">
            <text:p>0.3118</text:p>
          </table:table-cell>
          <table:table-cell table:formula="of:=ROUND(([.M11]-[.M$35]*[.$A48])*[.$P$34]*[.M$34];4)" office:value-type="float" office:value="0.3834">
            <text:p>0.3834</text:p>
          </table:table-cell>
          <table:table-cell table:formula="of:=ROUND(([.N11]-[.N$35]*[.$A48])*[.$P$34]*[.N$34];4)" office:value-type="float" office:value="0.4597">
            <text:p>0.4597</text:p>
          </table:table-cell>
          <table:table-cell table:number-columns-repeated="2"/>
        </table:table-row>
        <table:table-row table:style-name="ro1">
          <table:table-cell office:value-type="float" office:value="0.675">
            <text:p>0.675</text:p>
          </table:table-cell>
          <table:table-cell table:formula="of:=ROUND(([.B12]-[.B$35]*[.$A49])*[.$P$34]*[.B$34];4)" office:value-type="float" office:value="-0.1076">
            <text:p>-0.1076</text:p>
          </table:table-cell>
          <table:table-cell table:formula="of:=ROUND(([.C12]-[.C$35]*[.$A49])*[.$P$34]*[.C$34];4)" office:value-type="float" office:value="-0.0967">
            <text:p>-0.0967</text:p>
          </table:table-cell>
          <table:table-cell table:formula="of:=ROUND(([.D12]-[.D$35]*[.$A49])*[.$P$34]*[.D$34];4)" office:value-type="float" office:value="-0.08">
            <text:p>-0.08</text:p>
          </table:table-cell>
          <table:table-cell table:formula="of:=ROUND(([.E12]-[.E$35]*[.$A49])*[.$P$34]*[.E$34];4)" office:value-type="float" office:value="-0.0517">
            <text:p>-0.0517</text:p>
          </table:table-cell>
          <table:table-cell table:formula="of:=ROUND(([.F12]-[.F$35]*[.$A49])*[.$P$34]*[.F$34];4)" office:value-type="float" office:value="-0.0175">
            <text:p>-0.0175</text:p>
          </table:table-cell>
          <table:table-cell table:formula="of:=ROUND(([.G12]-[.G$35]*[.$A49])*[.$P$34]*[.G$34];4)" office:value-type="float" office:value="0.0211">
            <text:p>0.0211</text:p>
          </table:table-cell>
          <table:table-cell table:formula="of:=ROUND(([.H12]-[.H$35]*[.$A49])*[.$P$34]*[.H$34];4)" office:value-type="float" office:value="0.0657">
            <text:p>0.0657</text:p>
          </table:table-cell>
          <table:table-cell table:formula="of:=ROUND(([.I12]-[.I$35]*[.$A49])*[.$P$34]*[.I$34];4)" office:value-type="float" office:value="0.1131">
            <text:p>0.1131</text:p>
          </table:table-cell>
          <table:table-cell table:formula="of:=ROUND(([.J12]-[.J$35]*[.$A49])*[.$P$34]*[.J$34];4)" office:value-type="float" office:value="0.1697">
            <text:p>0.1697</text:p>
          </table:table-cell>
          <table:table-cell table:formula="of:=ROUND(([.K12]-[.K$35]*[.$A49])*[.$P$34]*[.K$34];4)" office:value-type="float" office:value="0.2361">
            <text:p>0.2361</text:p>
          </table:table-cell>
          <table:table-cell table:formula="of:=ROUND(([.L12]-[.L$35]*[.$A49])*[.$P$34]*[.L$34];4)" office:value-type="float" office:value="0.307">
            <text:p>0.307</text:p>
          </table:table-cell>
          <table:table-cell table:formula="of:=ROUND(([.M12]-[.M$35]*[.$A49])*[.$P$34]*[.M$34];4)" office:value-type="float" office:value="0.3824">
            <text:p>0.3824</text:p>
          </table:table-cell>
          <table:table-cell table:formula="of:=ROUND(([.N12]-[.N$35]*[.$A49])*[.$P$34]*[.N$34];4)" office:value-type="float" office:value="0.4607">
            <text:p>0.4607</text:p>
          </table:table-cell>
          <table:table-cell table:number-columns-repeated="2"/>
        </table:table-row>
        <table:table-row table:style-name="ro1">
          <table:table-cell office:value-type="float" office:value="0.7425">
            <text:p>0.7425</text:p>
          </table:table-cell>
          <table:table-cell table:formula="of:=ROUND(([.B13]-[.B$35]*[.$A50])*[.$P$34]*[.B$34];4)" office:value-type="float" office:value="-0.1236">
            <text:p>-0.1236</text:p>
          </table:table-cell>
          <table:table-cell table:formula="of:=ROUND(([.C13]-[.C$35]*[.$A50])*[.$P$34]*[.C$34];4)" office:value-type="float" office:value="-0.1143">
            <text:p>-0.1143</text:p>
          </table:table-cell>
          <table:table-cell table:formula="of:=ROUND(([.D13]-[.D$35]*[.$A50])*[.$P$34]*[.D$34];4)" office:value-type="float" office:value="-0.1003">
            <text:p>-0.1003</text:p>
          </table:table-cell>
          <table:table-cell table:formula="of:=ROUND(([.E13]-[.E$35]*[.$A50])*[.$P$34]*[.E$34];4)" office:value-type="float" office:value="-0.0752">
            <text:p>-0.0752</text:p>
          </table:table-cell>
          <table:table-cell table:formula="of:=ROUND(([.F13]-[.F$35]*[.$A50])*[.$P$34]*[.F$34];4)" office:value-type="float" office:value="-0.0378">
            <text:p>-0.0378</text:p>
          </table:table-cell>
          <table:table-cell table:formula="of:=ROUND(([.G13]-[.G$35]*[.$A50])*[.$P$34]*[.G$34];4)" office:value-type="float" office:value="0.0038">
            <text:p>0.0038</text:p>
          </table:table-cell>
          <table:table-cell table:formula="of:=ROUND(([.H13]-[.H$35]*[.$A50])*[.$P$34]*[.H$34];4)" office:value-type="float" office:value="0.0517">
            <text:p>0.0517</text:p>
          </table:table-cell>
          <table:table-cell table:formula="of:=ROUND(([.I13]-[.I$35]*[.$A50])*[.$P$34]*[.I$34];4)" office:value-type="float" office:value="0.1018">
            <text:p>0.1018</text:p>
          </table:table-cell>
          <table:table-cell table:formula="of:=ROUND(([.J13]-[.J$35]*[.$A50])*[.$P$34]*[.J$34];4)" office:value-type="float" office:value="0.1608">
            <text:p>0.1608</text:p>
          </table:table-cell>
          <table:table-cell table:formula="of:=ROUND(([.K13]-[.K$35]*[.$A50])*[.$P$34]*[.K$34];4)" office:value-type="float" office:value="0.2289">
            <text:p>0.2289</text:p>
          </table:table-cell>
          <table:table-cell table:formula="of:=ROUND(([.L13]-[.L$35]*[.$A50])*[.$P$34]*[.L$34];4)" office:value-type="float" office:value="0.3023">
            <text:p>0.3023</text:p>
          </table:table-cell>
          <table:table-cell table:formula="of:=ROUND(([.M13]-[.M$35]*[.$A50])*[.$P$34]*[.M$34];4)" office:value-type="float" office:value="0.3805">
            <text:p>0.3805</text:p>
          </table:table-cell>
          <table:table-cell table:formula="of:=ROUND(([.N13]-[.N$35]*[.$A50])*[.$P$34]*[.N$34];4)" office:value-type="float" office:value="0.4617">
            <text:p>0.4617</text:p>
          </table:table-cell>
          <table:table-cell/>
          <table:table-cell table:style-name="ce1" table:formula="of:=INTERPOLATE_POWER([.N50];0;[.A38:.N69])">
            <text:p/>
          </table:table-cell>
        </table:table-row>
        <table:table-row table:style-name="ro1">
          <table:table-cell office:value-type="float" office:value="0.81">
            <text:p>0.81</text:p>
          </table:table-cell>
          <table:table-cell table:formula="of:=ROUND(([.B14]-[.B$35]*[.$A51])*[.$P$34]*[.B$34];4)" office:value-type="float" office:value="-0.1397">
            <text:p>-0.1397</text:p>
          </table:table-cell>
          <table:table-cell table:formula="of:=ROUND(([.C14]-[.C$35]*[.$A51])*[.$P$34]*[.C$34];4)" office:value-type="float" office:value="-0.132">
            <text:p>-0.132</text:p>
          </table:table-cell>
          <table:table-cell table:formula="of:=ROUND(([.D14]-[.D$35]*[.$A51])*[.$P$34]*[.D$34];4)" office:value-type="float" office:value="-0.1205">
            <text:p>-0.1205</text:p>
          </table:table-cell>
          <table:table-cell table:formula="of:=ROUND(([.E14]-[.E$35]*[.$A51])*[.$P$34]*[.E$34];4)" office:value-type="float" office:value="-0.0987">
            <text:p>-0.0987</text:p>
          </table:table-cell>
          <table:table-cell table:formula="of:=ROUND(([.F14]-[.F$35]*[.$A51])*[.$P$34]*[.F$34];4)" office:value-type="float" office:value="-0.061">
            <text:p>-0.061</text:p>
          </table:table-cell>
          <table:table-cell table:formula="of:=ROUND(([.G14]-[.G$35]*[.$A51])*[.$P$34]*[.G$34];4)" office:value-type="float" office:value="-0.0171">
            <text:p>-0.0171</text:p>
          </table:table-cell>
          <table:table-cell table:formula="of:=ROUND(([.H14]-[.H$35]*[.$A51])*[.$P$34]*[.H$34];4)" office:value-type="float" office:value="0.0361">
            <text:p>0.0361</text:p>
          </table:table-cell>
          <table:table-cell table:formula="of:=ROUND(([.I14]-[.I$35]*[.$A51])*[.$P$34]*[.I$34];4)" office:value-type="float" office:value="0.0898">
            <text:p>0.0898</text:p>
          </table:table-cell>
          <table:table-cell table:formula="of:=ROUND(([.J14]-[.J$35]*[.$A51])*[.$P$34]*[.J$34];4)" office:value-type="float" office:value="0.1503">
            <text:p>0.1503</text:p>
          </table:table-cell>
          <table:table-cell table:formula="of:=ROUND(([.K14]-[.K$35]*[.$A51])*[.$P$34]*[.K$34];4)" office:value-type="float" office:value="0.221">
            <text:p>0.221</text:p>
          </table:table-cell>
          <table:table-cell table:formula="of:=ROUND(([.L14]-[.L$35]*[.$A51])*[.$P$34]*[.L$34];4)" office:value-type="float" office:value="0.2971">
            <text:p>0.2971</text:p>
          </table:table-cell>
          <table:table-cell table:formula="of:=ROUND(([.M14]-[.M$35]*[.$A51])*[.$P$34]*[.M$34];4)" office:value-type="float" office:value="0.378">
            <text:p>0.378</text:p>
          </table:table-cell>
          <table:table-cell table:formula="of:=ROUND(([.N14]-[.N$35]*[.$A51])*[.$P$34]*[.N$34];4)" office:value-type="float" office:value="0.4626">
            <text:p>0.4626</text:p>
          </table:table-cell>
          <table:table-cell table:number-columns-repeated="2"/>
        </table:table-row>
        <table:table-row table:style-name="ro1">
          <table:table-cell office:value-type="float" office:value="0.8775">
            <text:p>0.8775</text:p>
          </table:table-cell>
          <table:table-cell table:formula="of:=ROUND(([.B15]-[.B$35]*[.$A52])*[.$P$34]*[.B$34];4)" office:value-type="float" office:value="-0.1557">
            <text:p>-0.1557</text:p>
          </table:table-cell>
          <table:table-cell table:formula="of:=ROUND(([.C15]-[.C$35]*[.$A52])*[.$P$34]*[.C$34];4)" office:value-type="float" office:value="-0.1497">
            <text:p>-0.1497</text:p>
          </table:table-cell>
          <table:table-cell table:formula="of:=ROUND(([.D15]-[.D$35]*[.$A52])*[.$P$34]*[.D$34];4)" office:value-type="float" office:value="-0.1408">
            <text:p>-0.1408</text:p>
          </table:table-cell>
          <table:table-cell table:formula="of:=ROUND(([.E15]-[.E$35]*[.$A52])*[.$P$34]*[.E$34];4)" office:value-type="float" office:value="-0.1221">
            <text:p>-0.1221</text:p>
          </table:table-cell>
          <table:table-cell table:formula="of:=ROUND(([.F15]-[.F$35]*[.$A52])*[.$P$34]*[.F$34];4)" office:value-type="float" office:value="-0.0877">
            <text:p>-0.0877</text:p>
          </table:table-cell>
          <table:table-cell table:formula="of:=ROUND(([.G15]-[.G$35]*[.$A52])*[.$P$34]*[.G$34];4)" office:value-type="float" office:value="-0.0416">
            <text:p>-0.0416</text:p>
          </table:table-cell>
          <table:table-cell table:formula="of:=ROUND(([.H15]-[.H$35]*[.$A52])*[.$P$34]*[.H$34];4)" office:value-type="float" office:value="0.0151">
            <text:p>0.0151</text:p>
          </table:table-cell>
          <table:table-cell table:formula="of:=ROUND(([.I15]-[.I$35]*[.$A52])*[.$P$34]*[.I$34];4)" office:value-type="float" office:value="0.0742">
            <text:p>0.0742</text:p>
          </table:table-cell>
          <table:table-cell table:formula="of:=ROUND(([.J15]-[.J$35]*[.$A52])*[.$P$34]*[.J$34];4)" office:value-type="float" office:value="0.1392">
            <text:p>0.1392</text:p>
          </table:table-cell>
          <table:table-cell table:formula="of:=ROUND(([.K15]-[.K$35]*[.$A52])*[.$P$34]*[.K$34];4)" office:value-type="float" office:value="0.2122">
            <text:p>0.2122</text:p>
          </table:table-cell>
          <table:table-cell table:formula="of:=ROUND(([.L15]-[.L$35]*[.$A52])*[.$P$34]*[.L$34];4)" office:value-type="float" office:value="0.2917">
            <text:p>0.2917</text:p>
          </table:table-cell>
          <table:table-cell table:formula="of:=ROUND(([.M15]-[.M$35]*[.$A52])*[.$P$34]*[.M$34];4)" office:value-type="float" office:value="0.3752">
            <text:p>0.3752</text:p>
          </table:table-cell>
          <table:table-cell table:formula="of:=ROUND(([.N15]-[.N$35]*[.$A52])*[.$P$34]*[.N$34];4)" office:value-type="float" office:value="0.4632">
            <text:p>0.4632</text:p>
          </table:table-cell>
          <table:table-cell table:number-columns-repeated="2"/>
        </table:table-row>
        <table:table-row table:style-name="ro1">
          <table:table-cell office:value-type="float" office:value="0.945">
            <text:p>0.945</text:p>
          </table:table-cell>
          <table:table-cell table:formula="of:=ROUND(([.B16]-[.B$35]*[.$A53])*[.$P$34]*[.B$34];4)" office:value-type="float" office:value="-0.1718">
            <text:p>-0.1718</text:p>
          </table:table-cell>
          <table:table-cell table:formula="of:=ROUND(([.C16]-[.C$35]*[.$A53])*[.$P$34]*[.C$34];4)" office:value-type="float" office:value="-0.1674">
            <text:p>-0.1674</text:p>
          </table:table-cell>
          <table:table-cell table:formula="of:=ROUND(([.D16]-[.D$35]*[.$A53])*[.$P$34]*[.D$34];4)" office:value-type="float" office:value="-0.161">
            <text:p>-0.161</text:p>
          </table:table-cell>
          <table:table-cell table:formula="of:=ROUND(([.E16]-[.E$35]*[.$A53])*[.$P$34]*[.E$34];4)" office:value-type="float" office:value="-0.1456">
            <text:p>-0.1456</text:p>
          </table:table-cell>
          <table:table-cell table:formula="of:=ROUND(([.F16]-[.F$35]*[.$A53])*[.$P$34]*[.F$34];4)" office:value-type="float" office:value="-0.1143">
            <text:p>-0.1143</text:p>
          </table:table-cell>
          <table:table-cell table:formula="of:=ROUND(([.G16]-[.G$35]*[.$A53])*[.$P$34]*[.G$34];4)" office:value-type="float" office:value="-0.068">
            <text:p>-0.068</text:p>
          </table:table-cell>
          <table:table-cell table:formula="of:=ROUND(([.H16]-[.H$35]*[.$A53])*[.$P$34]*[.H$34];4)" office:value-type="float" office:value="-0.0085">
            <text:p>-0.0085</text:p>
          </table:table-cell>
          <table:table-cell table:formula="of:=ROUND(([.I16]-[.I$35]*[.$A53])*[.$P$34]*[.I$34];4)" office:value-type="float" office:value="0.0546">
            <text:p>0.0546</text:p>
          </table:table-cell>
          <table:table-cell table:formula="of:=ROUND(([.J16]-[.J$35]*[.$A53])*[.$P$34]*[.J$34];4)" office:value-type="float" office:value="0.1253">
            <text:p>0.1253</text:p>
          </table:table-cell>
          <table:table-cell table:formula="of:=ROUND(([.K16]-[.K$35]*[.$A53])*[.$P$34]*[.K$34];4)" office:value-type="float" office:value="0.2027">
            <text:p>0.2027</text:p>
          </table:table-cell>
          <table:table-cell table:formula="of:=ROUND(([.L16]-[.L$35]*[.$A53])*[.$P$34]*[.L$34];4)" office:value-type="float" office:value="0.2853">
            <text:p>0.2853</text:p>
          </table:table-cell>
          <table:table-cell table:formula="of:=ROUND(([.M16]-[.M$35]*[.$A53])*[.$P$34]*[.M$34];4)" office:value-type="float" office:value="0.3723">
            <text:p>0.3723</text:p>
          </table:table-cell>
          <table:table-cell table:formula="of:=ROUND(([.N16]-[.N$35]*[.$A53])*[.$P$34]*[.N$34];4)" office:value-type="float" office:value="0.4634">
            <text:p>0.4634</text:p>
          </table:table-cell>
          <table:table-cell table:number-columns-repeated="2"/>
        </table:table-row>
        <table:table-row table:style-name="ro1">
          <table:table-cell office:value-type="float" office:value="1.0125">
            <text:p>1.0125</text:p>
          </table:table-cell>
          <table:table-cell table:formula="of:=ROUND(([.B17]-[.B$35]*[.$A54])*[.$P$34]*[.B$34];4)" office:value-type="float" office:value="-0.1878">
            <text:p>-0.1878</text:p>
          </table:table-cell>
          <table:table-cell table:formula="of:=ROUND(([.C17]-[.C$35]*[.$A54])*[.$P$34]*[.C$34];4)" office:value-type="float" office:value="-0.1851">
            <text:p>-0.1851</text:p>
          </table:table-cell>
          <table:table-cell table:formula="of:=ROUND(([.D17]-[.D$35]*[.$A54])*[.$P$34]*[.D$34];4)" office:value-type="float" office:value="-0.1812">
            <text:p>-0.1812</text:p>
          </table:table-cell>
          <table:table-cell table:formula="of:=ROUND(([.E17]-[.E$35]*[.$A54])*[.$P$34]*[.E$34];4)" office:value-type="float" office:value="-0.1691">
            <text:p>-0.1691</text:p>
          </table:table-cell>
          <table:table-cell table:formula="of:=ROUND(([.F17]-[.F$35]*[.$A54])*[.$P$34]*[.F$34];4)" office:value-type="float" office:value="-0.141">
            <text:p>-0.141</text:p>
          </table:table-cell>
          <table:table-cell table:formula="of:=ROUND(([.G17]-[.G$35]*[.$A54])*[.$P$34]*[.G$34];4)" office:value-type="float" office:value="-0.0961">
            <text:p>-0.0961</text:p>
          </table:table-cell>
          <table:table-cell table:formula="of:=ROUND(([.H17]-[.H$35]*[.$A54])*[.$P$34]*[.H$34];4)" office:value-type="float" office:value="-0.0356">
            <text:p>-0.0356</text:p>
          </table:table-cell>
          <table:table-cell table:formula="of:=ROUND(([.I17]-[.I$35]*[.$A54])*[.$P$34]*[.I$34];4)" office:value-type="float" office:value="0.0317">
            <text:p>0.0317</text:p>
          </table:table-cell>
          <table:table-cell table:formula="of:=ROUND(([.J17]-[.J$35]*[.$A54])*[.$P$34]*[.J$34];4)" office:value-type="float" office:value="0.107">
            <text:p>0.107</text:p>
          </table:table-cell>
          <table:table-cell table:formula="of:=ROUND(([.K17]-[.K$35]*[.$A54])*[.$P$34]*[.K$34];4)" office:value-type="float" office:value="0.1907">
            <text:p>0.1907</text:p>
          </table:table-cell>
          <table:table-cell table:formula="of:=ROUND(([.L17]-[.L$35]*[.$A54])*[.$P$34]*[.L$34];4)" office:value-type="float" office:value="0.2811">
            <text:p>0.2811</text:p>
          </table:table-cell>
          <table:table-cell table:formula="of:=ROUND(([.M17]-[.M$35]*[.$A54])*[.$P$34]*[.M$34];4)" office:value-type="float" office:value="0.3713">
            <text:p>0.3713</text:p>
          </table:table-cell>
          <table:table-cell table:formula="of:=ROUND(([.N17]-[.N$35]*[.$A54])*[.$P$34]*[.N$34];4)" office:value-type="float" office:value="0.4642">
            <text:p>0.4642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table:formula="of:=ROUND(([.B18]-[.B$35]*[.$A55])*[.$P$34]*[.B$34];4)" office:value-type="float" office:value="-0.2039">
            <text:p>-0.2039</text:p>
          </table:table-cell>
          <table:table-cell table:formula="of:=ROUND(([.C18]-[.C$35]*[.$A55])*[.$P$34]*[.C$34];4)" office:value-type="float" office:value="-0.2027">
            <text:p>-0.2027</text:p>
          </table:table-cell>
          <table:table-cell table:formula="of:=ROUND(([.D18]-[.D$35]*[.$A55])*[.$P$34]*[.D$34];4)" office:value-type="float" office:value="-0.2015">
            <text:p>-0.2015</text:p>
          </table:table-cell>
          <table:table-cell table:formula="of:=ROUND(([.E18]-[.E$35]*[.$A55])*[.$P$34]*[.E$34];4)" office:value-type="float" office:value="-0.1926">
            <text:p>-0.1926</text:p>
          </table:table-cell>
          <table:table-cell table:formula="of:=ROUND(([.F18]-[.F$35]*[.$A55])*[.$P$34]*[.F$34];4)" office:value-type="float" office:value="-0.1676">
            <text:p>-0.1676</text:p>
          </table:table-cell>
          <table:table-cell table:formula="of:=ROUND(([.G18]-[.G$35]*[.$A55])*[.$P$34]*[.G$34];4)" office:value-type="float" office:value="-0.1241">
            <text:p>-0.1241</text:p>
          </table:table-cell>
          <table:table-cell table:formula="of:=ROUND(([.H18]-[.H$35]*[.$A55])*[.$P$34]*[.H$34];4)" office:value-type="float" office:value="-0.0659">
            <text:p>-0.0659</text:p>
          </table:table-cell>
          <table:table-cell table:formula="of:=ROUND(([.I18]-[.I$35]*[.$A55])*[.$P$34]*[.I$34];4)" office:value-type="float" office:value="0.0056">
            <text:p>0.0056</text:p>
          </table:table-cell>
          <table:table-cell table:formula="of:=ROUND(([.J18]-[.J$35]*[.$A55])*[.$P$34]*[.J$34];4)" office:value-type="float" office:value="0.0857">
            <text:p>0.0857</text:p>
          </table:table-cell>
          <table:table-cell table:formula="of:=ROUND(([.K18]-[.K$35]*[.$A55])*[.$P$34]*[.K$34];4)" office:value-type="float" office:value="0.1757">
            <text:p>0.1757</text:p>
          </table:table-cell>
          <table:table-cell table:formula="of:=ROUND(([.L18]-[.L$35]*[.$A55])*[.$P$34]*[.L$34];4)" office:value-type="float" office:value="0.2741">
            <text:p>0.2741</text:p>
          </table:table-cell>
          <table:table-cell table:formula="of:=ROUND(([.M18]-[.M$35]*[.$A55])*[.$P$34]*[.M$34];4)" office:value-type="float" office:value="0.3713">
            <text:p>0.3713</text:p>
          </table:table-cell>
          <table:table-cell table:formula="of:=ROUND(([.N18]-[.N$35]*[.$A55])*[.$P$34]*[.N$34];4)" office:value-type="float" office:value="0.4672">
            <text:p>0.4672</text:p>
          </table:table-cell>
          <table:table-cell table:number-columns-repeated="2"/>
        </table:table-row>
        <table:table-row table:style-name="ro1">
          <table:table-cell office:value-type="float" office:value="1.1475">
            <text:p>1.1475</text:p>
          </table:table-cell>
          <table:table-cell table:formula="of:=ROUND(([.B19]-[.B$35]*[.$A56])*[.$P$34]*[.B$34];4)" office:value-type="float" office:value="-0.2199">
            <text:p>-0.2199</text:p>
          </table:table-cell>
          <table:table-cell table:formula="of:=ROUND(([.C19]-[.C$35]*[.$A56])*[.$P$34]*[.C$34];4)" office:value-type="float" office:value="-0.2204">
            <text:p>-0.2204</text:p>
          </table:table-cell>
          <table:table-cell table:formula="of:=ROUND(([.D19]-[.D$35]*[.$A56])*[.$P$34]*[.D$34];4)" office:value-type="float" office:value="-0.2217">
            <text:p>-0.2217</text:p>
          </table:table-cell>
          <table:table-cell table:formula="of:=ROUND(([.E19]-[.E$35]*[.$A56])*[.$P$34]*[.E$34];4)" office:value-type="float" office:value="-0.2161">
            <text:p>-0.2161</text:p>
          </table:table-cell>
          <table:table-cell table:formula="of:=ROUND(([.F19]-[.F$35]*[.$A56])*[.$P$34]*[.F$34];4)" office:value-type="float" office:value="-0.1942">
            <text:p>-0.1942</text:p>
          </table:table-cell>
          <table:table-cell table:formula="of:=ROUND(([.G19]-[.G$35]*[.$A56])*[.$P$34]*[.G$34];4)" office:value-type="float" office:value="-0.1522">
            <text:p>-0.1522</text:p>
          </table:table-cell>
          <table:table-cell table:formula="of:=ROUND(([.H19]-[.H$35]*[.$A56])*[.$P$34]*[.H$34];4)" office:value-type="float" office:value="-0.0962">
            <text:p>-0.0962</text:p>
          </table:table-cell>
          <table:table-cell table:formula="of:=ROUND(([.I19]-[.I$35]*[.$A56])*[.$P$34]*[.I$34];4)" office:value-type="float" office:value="-0.025">
            <text:p>-0.025</text:p>
          </table:table-cell>
          <table:table-cell table:formula="of:=ROUND(([.J19]-[.J$35]*[.$A56])*[.$P$34]*[.J$34];4)" office:value-type="float" office:value="0.0605">
            <text:p>0.0605</text:p>
          </table:table-cell>
          <table:table-cell table:formula="of:=ROUND(([.K19]-[.K$35]*[.$A56])*[.$P$34]*[.K$34];4)" office:value-type="float" office:value="0.1574">
            <text:p>0.1574</text:p>
          </table:table-cell>
          <table:table-cell table:formula="of:=ROUND(([.L19]-[.L$35]*[.$A56])*[.$P$34]*[.L$34];4)" office:value-type="float" office:value="0.2623">
            <text:p>0.2623</text:p>
          </table:table-cell>
          <table:table-cell table:formula="of:=ROUND(([.M19]-[.M$35]*[.$A56])*[.$P$34]*[.M$34];4)" office:value-type="float" office:value="0.3693">
            <text:p>0.3693</text:p>
          </table:table-cell>
          <table:table-cell table:formula="of:=ROUND(([.N19]-[.N$35]*[.$A56])*[.$P$34]*[.N$34];4)" office:value-type="float" office:value="0.4714">
            <text:p>0.4714</text:p>
          </table:table-cell>
          <table:table-cell table:number-columns-repeated="2"/>
        </table:table-row>
        <table:table-row table:style-name="ro1">
          <table:table-cell office:value-type="float" office:value="1.215">
            <text:p>1.215</text:p>
          </table:table-cell>
          <table:table-cell table:formula="of:=ROUND(([.B20]-[.B$35]*[.$A57])*[.$P$34]*[.B$34];4)" office:value-type="float" office:value="-0.236">
            <text:p>-0.236</text:p>
          </table:table-cell>
          <table:table-cell table:formula="of:=ROUND(([.C20]-[.C$35]*[.$A57])*[.$P$34]*[.C$34];4)" office:value-type="float" office:value="-0.2381">
            <text:p>-0.2381</text:p>
          </table:table-cell>
          <table:table-cell table:formula="of:=ROUND(([.D20]-[.D$35]*[.$A57])*[.$P$34]*[.D$34];4)" office:value-type="float" office:value="-0.2419">
            <text:p>-0.2419</text:p>
          </table:table-cell>
          <table:table-cell table:formula="of:=ROUND(([.E20]-[.E$35]*[.$A57])*[.$P$34]*[.E$34];4)" office:value-type="float" office:value="-0.2395">
            <text:p>-0.2395</text:p>
          </table:table-cell>
          <table:table-cell table:formula="of:=ROUND(([.F20]-[.F$35]*[.$A57])*[.$P$34]*[.F$34];4)" office:value-type="float" office:value="-0.2209">
            <text:p>-0.2209</text:p>
          </table:table-cell>
          <table:table-cell table:formula="of:=ROUND(([.G20]-[.G$35]*[.$A57])*[.$P$34]*[.G$34];4)" office:value-type="float" office:value="-0.1803">
            <text:p>-0.1803</text:p>
          </table:table-cell>
          <table:table-cell table:formula="of:=ROUND(([.H20]-[.H$35]*[.$A57])*[.$P$34]*[.H$34];4)" office:value-type="float" office:value="-0.1264">
            <text:p>-0.1264</text:p>
          </table:table-cell>
          <table:table-cell table:formula="of:=ROUND(([.I20]-[.I$35]*[.$A57])*[.$P$34]*[.I$34];4)" office:value-type="float" office:value="-0.0561">
            <text:p>-0.0561</text:p>
          </table:table-cell>
          <table:table-cell table:formula="of:=ROUND(([.J20]-[.J$35]*[.$A57])*[.$P$34]*[.J$34];4)" office:value-type="float" office:value="0.0326">
            <text:p>0.0326</text:p>
          </table:table-cell>
          <table:table-cell table:formula="of:=ROUND(([.K20]-[.K$35]*[.$A57])*[.$P$34]*[.K$34];4)" office:value-type="float" office:value="0.1347">
            <text:p>0.1347</text:p>
          </table:table-cell>
          <table:table-cell table:formula="of:=ROUND(([.L20]-[.L$35]*[.$A57])*[.$P$34]*[.L$34];4)" office:value-type="float" office:value="0.2476">
            <text:p>0.2476</text:p>
          </table:table-cell>
          <table:table-cell table:formula="of:=ROUND(([.M20]-[.M$35]*[.$A57])*[.$P$34]*[.M$34];4)" office:value-type="float" office:value="0.3641">
            <text:p>0.3641</text:p>
          </table:table-cell>
          <table:table-cell table:formula="of:=ROUND(([.N20]-[.N$35]*[.$A57])*[.$P$34]*[.N$34];4)" office:value-type="float" office:value="0.4734">
            <text:p>0.4734</text:p>
          </table:table-cell>
          <table:table-cell table:number-columns-repeated="2"/>
        </table:table-row>
        <table:table-row table:style-name="ro1">
          <table:table-cell office:value-type="float" office:value="1.2825">
            <text:p>1.2825</text:p>
          </table:table-cell>
          <table:table-cell table:formula="of:=ROUND(([.B21]-[.B$35]*[.$A58])*[.$P$34]*[.B$34];4)" office:value-type="float" office:value="-0.252">
            <text:p>-0.252</text:p>
          </table:table-cell>
          <table:table-cell table:formula="of:=ROUND(([.C21]-[.C$35]*[.$A58])*[.$P$34]*[.C$34];4)" office:value-type="float" office:value="-0.2558">
            <text:p>-0.2558</text:p>
          </table:table-cell>
          <table:table-cell table:formula="of:=ROUND(([.D21]-[.D$35]*[.$A58])*[.$P$34]*[.D$34];4)" office:value-type="float" office:value="-0.2622">
            <text:p>-0.2622</text:p>
          </table:table-cell>
          <table:table-cell table:formula="of:=ROUND(([.E21]-[.E$35]*[.$A58])*[.$P$34]*[.E$34];4)" office:value-type="float" office:value="-0.263">
            <text:p>-0.263</text:p>
          </table:table-cell>
          <table:table-cell table:formula="of:=ROUND(([.F21]-[.F$35]*[.$A58])*[.$P$34]*[.F$34];4)" office:value-type="float" office:value="-0.2475">
            <text:p>-0.2475</text:p>
          </table:table-cell>
          <table:table-cell table:formula="of:=ROUND(([.G21]-[.G$35]*[.$A58])*[.$P$34]*[.G$34];4)" office:value-type="float" office:value="-0.2083">
            <text:p>-0.2083</text:p>
          </table:table-cell>
          <table:table-cell table:formula="of:=ROUND(([.H21]-[.H$35]*[.$A58])*[.$P$34]*[.H$34];4)" office:value-type="float" office:value="-0.1567">
            <text:p>-0.1567</text:p>
          </table:table-cell>
          <table:table-cell table:formula="of:=ROUND(([.I21]-[.I$35]*[.$A58])*[.$P$34]*[.I$34];4)" office:value-type="float" office:value="-0.0872">
            <text:p>-0.0872</text:p>
          </table:table-cell>
          <table:table-cell table:formula="of:=ROUND(([.J21]-[.J$35]*[.$A58])*[.$P$34]*[.J$34];4)" office:value-type="float" office:value="0.0022">
            <text:p>0.0022</text:p>
          </table:table-cell>
          <table:table-cell table:formula="of:=ROUND(([.K21]-[.K$35]*[.$A58])*[.$P$34]*[.K$34];4)" office:value-type="float" office:value="0.1111">
            <text:p>0.1111</text:p>
          </table:table-cell>
          <table:table-cell table:formula="of:=ROUND(([.L21]-[.L$35]*[.$A58])*[.$P$34]*[.L$34];4)" office:value-type="float" office:value="0.2298">
            <text:p>0.2298</text:p>
          </table:table-cell>
          <table:table-cell table:formula="of:=ROUND(([.M21]-[.M$35]*[.$A58])*[.$P$34]*[.M$34];4)" office:value-type="float" office:value="0.3553">
            <text:p>0.3553</text:p>
          </table:table-cell>
          <table:table-cell table:formula="of:=ROUND(([.N21]-[.N$35]*[.$A58])*[.$P$34]*[.N$34];4)" office:value-type="float" office:value="0.4729">
            <text:p>0.4729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table:formula="of:=ROUND(([.B22]-[.B$35]*[.$A59])*[.$P$34]*[.B$34];4)" office:value-type="float" office:value="-0.268">
            <text:p>-0.268</text:p>
          </table:table-cell>
          <table:table-cell table:formula="of:=ROUND(([.C22]-[.C$35]*[.$A59])*[.$P$34]*[.C$34];4)" office:value-type="float" office:value="-0.2735">
            <text:p>-0.2735</text:p>
          </table:table-cell>
          <table:table-cell table:formula="of:=ROUND(([.D22]-[.D$35]*[.$A59])*[.$P$34]*[.D$34];4)" office:value-type="float" office:value="-0.2824">
            <text:p>-0.2824</text:p>
          </table:table-cell>
          <table:table-cell table:formula="of:=ROUND(([.E22]-[.E$35]*[.$A59])*[.$P$34]*[.E$34];4)" office:value-type="float" office:value="-0.2865">
            <text:p>-0.2865</text:p>
          </table:table-cell>
          <table:table-cell table:formula="of:=ROUND(([.F22]-[.F$35]*[.$A59])*[.$P$34]*[.F$34];4)" office:value-type="float" office:value="-0.2742">
            <text:p>-0.2742</text:p>
          </table:table-cell>
          <table:table-cell table:formula="of:=ROUND(([.G22]-[.G$35]*[.$A59])*[.$P$34]*[.G$34];4)" office:value-type="float" office:value="-0.2364">
            <text:p>-0.2364</text:p>
          </table:table-cell>
          <table:table-cell table:formula="of:=ROUND(([.H22]-[.H$35]*[.$A59])*[.$P$34]*[.H$34];4)" office:value-type="float" office:value="-0.1869">
            <text:p>-0.1869</text:p>
          </table:table-cell>
          <table:table-cell table:formula="of:=ROUND(([.I22]-[.I$35]*[.$A59])*[.$P$34]*[.I$34];4)" office:value-type="float" office:value="-0.1183">
            <text:p>-0.1183</text:p>
          </table:table-cell>
          <table:table-cell table:formula="of:=ROUND(([.J22]-[.J$35]*[.$A59])*[.$P$34]*[.J$34];4)" office:value-type="float" office:value="-0.0282">
            <text:p>-0.0282</text:p>
          </table:table-cell>
          <table:table-cell table:formula="of:=ROUND(([.K22]-[.K$35]*[.$A59])*[.$P$34]*[.K$34];4)" office:value-type="float" office:value="0.0833">
            <text:p>0.0833</text:p>
          </table:table-cell>
          <table:table-cell table:formula="of:=ROUND(([.L22]-[.L$35]*[.$A59])*[.$P$34]*[.L$34];4)" office:value-type="float" office:value="0.2078">
            <text:p>0.2078</text:p>
          </table:table-cell>
          <table:table-cell table:formula="of:=ROUND(([.M22]-[.M$35]*[.$A59])*[.$P$34]*[.M$34];4)" office:value-type="float" office:value="0.3429">
            <text:p>0.3429</text:p>
          </table:table-cell>
          <table:table-cell table:formula="of:=ROUND(([.N22]-[.N$35]*[.$A59])*[.$P$34]*[.N$34];4)" office:value-type="float" office:value="0.4701">
            <text:p>0.4701</text:p>
          </table:table-cell>
          <table:table-cell table:number-columns-repeated="2"/>
        </table:table-row>
        <table:table-row table:style-name="ro1">
          <table:table-cell office:value-type="float" office:value="1.4175">
            <text:p>1.4175</text:p>
          </table:table-cell>
          <table:table-cell table:formula="of:=ROUND(([.B23]-[.B$35]*[.$A60])*[.$P$34]*[.B$34];4)" office:value-type="float" office:value="-0.2841">
            <text:p>-0.2841</text:p>
          </table:table-cell>
          <table:table-cell table:formula="of:=ROUND(([.C23]-[.C$35]*[.$A60])*[.$P$34]*[.C$34];4)" office:value-type="float" office:value="-0.2911">
            <text:p>-0.2911</text:p>
          </table:table-cell>
          <table:table-cell table:formula="of:=ROUND(([.D23]-[.D$35]*[.$A60])*[.$P$34]*[.D$34];4)" office:value-type="float" office:value="-0.3026">
            <text:p>-0.3026</text:p>
          </table:table-cell>
          <table:table-cell table:formula="of:=ROUND(([.E23]-[.E$35]*[.$A60])*[.$P$34]*[.E$34];4)" office:value-type="float" office:value="-0.31">
            <text:p>-0.31</text:p>
          </table:table-cell>
          <table:table-cell table:formula="of:=ROUND(([.F23]-[.F$35]*[.$A60])*[.$P$34]*[.F$34];4)" office:value-type="float" office:value="-0.3008">
            <text:p>-0.3008</text:p>
          </table:table-cell>
          <table:table-cell table:formula="of:=ROUND(([.G23]-[.G$35]*[.$A60])*[.$P$34]*[.G$34];4)" office:value-type="float" office:value="-0.2645">
            <text:p>-0.2645</text:p>
          </table:table-cell>
          <table:table-cell table:formula="of:=ROUND(([.H23]-[.H$35]*[.$A60])*[.$P$34]*[.H$34];4)" office:value-type="float" office:value="-0.2172">
            <text:p>-0.2172</text:p>
          </table:table-cell>
          <table:table-cell table:formula="of:=ROUND(([.I23]-[.I$35]*[.$A60])*[.$P$34]*[.I$34];4)" office:value-type="float" office:value="-0.1494">
            <text:p>-0.1494</text:p>
          </table:table-cell>
          <table:table-cell table:formula="of:=ROUND(([.J23]-[.J$35]*[.$A60])*[.$P$34]*[.J$34];4)" office:value-type="float" office:value="-0.0586">
            <text:p>-0.0586</text:p>
          </table:table-cell>
          <table:table-cell table:formula="of:=ROUND(([.K23]-[.K$35]*[.$A60])*[.$P$34]*[.K$34];4)" office:value-type="float" office:value="0.0518">
            <text:p>0.0518</text:p>
          </table:table-cell>
          <table:table-cell table:formula="of:=ROUND(([.L23]-[.L$35]*[.$A60])*[.$P$34]*[.L$34];4)" office:value-type="float" office:value="0.1824">
            <text:p>0.1824</text:p>
          </table:table-cell>
          <table:table-cell table:formula="of:=ROUND(([.M23]-[.M$35]*[.$A60])*[.$P$34]*[.M$34];4)" office:value-type="float" office:value="0.3286">
            <text:p>0.3286</text:p>
          </table:table-cell>
          <table:table-cell table:formula="of:=ROUND(([.N23]-[.N$35]*[.$A60])*[.$P$34]*[.N$34];4)" office:value-type="float" office:value="0.4627">
            <text:p>0.4627</text:p>
          </table:table-cell>
          <table:table-cell table:number-columns-repeated="2"/>
        </table:table-row>
        <table:table-row table:style-name="ro1">
          <table:table-cell office:value-type="float" office:value="1.485">
            <text:p>1.485</text:p>
          </table:table-cell>
          <table:table-cell table:formula="of:=ROUND(([.B24]-[.B$35]*[.$A61])*[.$P$34]*[.B$34];4)" office:value-type="float" office:value="-0.3001">
            <text:p>-0.3001</text:p>
          </table:table-cell>
          <table:table-cell table:formula="of:=ROUND(([.C24]-[.C$35]*[.$A61])*[.$P$34]*[.C$34];4)" office:value-type="float" office:value="-0.3088">
            <text:p>-0.3088</text:p>
          </table:table-cell>
          <table:table-cell table:formula="of:=ROUND(([.D24]-[.D$35]*[.$A61])*[.$P$34]*[.D$34];4)" office:value-type="float" office:value="-0.3229">
            <text:p>-0.3229</text:p>
          </table:table-cell>
          <table:table-cell table:formula="of:=ROUND(([.E24]-[.E$35]*[.$A61])*[.$P$34]*[.E$34];4)" office:value-type="float" office:value="-0.3335">
            <text:p>-0.3335</text:p>
          </table:table-cell>
          <table:table-cell table:formula="of:=ROUND(([.F24]-[.F$35]*[.$A61])*[.$P$34]*[.F$34];4)" office:value-type="float" office:value="-0.3275">
            <text:p>-0.3275</text:p>
          </table:table-cell>
          <table:table-cell table:formula="of:=ROUND(([.G24]-[.G$35]*[.$A61])*[.$P$34]*[.G$34];4)" office:value-type="float" office:value="-0.2925">
            <text:p>-0.2925</text:p>
          </table:table-cell>
          <table:table-cell table:formula="of:=ROUND(([.H24]-[.H$35]*[.$A61])*[.$P$34]*[.H$34];4)" office:value-type="float" office:value="-0.2475">
            <text:p>-0.2475</text:p>
          </table:table-cell>
          <table:table-cell table:formula="of:=ROUND(([.I24]-[.I$35]*[.$A61])*[.$P$34]*[.I$34];4)" office:value-type="float" office:value="-0.1804">
            <text:p>-0.1804</text:p>
          </table:table-cell>
          <table:table-cell table:formula="of:=ROUND(([.J24]-[.J$35]*[.$A61])*[.$P$34]*[.J$34];4)" office:value-type="float" office:value="-0.089">
            <text:p>-0.089</text:p>
          </table:table-cell>
          <table:table-cell table:formula="of:=ROUND(([.K24]-[.K$35]*[.$A61])*[.$P$34]*[.K$34];4)" office:value-type="float" office:value="0.0178">
            <text:p>0.0178</text:p>
          </table:table-cell>
          <table:table-cell table:formula="of:=ROUND(([.L24]-[.L$35]*[.$A61])*[.$P$34]*[.L$34];4)" office:value-type="float" office:value="0.1544">
            <text:p>0.1544</text:p>
          </table:table-cell>
          <table:table-cell table:formula="of:=ROUND(([.M24]-[.M$35]*[.$A61])*[.$P$34]*[.M$34];4)" office:value-type="float" office:value="0.3079">
            <text:p>0.3079</text:p>
          </table:table-cell>
          <table:table-cell table:formula="of:=ROUND(([.N24]-[.N$35]*[.$A61])*[.$P$34]*[.N$34];4)" office:value-type="float" office:value="0.4527">
            <text:p>0.4527</text:p>
          </table:table-cell>
          <table:table-cell table:number-columns-repeated="2"/>
        </table:table-row>
        <table:table-row table:style-name="ro1">
          <table:table-cell office:value-type="float" office:value="1.5525">
            <text:p>1.5525</text:p>
          </table:table-cell>
          <table:table-cell table:formula="of:=ROUND(([.B25]-[.B$35]*[.$A62])*[.$P$34]*[.B$34];4)" office:value-type="float" office:value="-0.3162">
            <text:p>-0.3162</text:p>
          </table:table-cell>
          <table:table-cell table:formula="of:=ROUND(([.C25]-[.C$35]*[.$A62])*[.$P$34]*[.C$34];4)" office:value-type="float" office:value="-0.3265">
            <text:p>-0.3265</text:p>
          </table:table-cell>
          <table:table-cell table:formula="of:=ROUND(([.D25]-[.D$35]*[.$A62])*[.$P$34]*[.D$34];4)" office:value-type="float" office:value="-0.3431">
            <text:p>-0.3431</text:p>
          </table:table-cell>
          <table:table-cell table:formula="of:=ROUND(([.E25]-[.E$35]*[.$A62])*[.$P$34]*[.E$34];4)" office:value-type="float" office:value="-0.357">
            <text:p>-0.357</text:p>
          </table:table-cell>
          <table:table-cell table:formula="of:=ROUND(([.F25]-[.F$35]*[.$A62])*[.$P$34]*[.F$34];4)" office:value-type="float" office:value="-0.3541">
            <text:p>-0.3541</text:p>
          </table:table-cell>
          <table:table-cell table:formula="of:=ROUND(([.G25]-[.G$35]*[.$A62])*[.$P$34]*[.G$34];4)" office:value-type="float" office:value="-0.3206">
            <text:p>-0.3206</text:p>
          </table:table-cell>
          <table:table-cell table:formula="of:=ROUND(([.H25]-[.H$35]*[.$A62])*[.$P$34]*[.H$34];4)" office:value-type="float" office:value="-0.2777">
            <text:p>-0.2777</text:p>
          </table:table-cell>
          <table:table-cell table:formula="of:=ROUND(([.I25]-[.I$35]*[.$A62])*[.$P$34]*[.I$34];4)" office:value-type="float" office:value="-0.2115">
            <text:p>-0.2115</text:p>
          </table:table-cell>
          <table:table-cell table:formula="of:=ROUND(([.J25]-[.J$35]*[.$A62])*[.$P$34]*[.J$34];4)" office:value-type="float" office:value="-0.1194">
            <text:p>-0.1194</text:p>
          </table:table-cell>
          <table:table-cell table:formula="of:=ROUND(([.K25]-[.K$35]*[.$A62])*[.$P$34]*[.K$34];4)" office:value-type="float" office:value="-0.0162">
            <text:p>-0.0162</text:p>
          </table:table-cell>
          <table:table-cell table:formula="of:=ROUND(([.L25]-[.L$35]*[.$A62])*[.$P$34]*[.L$34];4)" office:value-type="float" office:value="0.1226">
            <text:p>0.1226</text:p>
          </table:table-cell>
          <table:table-cell table:formula="of:=ROUND(([.M25]-[.M$35]*[.$A62])*[.$P$34]*[.M$34];4)" office:value-type="float" office:value="0.2837">
            <text:p>0.2837</text:p>
          </table:table-cell>
          <table:table-cell table:formula="of:=ROUND(([.N25]-[.N$35]*[.$A62])*[.$P$34]*[.N$34];4)" office:value-type="float" office:value="0.441">
            <text:p>0.441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table:formula="of:=ROUND(([.B26]-[.B$35]*[.$A63])*[.$P$34]*[.B$34];4)" office:value-type="float" office:value="-0.3322">
            <text:p>-0.3322</text:p>
          </table:table-cell>
          <table:table-cell table:formula="of:=ROUND(([.C26]-[.C$35]*[.$A63])*[.$P$34]*[.C$34];4)" office:value-type="float" office:value="-0.3442">
            <text:p>-0.3442</text:p>
          </table:table-cell>
          <table:table-cell table:formula="of:=ROUND(([.D26]-[.D$35]*[.$A63])*[.$P$34]*[.D$34];4)" office:value-type="float" office:value="-0.3634">
            <text:p>-0.3634</text:p>
          </table:table-cell>
          <table:table-cell table:formula="of:=ROUND(([.E26]-[.E$35]*[.$A63])*[.$P$34]*[.E$34];4)" office:value-type="float" office:value="-0.3804">
            <text:p>-0.3804</text:p>
          </table:table-cell>
          <table:table-cell table:formula="of:=ROUND(([.F26]-[.F$35]*[.$A63])*[.$P$34]*[.F$34];4)" office:value-type="float" office:value="-0.3807">
            <text:p>-0.3807</text:p>
          </table:table-cell>
          <table:table-cell table:formula="of:=ROUND(([.G26]-[.G$35]*[.$A63])*[.$P$34]*[.G$34];4)" office:value-type="float" office:value="-0.3486">
            <text:p>-0.3486</text:p>
          </table:table-cell>
          <table:table-cell table:formula="of:=ROUND(([.H26]-[.H$35]*[.$A63])*[.$P$34]*[.H$34];4)" office:value-type="float" office:value="-0.308">
            <text:p>-0.308</text:p>
          </table:table-cell>
          <table:table-cell table:formula="of:=ROUND(([.I26]-[.I$35]*[.$A63])*[.$P$34]*[.I$34];4)" office:value-type="float" office:value="-0.2426">
            <text:p>-0.2426</text:p>
          </table:table-cell>
          <table:table-cell table:formula="of:=ROUND(([.J26]-[.J$35]*[.$A63])*[.$P$34]*[.J$34];4)" office:value-type="float" office:value="-0.1498">
            <text:p>-0.1498</text:p>
          </table:table-cell>
          <table:table-cell table:formula="of:=ROUND(([.K26]-[.K$35]*[.$A63])*[.$P$34]*[.K$34];4)" office:value-type="float" office:value="-0.0502">
            <text:p>-0.0502</text:p>
          </table:table-cell>
          <table:table-cell table:formula="of:=ROUND(([.L26]-[.L$35]*[.$A63])*[.$P$34]*[.L$34];4)" office:value-type="float" office:value="0.0864">
            <text:p>0.0864</text:p>
          </table:table-cell>
          <table:table-cell table:formula="of:=ROUND(([.M26]-[.M$35]*[.$A63])*[.$P$34]*[.M$34];4)" office:value-type="float" office:value="0.2569">
            <text:p>0.2569</text:p>
          </table:table-cell>
          <table:table-cell table:formula="of:=ROUND(([.N26]-[.N$35]*[.$A63])*[.$P$34]*[.N$34];4)" office:value-type="float" office:value="0.4253">
            <text:p>0.4253</text:p>
          </table:table-cell>
          <table:table-cell table:number-columns-repeated="2"/>
        </table:table-row>
        <table:table-row table:style-name="ro1">
          <table:table-cell office:value-type="float" office:value="1.6875">
            <text:p>1.6875</text:p>
          </table:table-cell>
          <table:table-cell table:formula="of:=ROUND(([.B27]-[.B$35]*[.$A64])*[.$P$34]*[.B$34];4)" office:value-type="float" office:value="-0.3483">
            <text:p>-0.3483</text:p>
          </table:table-cell>
          <table:table-cell table:formula="of:=ROUND(([.C27]-[.C$35]*[.$A64])*[.$P$34]*[.C$34];4)" office:value-type="float" office:value="-0.3619">
            <text:p>-0.3619</text:p>
          </table:table-cell>
          <table:table-cell table:formula="of:=ROUND(([.D27]-[.D$35]*[.$A64])*[.$P$34]*[.D$34];4)" office:value-type="float" office:value="-0.3836">
            <text:p>-0.3836</text:p>
          </table:table-cell>
          <table:table-cell table:formula="of:=ROUND(([.E27]-[.E$35]*[.$A64])*[.$P$34]*[.E$34];4)" office:value-type="float" office:value="-0.4039">
            <text:p>-0.4039</text:p>
          </table:table-cell>
          <table:table-cell table:formula="of:=ROUND(([.F27]-[.F$35]*[.$A64])*[.$P$34]*[.F$34];4)" office:value-type="float" office:value="-0.4074">
            <text:p>-0.4074</text:p>
          </table:table-cell>
          <table:table-cell table:formula="of:=ROUND(([.G27]-[.G$35]*[.$A64])*[.$P$34]*[.G$34];4)" office:value-type="float" office:value="-0.3767">
            <text:p>-0.3767</text:p>
          </table:table-cell>
          <table:table-cell table:formula="of:=ROUND(([.H27]-[.H$35]*[.$A64])*[.$P$34]*[.H$34];4)" office:value-type="float" office:value="-0.3382">
            <text:p>-0.3382</text:p>
          </table:table-cell>
          <table:table-cell table:formula="of:=ROUND(([.I27]-[.I$35]*[.$A64])*[.$P$34]*[.I$34];4)" office:value-type="float" office:value="-0.2737">
            <text:p>-0.2737</text:p>
          </table:table-cell>
          <table:table-cell table:formula="of:=ROUND(([.J27]-[.J$35]*[.$A64])*[.$P$34]*[.J$34];4)" office:value-type="float" office:value="-0.1802">
            <text:p>-0.1802</text:p>
          </table:table-cell>
          <table:table-cell table:formula="of:=ROUND(([.K27]-[.K$35]*[.$A64])*[.$P$34]*[.K$34];4)" office:value-type="float" office:value="-0.0842">
            <text:p>-0.0842</text:p>
          </table:table-cell>
          <table:table-cell table:formula="of:=ROUND(([.L27]-[.L$35]*[.$A64])*[.$P$34]*[.L$34];4)" office:value-type="float" office:value="0.0468">
            <text:p>0.0468</text:p>
          </table:table-cell>
          <table:table-cell table:formula="of:=ROUND(([.M27]-[.M$35]*[.$A64])*[.$P$34]*[.M$34];4)" office:value-type="float" office:value="0.2214">
            <text:p>0.2214</text:p>
          </table:table-cell>
          <table:table-cell table:formula="of:=ROUND(([.N27]-[.N$35]*[.$A64])*[.$P$34]*[.N$34];4)" office:value-type="float" office:value="0.4047">
            <text:p>0.4047</text:p>
          </table:table-cell>
          <table:table-cell table:number-columns-repeated="2"/>
        </table:table-row>
        <table:table-row table:style-name="ro1">
          <table:table-cell office:value-type="float" office:value="1.755">
            <text:p>1.755</text:p>
          </table:table-cell>
          <table:table-cell table:formula="of:=ROUND(([.B28]-[.B$35]*[.$A65])*[.$P$34]*[.B$34];4)" office:value-type="float" office:value="-0.3643">
            <text:p>-0.3643</text:p>
          </table:table-cell>
          <table:table-cell table:formula="of:=ROUND(([.C28]-[.C$35]*[.$A65])*[.$P$34]*[.C$34];4)" office:value-type="float" office:value="-0.3796">
            <text:p>-0.3796</text:p>
          </table:table-cell>
          <table:table-cell table:formula="of:=ROUND(([.D28]-[.D$35]*[.$A65])*[.$P$34]*[.D$34];4)" office:value-type="float" office:value="-0.4038">
            <text:p>-0.4038</text:p>
          </table:table-cell>
          <table:table-cell table:formula="of:=ROUND(([.E28]-[.E$35]*[.$A65])*[.$P$34]*[.E$34];4)" office:value-type="float" office:value="-0.4274">
            <text:p>-0.4274</text:p>
          </table:table-cell>
          <table:table-cell table:formula="of:=ROUND(([.F28]-[.F$35]*[.$A65])*[.$P$34]*[.F$34];4)" office:value-type="float" office:value="-0.434">
            <text:p>-0.434</text:p>
          </table:table-cell>
          <table:table-cell table:formula="of:=ROUND(([.G28]-[.G$35]*[.$A65])*[.$P$34]*[.G$34];4)" office:value-type="float" office:value="-0.4048">
            <text:p>-0.4048</text:p>
          </table:table-cell>
          <table:table-cell table:formula="of:=ROUND(([.H28]-[.H$35]*[.$A65])*[.$P$34]*[.H$34];4)" office:value-type="float" office:value="-0.3685">
            <text:p>-0.3685</text:p>
          </table:table-cell>
          <table:table-cell table:formula="of:=ROUND(([.I28]-[.I$35]*[.$A65])*[.$P$34]*[.I$34];4)" office:value-type="float" office:value="-0.3048">
            <text:p>-0.3048</text:p>
          </table:table-cell>
          <table:table-cell table:formula="of:=ROUND(([.J28]-[.J$35]*[.$A65])*[.$P$34]*[.J$34];4)" office:value-type="float" office:value="-0.2106">
            <text:p>-0.2106</text:p>
          </table:table-cell>
          <table:table-cell table:formula="of:=ROUND(([.K28]-[.K$35]*[.$A65])*[.$P$34]*[.K$34];4)" office:value-type="float" office:value="-0.1183">
            <text:p>-0.1183</text:p>
          </table:table-cell>
          <table:table-cell table:formula="of:=ROUND(([.L28]-[.L$35]*[.$A65])*[.$P$34]*[.L$34];4)" office:value-type="float" office:value="0.0072">
            <text:p>0.0072</text:p>
          </table:table-cell>
          <table:table-cell table:formula="of:=ROUND(([.M28]-[.M$35]*[.$A65])*[.$P$34]*[.M$34];4)" office:value-type="float" office:value="0.1833">
            <text:p>0.1833</text:p>
          </table:table-cell>
          <table:table-cell table:formula="of:=ROUND(([.N28]-[.N$35]*[.$A65])*[.$P$34]*[.N$34];4)" office:value-type="float" office:value="0.3788">
            <text:p>0.3788</text:p>
          </table:table-cell>
          <table:table-cell table:number-columns-repeated="2"/>
        </table:table-row>
        <table:table-row table:style-name="ro1">
          <table:table-cell office:value-type="float" office:value="1.8225">
            <text:p>1.8225</text:p>
          </table:table-cell>
          <table:table-cell table:formula="of:=ROUND(([.B29]-[.B$35]*[.$A66])*[.$P$34]*[.B$34];4)" office:value-type="float" office:value="-0.3804">
            <text:p>-0.3804</text:p>
          </table:table-cell>
          <table:table-cell table:formula="of:=ROUND(([.C29]-[.C$35]*[.$A66])*[.$P$34]*[.C$34];4)" office:value-type="float" office:value="-0.3972">
            <text:p>-0.3972</text:p>
          </table:table-cell>
          <table:table-cell table:formula="of:=ROUND(([.D29]-[.D$35]*[.$A66])*[.$P$34]*[.D$34];4)" office:value-type="float" office:value="-0.4241">
            <text:p>-0.4241</text:p>
          </table:table-cell>
          <table:table-cell table:formula="of:=ROUND(([.E29]-[.E$35]*[.$A66])*[.$P$34]*[.E$34];4)" office:value-type="float" office:value="-0.4509">
            <text:p>-0.4509</text:p>
          </table:table-cell>
          <table:table-cell table:formula="of:=ROUND(([.F29]-[.F$35]*[.$A66])*[.$P$34]*[.F$34];4)" office:value-type="float" office:value="-0.4607">
            <text:p>-0.4607</text:p>
          </table:table-cell>
          <table:table-cell table:formula="of:=ROUND(([.G29]-[.G$35]*[.$A66])*[.$P$34]*[.G$34];4)" office:value-type="float" office:value="-0.4328">
            <text:p>-0.4328</text:p>
          </table:table-cell>
          <table:table-cell table:formula="of:=ROUND(([.H29]-[.H$35]*[.$A66])*[.$P$34]*[.H$34];4)" office:value-type="float" office:value="-0.3988">
            <text:p>-0.3988</text:p>
          </table:table-cell>
          <table:table-cell table:formula="of:=ROUND(([.I29]-[.I$35]*[.$A66])*[.$P$34]*[.I$34];4)" office:value-type="float" office:value="-0.3359">
            <text:p>-0.3359</text:p>
          </table:table-cell>
          <table:table-cell table:formula="of:=ROUND(([.J29]-[.J$35]*[.$A66])*[.$P$34]*[.J$34];4)" office:value-type="float" office:value="-0.241">
            <text:p>-0.241</text:p>
          </table:table-cell>
          <table:table-cell table:formula="of:=ROUND(([.K29]-[.K$35]*[.$A66])*[.$P$34]*[.K$34];4)" office:value-type="float" office:value="-0.1523">
            <text:p>-0.1523</text:p>
          </table:table-cell>
          <table:table-cell table:formula="of:=ROUND(([.L29]-[.L$35]*[.$A66])*[.$P$34]*[.L$34];4)" office:value-type="float" office:value="-0.0324">
            <text:p>-0.0324</text:p>
          </table:table-cell>
          <table:table-cell table:formula="of:=ROUND(([.M29]-[.M$35]*[.$A66])*[.$P$34]*[.M$34];4)" office:value-type="float" office:value="0.1414">
            <text:p>0.1414</text:p>
          </table:table-cell>
          <table:table-cell table:formula="of:=ROUND(([.N29]-[.N$35]*[.$A66])*[.$P$34]*[.N$34];4)" office:value-type="float" office:value="0.35">
            <text:p>0.35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table:formula="of:=ROUND(([.B30]-[.B$35]*[.$A67])*[.$P$34]*[.B$34];4)" office:value-type="float" office:value="-0.3964">
            <text:p>-0.3964</text:p>
          </table:table-cell>
          <table:table-cell table:formula="of:=ROUND(([.C30]-[.C$35]*[.$A67])*[.$P$34]*[.C$34];4)" office:value-type="float" office:value="-0.4149">
            <text:p>-0.4149</text:p>
          </table:table-cell>
          <table:table-cell table:formula="of:=ROUND(([.D30]-[.D$35]*[.$A67])*[.$P$34]*[.D$34];4)" office:value-type="float" office:value="-0.4443">
            <text:p>-0.4443</text:p>
          </table:table-cell>
          <table:table-cell table:formula="of:=ROUND(([.E30]-[.E$35]*[.$A67])*[.$P$34]*[.E$34];4)" office:value-type="float" office:value="-0.4744">
            <text:p>-0.4744</text:p>
          </table:table-cell>
          <table:table-cell table:formula="of:=ROUND(([.F30]-[.F$35]*[.$A67])*[.$P$34]*[.F$34];4)" office:value-type="float" office:value="-0.4873">
            <text:p>-0.4873</text:p>
          </table:table-cell>
          <table:table-cell table:formula="of:=ROUND(([.G30]-[.G$35]*[.$A67])*[.$P$34]*[.G$34];4)" office:value-type="float" office:value="-0.4609">
            <text:p>-0.4609</text:p>
          </table:table-cell>
          <table:table-cell table:formula="of:=ROUND(([.H30]-[.H$35]*[.$A67])*[.$P$34]*[.H$34];4)" office:value-type="float" office:value="-0.429">
            <text:p>-0.429</text:p>
          </table:table-cell>
          <table:table-cell table:formula="of:=ROUND(([.I30]-[.I$35]*[.$A67])*[.$P$34]*[.I$34];4)" office:value-type="float" office:value="-0.367">
            <text:p>-0.367</text:p>
          </table:table-cell>
          <table:table-cell table:formula="of:=ROUND(([.J30]-[.J$35]*[.$A67])*[.$P$34]*[.J$34];4)" office:value-type="float" office:value="-0.2714">
            <text:p>-0.2714</text:p>
          </table:table-cell>
          <table:table-cell table:formula="of:=ROUND(([.K30]-[.K$35]*[.$A67])*[.$P$34]*[.K$34];4)" office:value-type="float" office:value="-0.1863">
            <text:p>-0.1863</text:p>
          </table:table-cell>
          <table:table-cell table:formula="of:=ROUND(([.L30]-[.L$35]*[.$A67])*[.$P$34]*[.L$34];4)" office:value-type="float" office:value="-0.072">
            <text:p>-0.072</text:p>
          </table:table-cell>
          <table:table-cell table:formula="of:=ROUND(([.M30]-[.M$35]*[.$A67])*[.$P$34]*[.M$34];4)" office:value-type="float" office:value="0.0992">
            <text:p>0.0992</text:p>
          </table:table-cell>
          <table:table-cell table:formula="of:=ROUND(([.N30]-[.N$35]*[.$A67])*[.$P$34]*[.N$34];4)" office:value-type="float" office:value="0.3146">
            <text:p>0.3146</text:p>
          </table:table-cell>
          <table:table-cell table:number-columns-repeated="2"/>
        </table:table-row>
        <table:table-row table:style-name="ro1">
          <table:table-cell office:value-type="float" office:value="1.9575">
            <text:p>1.9575</text:p>
          </table:table-cell>
          <table:table-cell table:formula="of:=ROUND(([.B31]-[.B$35]*[.$A68])*[.$P$34]*[.B$34];4)" office:value-type="float" office:value="-0.4125">
            <text:p>-0.4125</text:p>
          </table:table-cell>
          <table:table-cell table:formula="of:=ROUND(([.C31]-[.C$35]*[.$A68])*[.$P$34]*[.C$34];4)" office:value-type="float" office:value="-0.4326">
            <text:p>-0.4326</text:p>
          </table:table-cell>
          <table:table-cell table:formula="of:=ROUND(([.D31]-[.D$35]*[.$A68])*[.$P$34]*[.D$34];4)" office:value-type="float" office:value="-0.4645">
            <text:p>-0.4645</text:p>
          </table:table-cell>
          <table:table-cell table:formula="of:=ROUND(([.E31]-[.E$35]*[.$A68])*[.$P$34]*[.E$34];4)" office:value-type="float" office:value="-0.4978">
            <text:p>-0.4978</text:p>
          </table:table-cell>
          <table:table-cell table:formula="of:=ROUND(([.F31]-[.F$35]*[.$A68])*[.$P$34]*[.F$34];4)" office:value-type="float" office:value="-0.5139">
            <text:p>-0.5139</text:p>
          </table:table-cell>
          <table:table-cell table:formula="of:=ROUND(([.G31]-[.G$35]*[.$A68])*[.$P$34]*[.G$34];4)" office:value-type="float" office:value="-0.489">
            <text:p>-0.489</text:p>
          </table:table-cell>
          <table:table-cell table:formula="of:=ROUND(([.H31]-[.H$35]*[.$A68])*[.$P$34]*[.H$34];4)" office:value-type="float" office:value="-0.4593">
            <text:p>-0.4593</text:p>
          </table:table-cell>
          <table:table-cell table:formula="of:=ROUND(([.I31]-[.I$35]*[.$A68])*[.$P$34]*[.I$34];4)" office:value-type="float" office:value="-0.398">
            <text:p>-0.398</text:p>
          </table:table-cell>
          <table:table-cell table:formula="of:=ROUND(([.J31]-[.J$35]*[.$A68])*[.$P$34]*[.J$34];4)" office:value-type="float" office:value="-0.3018">
            <text:p>-0.3018</text:p>
          </table:table-cell>
          <table:table-cell table:formula="of:=ROUND(([.K31]-[.K$35]*[.$A68])*[.$P$34]*[.K$34];4)" office:value-type="float" office:value="-0.2203">
            <text:p>-0.2203</text:p>
          </table:table-cell>
          <table:table-cell table:formula="of:=ROUND(([.L31]-[.L$35]*[.$A68])*[.$P$34]*[.L$34];4)" office:value-type="float" office:value="-0.1116">
            <text:p>-0.1116</text:p>
          </table:table-cell>
          <table:table-cell table:formula="of:=ROUND(([.M31]-[.M$35]*[.$A68])*[.$P$34]*[.M$34];4)" office:value-type="float" office:value="0.0569">
            <text:p>0.0569</text:p>
          </table:table-cell>
          <table:table-cell table:formula="of:=ROUND(([.N31]-[.N$35]*[.$A68])*[.$P$34]*[.N$34];4)" office:value-type="float" office:value="0.2754">
            <text:p>0.2754</text:p>
          </table:table-cell>
          <table:table-cell table:number-columns-repeated="2"/>
        </table:table-row>
        <table:table-row table:style-name="ro1">
          <table:table-cell office:value-type="float" office:value="2.025">
            <text:p>2.025</text:p>
          </table:table-cell>
          <table:table-cell table:formula="of:=ROUND(([.B32]-[.B$35]*[.$A69])*[.$P$34]*[.B$34];4)" office:value-type="float" office:value="-0.4285">
            <text:p>-0.4285</text:p>
          </table:table-cell>
          <table:table-cell table:formula="of:=ROUND(([.C32]-[.C$35]*[.$A69])*[.$P$34]*[.C$34];4)" office:value-type="float" office:value="-0.4503">
            <text:p>-0.4503</text:p>
          </table:table-cell>
          <table:table-cell table:formula="of:=ROUND(([.D32]-[.D$35]*[.$A69])*[.$P$34]*[.D$34];4)" office:value-type="float" office:value="-0.4848">
            <text:p>-0.4848</text:p>
          </table:table-cell>
          <table:table-cell table:formula="of:=ROUND(([.E32]-[.E$35]*[.$A69])*[.$P$34]*[.E$34];4)" office:value-type="float" office:value="-0.5213">
            <text:p>-0.5213</text:p>
          </table:table-cell>
          <table:table-cell table:formula="of:=ROUND(([.F32]-[.F$35]*[.$A69])*[.$P$34]*[.F$34];4)" office:value-type="float" office:value="-0.5406">
            <text:p>-0.5406</text:p>
          </table:table-cell>
          <table:table-cell table:formula="of:=ROUND(([.G32]-[.G$35]*[.$A69])*[.$P$34]*[.G$34];4)" office:value-type="float" office:value="-0.517">
            <text:p>-0.517</text:p>
          </table:table-cell>
          <table:table-cell table:formula="of:=ROUND(([.H32]-[.H$35]*[.$A69])*[.$P$34]*[.H$34];4)" office:value-type="float" office:value="-0.4896">
            <text:p>-0.4896</text:p>
          </table:table-cell>
          <table:table-cell table:formula="of:=ROUND(([.I32]-[.I$35]*[.$A69])*[.$P$34]*[.I$34];4)" office:value-type="float" office:value="-0.4291">
            <text:p>-0.4291</text:p>
          </table:table-cell>
          <table:table-cell table:formula="of:=ROUND(([.J32]-[.J$35]*[.$A69])*[.$P$34]*[.J$34];4)" office:value-type="float" office:value="-0.3322">
            <text:p>-0.3322</text:p>
          </table:table-cell>
          <table:table-cell table:formula="of:=ROUND(([.K32]-[.K$35]*[.$A69])*[.$P$34]*[.K$34];4)" office:value-type="float" office:value="-0.2543">
            <text:p>-0.2543</text:p>
          </table:table-cell>
          <table:table-cell table:formula="of:=ROUND(([.L32]-[.L$35]*[.$A69])*[.$P$34]*[.L$34];4)" office:value-type="float" office:value="-0.1512">
            <text:p>-0.1512</text:p>
          </table:table-cell>
          <table:table-cell table:formula="of:=ROUND(([.M32]-[.M$35]*[.$A69])*[.$P$34]*[.M$34];4)" office:value-type="float" office:value="0.0147">
            <text:p>0.0147</text:p>
          </table:table-cell>
          <table:table-cell table:formula="of:=ROUND(([.N32]-[.N$35]*[.$A69])*[.$P$34]*[.N$34];4)" office:value-type="float" office:value="0.2324">
            <text:p>0.2324</text:p>
          </table:table-cell>
          <table:table-cell table:number-columns-repeated="2"/>
        </table:table-row>
        <table:table-row table:style-name="ro1" table:number-rows-repeated="104850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17:31:37</dc:date>
    <meta:generator>LibreOffice/4.0.4.2$Linux_X86_64 LibreOffice_project/400m0$Build-2</meta:generator>
    <meta:editing-duration>P0D</meta:editing-duration>
    <meta:editing-cycles>1</meta:editing-cycles>
    <meta:document-statistic meta:table-count="2" meta:cell-count="1926" meta:object-count="0"/>
  </office:meta>
</office:document-meta>
</file>